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964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3.021cm"/>
    </style:style>
    <style:style style:name="co6" style:family="table-column">
      <style:table-column-properties fo:break-before="auto" style:column-width="11.963cm"/>
    </style:style>
    <style:style style:name="co7" style:family="table-column">
      <style:table-column-properties fo:break-before="auto" style:column-width="7.796cm"/>
    </style:style>
    <style:style style:name="co8" style:family="table-column">
      <style:table-column-properties fo:break-before="auto" style:column-width="7.197cm"/>
    </style:style>
    <style:style style:name="co9" style:family="table-column">
      <style:table-column-properties fo:break-before="auto" style:column-width="8.88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292cm"/>
    </style:style>
    <style:style style:name="co12" style:family="table-column">
      <style:table-column-properties fo:break-before="auto" style:column-width="16.9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gripp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Plugi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Hive</text:p>
          </table:table-cell>
          <table:table-cell table:style-name="ce1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];&quot; &quot;;[$PARAMETROS.$B$4]; &quot; &quot; ;[.B2]; &quot; &gt;&quot;;[.B2];&quot;.txt &amp;&amp; type &quot;;[.B2];&quot;.txt&quot;)" office:value-type="string" office:string-value="rip -r C:\Users\admlocal\Documents\Lab4Registo\All -p baseline &gt;baseline.txt &amp;&amp; type baseline.txt" calcext:value-type="string">
            <text:p>rip -r C:\Users\admlocal\Documents\Lab4Registo\All -p baseline &gt;baseline.txt &amp;&amp; type baseline.txt</text:p>
          </table:table-cell>
          <table:table-cell office:value-type="string" calcext:value-type="string">
            <text:p>baseline</text:p>
          </table:table-cell>
          <table:table-cell office:value-type="float" office:value="20130211" calcext:value-type="float">
            <text:p>2013021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cans a hive file</text:p>
          </table:table-cell>
          <table:table-cell office:value-type="string" calcext:value-type="string">
            <text:p><text:s/>checking sizes of binary value data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3];&quot; &quot;;[$PARAMETROS.$B$4]; &quot; &quot; ;[.B3]; &quot; &gt;&quot;;[.B3];&quot;.txt &amp;&amp; type &quot;;[.B3];&quot;.txt&quot;)" office:value-type="string" office:string-value="rip -r C:\Users\admlocal\Documents\Lab4Registo\All -p del &gt;del.txt &amp;&amp; type del.txt" calcext:value-type="string">
            <text:p>rip -r C:\Users\admlocal\Documents\Lab4Registo\All -p del &gt;del.txt &amp;&amp; type del.txt</text:p>
          </table:table-cell>
          <table:table-cell office:value-type="string" calcext:value-type="string">
            <text:p>del</text:p>
          </table:table-cell>
          <table:table-cell office:value-type="float" office:value="20190506" calcext:value-type="float">
            <text:p>2019050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rse hive</text:p>
          </table:table-cell>
          <table:table-cell office:value-type="string" calcext:value-type="string">
            <text:p><text:s/>print deleted keys/values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4];&quot; &quot;;[$PARAMETROS.$B$4]; &quot; &quot; ;[.B4]; &quot; &gt;&quot;;[.B4];&quot;.txt &amp;&amp; type &quot;;[.B4];&quot;.txt&quot;)" office:value-type="string" office:string-value="rip -r C:\Users\admlocal\Documents\Lab4Registo\All -p del_tln &gt;del_tln.txt &amp;&amp; type del_tln.txt" calcext:value-type="string">
            <text:p>rip -r C:\Users\admlocal\Documents\Lab4Registo\All -p del_tln &gt;del_tln.txt &amp;&amp; type del_tln.txt</text:p>
          </table:table-cell>
          <table:table-cell office:value-type="string" calcext:value-type="string">
            <text:p>del_tln</text:p>
          </table:table-cell>
          <table:table-cell office:value-type="float" office:value="20190506" calcext:value-type="float">
            <text:p>2019050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rse hive</text:p>
          </table:table-cell>
          <table:table-cell office:value-type="string" calcext:value-type="string">
            <text:p><text:s/>print deleted keys/values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5];&quot; &quot;;[$PARAMETROS.$B$4]; &quot; &quot; ;[.B5]; &quot; &gt;&quot;;[.B5];&quot;.txt &amp;&amp; type &quot;;[.B5];&quot;.txt&quot;)" office:value-type="string" office:string-value="rip -r C:\Users\admlocal\Documents\Lab4Registo\All -p fileless &gt;fileless.txt &amp;&amp; type fileless.txt" calcext:value-type="string">
            <text:p>rip -r C:\Users\admlocal\Documents\Lab4Registo\All -p fileless &gt;fileless.txt &amp;&amp; type fileless.txt</text:p>
          </table:table-cell>
          <table:table-cell office:value-type="string" calcext:value-type="string">
            <text:p>fileless</text:p>
          </table:table-cell>
          <table:table-cell office:value-type="float" office:value="20150110" calcext:value-type="float">
            <text:p>2015011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cans a hive file looking for fileless malware entri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6];&quot; &quot;;[$PARAMETROS.$B$4]; &quot; &quot; ;[.B6]; &quot; &gt;&quot;;[.B6];&quot;.txt &amp;&amp; type &quot;;[.B6];&quot;.txt&quot;)" office:value-type="string" office:string-value="rip -r C:\Users\admlocal\Documents\Lab4Registo\All -p findexes &gt;findexes.txt &amp;&amp; type findexes.txt" calcext:value-type="string">
            <text:p>rip -r C:\Users\admlocal\Documents\Lab4Registo\All -p findexes &gt;findexes.txt &amp;&amp; type findexes.txt</text:p>
          </table:table-cell>
          <table:table-cell office:value-type="string" calcext:value-type="string">
            <text:p>findexes</text:p>
          </table:table-cell>
          <table:table-cell office:value-type="float" office:value="20090728" calcext:value-type="float">
            <text:p>2009072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cans a hive file looking for binary value data that contains MZ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7];&quot; &quot;;[$PARAMETROS.$B$4]; &quot; &quot; ;[.B7]; &quot; &gt;&quot;;[.B7];&quot;.txt &amp;&amp; type &quot;;[.B7];&quot;.txt&quot;)" office:value-type="string" office:string-value="rip -r C:\Users\admlocal\Documents\Lab4Registo\All -p malware &gt;malware.txt &amp;&amp; type malware.txt" calcext:value-type="string">
            <text:p>rip -r C:\Users\admlocal\Documents\Lab4Registo\All -p malware &gt;malware.txt &amp;&amp; type malware.txt</text:p>
          </table:table-cell>
          <table:table-cell office:value-type="string" calcext:value-type="string">
            <text:p>malware</text:p>
          </table:table-cell>
          <table:table-cell office:value-type="float" office:value="20190527" calcext:value-type="float">
            <text:p>2019052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hecks for malware-related keys/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8];&quot; &quot;;[$PARAMETROS.$B$4]; &quot; &quot; ;[.B8]; &quot; &gt;&quot;;[.B8];&quot;.txt &amp;&amp; type &quot;;[.B8];&quot;.txt&quot;)" office:value-type="string" office:string-value="rip -r C:\Users\admlocal\Documents\Lab4Registo\All -p null &gt;null.txt &amp;&amp; type null.txt" calcext:value-type="string">
            <text:p>rip -r C:\Users\admlocal\Documents\Lab4Registo\All -p null &gt;null.txt &amp;&amp; type null.txt</text:p>
          </table:table-cell>
          <table:table-cell office:value-type="string" calcext:value-type="string">
            <text:p>null</text:p>
          </table:table-cell>
          <table:table-cell office:value-type="float" office:value="20160119" calcext:value-type="float">
            <text:p>20160119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heck key/value names in a hive for leading null char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9];&quot; &quot;;[$PARAMETROS.$B$4]; &quot; &quot; ;[.B9]; &quot; &gt;&quot;;[.B9];&quot;.txt &amp;&amp; type &quot;;[.B9];&quot;.txt&quot;)" office:value-type="string" office:string-value="rip -r C:\Users\admlocal\Documents\Lab4Registo\All -p regtime &gt;regtime.txt &amp;&amp; type regtime.txt" calcext:value-type="string">
            <text:p>rip -r C:\Users\admlocal\Documents\Lab4Registo\All -p regtime &gt;regtime.txt &amp;&amp; type regtime.txt</text:p>
          </table:table-cell>
          <table:table-cell office:value-type="string" calcext:value-type="string">
            <text:p>regtime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umps entire hive - all keys sorted by LastWrite tim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0];&quot; &quot;;[$PARAMETROS.$B$4]; &quot; &quot; ;[.B10]; &quot; &gt;&quot;;[.B10];&quot;.txt &amp;&amp; type &quot;;[.B10];&quot;.txt&quot;)" office:value-type="string" office:string-value="rip -r C:\Users\admlocal\Documents\Lab4Registo\All -p regtime_tln &gt;regtime_tln.txt &amp;&amp; type regtime_tln.txt" calcext:value-type="string">
            <text:p>rip -r C:\Users\admlocal\Documents\Lab4Registo\All -p regtime_tln &gt;regtime_tln.txt &amp;&amp; type regtime_tln.txt</text:p>
          </table:table-cell>
          <table:table-cell office:value-type="string" calcext:value-type="string">
            <text:p>regtime_tln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umps entire hive - all keys sorted by LastWrite tim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1];&quot; &quot;;[$PARAMETROS.$B$4]; &quot; &quot; ;[.B11]; &quot; &gt;&quot;;[.B11];&quot;.txt &amp;&amp; type &quot;;[.B11];&quot;.txt&quot;)" office:value-type="string" office:string-value="rip -r C:\Users\admlocal\Documents\Lab4Registo\All -p rlo &gt;rlo.txt &amp;&amp; type rlo.txt" calcext:value-type="string">
            <text:p>rip -r C:\Users\admlocal\Documents\Lab4Registo\All -p rlo &gt;rlo.txt &amp;&amp; type rlo.txt</text:p>
          </table:table-cell>
          <table:table-cell office:value-type="string" calcext:value-type="string">
            <text:p>rlo</text:p>
          </table:table-cell>
          <table:table-cell office:value-type="float" office:value="20130904" calcext:value-type="float">
            <text:p>2013090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rse hive</text:p>
          </table:table-cell>
          <table:table-cell office:value-type="string" calcext:value-type="string">
            <text:p><text:s/>check key/value names for RLO character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12];&quot; &quot;;[$PARAMETROS.$B$4]; &quot; &quot; ;[.B12]; &quot; &gt;&quot;;[.B12];&quot;.txt &amp;&amp; type &quot;;[.B12];&quot;.txt&quot;)" office:value-type="string" office:string-value="rip -r C:\Users\admlocal\Documents\Lab4Registo\All -p sizes &gt;sizes.txt &amp;&amp; type sizes.txt" calcext:value-type="string">
            <text:p>rip -r C:\Users\admlocal\Documents\Lab4Registo\All -p sizes &gt;sizes.txt &amp;&amp; type sizes.txt</text:p>
          </table:table-cell>
          <table:table-cell office:value-type="string" calcext:value-type="string">
            <text:p>sizes</text:p>
          </table:table-cell>
          <table:table-cell office:value-type="float" office:value="20180817" calcext:value-type="float">
            <text:p>201808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cans a hive file looking for binary value data of a min size (5000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3];&quot; &quot;;[$PARAMETROS.$B$4]; &quot; &quot; ;[.B13]; &quot; &gt;&quot;;[.B13];&quot;.txt &amp;&amp; type &quot;;[.B13];&quot;.txt&quot;)" office:value-type="string" office:string-value="rip -r C:\Users\admlocal\Documents\Lab4Registo\All -p slack &gt;slack.txt &amp;&amp; type slack.txt" calcext:value-type="string">
            <text:p>rip -r C:\Users\admlocal\Documents\Lab4Registo\All -p slack &gt;slack.txt &amp;&amp; type slack.txt</text:p>
          </table:table-cell>
          <table:table-cell office:value-type="string" calcext:value-type="string">
            <text:p>slack</text:p>
          </table:table-cell>
          <table:table-cell office:value-type="float" office:value="20180926" calcext:value-type="float">
            <text:p>2018092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rse hive</text:p>
          </table:table-cell>
          <table:table-cell office:value-type="string" calcext:value-type="string">
            <text:p><text:s/>print slack space</text:p>
          </table:table-cell>
          <table:table-cell office:value-type="string" calcext:value-type="string">
            <text:p><text:s/>retrieve keys/values</text:p>
          </table:table-cell>
          <table:table-cell table:number-columns-repeated="2"/>
        </table:table-row>
        <table:table-row table:style-name="ro1">
          <table:table-cell table:formula="of:=CONCATENATE([$PARAMETROS.$B$3];&quot; &quot;;[$PARAMETROS.$B$1];&quot;\&quot;;[.D14];&quot; &quot;;[$PARAMETROS.$B$4]; &quot; &quot; ;[.B14]; &quot; &gt;&quot;;[.B14];&quot;.txt &amp;&amp; type &quot;;[.B14];&quot;.txt&quot;)" office:value-type="string" office:string-value="rip -r C:\Users\admlocal\Documents\Lab4Registo\All -p slack_tln &gt;slack_tln.txt &amp;&amp; type slack_tln.txt" calcext:value-type="string">
            <text:p>rip -r C:\Users\admlocal\Documents\Lab4Registo\All -p slack_tln &gt;slack_tln.txt &amp;&amp; type slack_tln.txt</text:p>
          </table:table-cell>
          <table:table-cell office:value-type="string" calcext:value-type="string">
            <text:p>slack_tln</text:p>
          </table:table-cell>
          <table:table-cell office:value-type="float" office:value="20190506" calcext:value-type="float">
            <text:p>2019050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rse hive</text:p>
          </table:table-cell>
          <table:table-cell office:value-type="string" calcext:value-type="string">
            <text:p><text:s/>print slack space</text:p>
          </table:table-cell>
          <table:table-cell office:value-type="string" calcext:value-type="string">
            <text:p><text:s/>retrieve keys/values</text:p>
          </table:table-cell>
          <table:table-cell table:number-columns-repeated="2"/>
        </table:table-row>
        <table:table-row table:style-name="ro1">
          <table:table-cell table:formula="of:=CONCATENATE([$PARAMETROS.$B$3];&quot; &quot;;[$PARAMETROS.$B$1];&quot;\&quot;;[.D15];&quot; &quot;;[$PARAMETROS.$B$4]; &quot; &quot; ;[.B15]; &quot; &gt;&quot;;[.B15];&quot;.txt &amp;&amp; type &quot;;[.B15];&quot;.txt&quot;)" office:value-type="string" office:string-value="rip -r C:\Users\admlocal\Documents\Lab4Registo\amcache -p amcache &gt;amcache.txt &amp;&amp; type amcache.txt" calcext:value-type="string">
            <text:p>rip -r C:\Users\admlocal\Documents\Lab4Registo\amcache -p amcache &gt;amcache.txt &amp;&amp; type amcache.txt</text:p>
          </table:table-cell>
          <table:table-cell office:value-type="string" calcext:value-type="string">
            <text:p>amcache</text:p>
          </table:table-cell>
          <table:table-cell office:value-type="float" office:value="20180311" calcext:value-type="float">
            <text:p>20180311</text:p>
          </table:table-cell>
          <table:table-cell office:value-type="string" calcext:value-type="string">
            <text:p>amcache</text:p>
          </table:table-cell>
          <table:table-cell office:value-type="string" calcext:value-type="string">
            <text:p>Parse AmCache.hve fil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6];&quot; &quot;;[$PARAMETROS.$B$4]; &quot; &quot; ;[.B16]; &quot; &gt;&quot;;[.B16];&quot;.txt &amp;&amp; type &quot;;[.B16];&quot;.txt&quot;)" office:value-type="string" office:string-value="rip -r C:\Users\admlocal\Documents\Lab4Registo\amcache -p amcache_tln &gt;amcache_tln.txt &amp;&amp; type amcache_tln.txt" calcext:value-type="string">
            <text:p>rip -r C:\Users\admlocal\Documents\Lab4Registo\amcache -p amcache_tln &gt;amcache_tln.txt &amp;&amp; type amcache_tln.txt</text:p>
          </table:table-cell>
          <table:table-cell office:value-type="string" calcext:value-type="string">
            <text:p>amcache_tln</text:p>
          </table:table-cell>
          <table:table-cell office:value-type="float" office:value="20180311" calcext:value-type="float">
            <text:p>20180311</text:p>
          </table:table-cell>
          <table:table-cell office:value-type="string" calcext:value-type="string">
            <text:p>amcache</text:p>
          </table:table-cell>
          <table:table-cell office:value-type="string" calcext:value-type="string">
            <text:p>Parse AmCache.hve fil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7];&quot; &quot;;[$PARAMETROS.$B$4]; &quot; &quot; ;[.B17]; &quot; &gt;&quot;;[.B17];&quot;.txt &amp;&amp; type &quot;;[.B17];&quot;.txt&quot;)" office:value-type="string" office:string-value="rip -r C:\Users\admlocal\Documents\Lab4Registo\NTUSER.DAT -p acmru &gt;acmru.txt &amp;&amp; type acmru.txt" calcext:value-type="string">
            <text:p>rip -r C:\Users\admlocal\Documents\Lab4Registo\NTUSER.DAT -p acmru &gt;acmru.txt &amp;&amp; type acmru.txt</text:p>
          </table:table-cell>
          <table:table-cell office:value-type="string" calcext:value-type="string">
            <text:p>acmru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ACMru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8];&quot; &quot;;[$PARAMETROS.$B$4]; &quot; &quot; ;[.B18]; &quot; &gt;&quot;;[.B18];&quot;.txt &amp;&amp; type &quot;;[.B18];&quot;.txt&quot;)" office:value-type="string" office:string-value="rip -r C:\Users\admlocal\Documents\Lab4Registo\NTUSER.DAT -p adoberdr &gt;adoberdr.txt &amp;&amp; type adoberdr.txt" calcext:value-type="string">
            <text:p>rip -r C:\Users\admlocal\Documents\Lab4Registo\NTUSER.DAT -p adoberdr &gt;adoberdr.txt &amp;&amp; type adoberdr.txt</text:p>
          </table:table-cell>
          <table:table-cell office:value-type="string" calcext:value-type="string">
            <text:p>adoberdr</text:p>
          </table:table-cell>
          <table:table-cell office:value-type="float" office:value="20150717" calcext:value-type="float">
            <text:p>2015071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Adobe Reader cRecentFiles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9];&quot; &quot;;[$PARAMETROS.$B$4]; &quot; &quot; ;[.B19]; &quot; &gt;&quot;;[.B19];&quot;.txt &amp;&amp; type &quot;;[.B19];&quot;.txt&quot;)" office:value-type="string" office:string-value="rip -r C:\Users\admlocal\Documents\Lab4Registo\NTUSER.DAT -p aim &gt;aim.txt &amp;&amp; type aim.txt" calcext:value-type="string">
            <text:p>rip -r C:\Users\admlocal\Documents\Lab4Registo\NTUSER.DAT -p aim &gt;aim.txt &amp;&amp; type aim.txt</text:p>
          </table:table-cell>
          <table:table-cell office:value-type="string" calcext:value-type="string">
            <text:p>aim</text:p>
          </table:table-cell>
          <table:table-cell office:value-type="float" office:value="20080325" calcext:value-type="float">
            <text:p>200803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info from the AOL Instant Messenger (not AIM) install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0];&quot; &quot;;[$PARAMETROS.$B$4]; &quot; &quot; ;[.B20]; &quot; &gt;&quot;;[.B20];&quot;.txt &amp;&amp; type &quot;;[.B20];&quot;.txt&quot;)" office:value-type="string" office:string-value="rip -r C:\Users\admlocal\Documents\Lab4Registo\NTUSER.DAT -p aports &gt;aports.txt &amp;&amp; type aports.txt" calcext:value-type="string">
            <text:p>rip -r C:\Users\admlocal\Documents\Lab4Registo\NTUSER.DAT -p aports &gt;aports.txt &amp;&amp; type aports.txt</text:p>
          </table:table-cell>
          <table:table-cell office:value-type="string" calcext:value-type="string">
            <text:p>aports</text:p>
          </table:table-cell>
          <table:table-cell office:value-type="float" office:value="20110204" calcext:value-type="float">
            <text:p>2011020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the install path for SmartLine Inc. Active Ports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1];&quot; &quot;;[$PARAMETROS.$B$4]; &quot; &quot; ;[.B21]; &quot; &gt;&quot;;[.B21];&quot;.txt &amp;&amp; type &quot;;[.B21];&quot;.txt&quot;)" office:value-type="string" office:string-value="rip -r C:\Users\admlocal\Documents\Lab4Registo\NTUSER.DAT -p appassoc &gt;appassoc.txt &amp;&amp; type appassoc.txt" calcext:value-type="string">
            <text:p>rip -r C:\Users\admlocal\Documents\Lab4Registo\NTUSER.DAT -p appassoc &gt;appassoc.txt &amp;&amp; type appassoc.txt</text:p>
          </table:table-cell>
          <table:table-cell office:value-type="string" calcext:value-type="string">
            <text:p>appassoc</text:p>
          </table:table-cell>
          <table:table-cell office:value-type="float" office:value="20190513" calcext:value-type="float">
            <text:p>2019051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ApplicationAssociationToast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2];&quot; &quot;;[$PARAMETROS.$B$4]; &quot; &quot; ;[.B22]; &quot; &gt;&quot;;[.B22];&quot;.txt &amp;&amp; type &quot;;[.B22];&quot;.txt&quot;)" office:value-type="string" office:string-value="rip -r C:\Users\admlocal\Documents\Lab4Registo\NTUSER.DAT -p appcompatflags &gt;appcompatflags.txt &amp;&amp; type appcompatflags.txt" calcext:value-type="string">
            <text:p>rip -r C:\Users\admlocal\Documents\Lab4Registo\NTUSER.DAT -p appcompatflags &gt;appcompatflags.txt &amp;&amp; type appcompatflags.txt</text:p>
          </table:table-cell>
          <table:table-cell office:value-type="string" calcext:value-type="string">
            <text:p>appcompatflags</text:p>
          </table:table-cell>
          <table:table-cell office:value-type="float" office:value="20130930" calcext:value-type="float">
            <text:p>2013093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Extracts AppCompatFlags for Windows.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23];&quot; &quot;;[$PARAMETROS.$B$4]; &quot; &quot; ;[.B23]; &quot; &gt;&quot;;[.B23];&quot;.txt &amp;&amp; type &quot;;[.B23];&quot;.txt&quot;)" office:value-type="string" office:string-value="rip -r C:\Users\admlocal\Documents\Lab4Registo\NTUSER.DAT -p appkeys &gt;appkeys.txt &amp;&amp; type appkeys.txt" calcext:value-type="string">
            <text:p>rip -r C:\Users\admlocal\Documents\Lab4Registo\NTUSER.DAT -p appkeys &gt;appkeys.txt &amp;&amp; type appkeys.txt</text:p>
          </table:table-cell>
          <table:table-cell office:value-type="string" calcext:value-type="string">
            <text:p>appkeys</text:p>
          </table:table-cell>
          <table:table-cell office:value-type="float" office:value="20180920" calcext:value-type="float">
            <text:p>2018092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Extracts AppKeys entries.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24];&quot; &quot;;[$PARAMETROS.$B$4]; &quot; &quot; ;[.B24]; &quot; &gt;&quot;;[.B24];&quot;.txt &amp;&amp; type &quot;;[.B24];&quot;.txt&quot;)" office:value-type="string" office:string-value="rip -r C:\Users\admlocal\Documents\Lab4Registo\NTUSER.DAT -p appkeys_tln &gt;appkeys_tln.txt &amp;&amp; type appkeys_tln.txt" calcext:value-type="string">
            <text:p>rip -r C:\Users\admlocal\Documents\Lab4Registo\NTUSER.DAT -p appkeys_tln &gt;appkeys_tln.txt &amp;&amp; type appkeys_tln.txt</text:p>
          </table:table-cell>
          <table:table-cell office:value-type="string" calcext:value-type="string">
            <text:p>appkeys_tln</text:p>
          </table:table-cell>
          <table:table-cell office:value-type="float" office:value="20180920" calcext:value-type="float">
            <text:p>2018092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Extracts AppKeys entries.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25];&quot; &quot;;[$PARAMETROS.$B$4]; &quot; &quot; ;[.B25]; &quot; &gt;&quot;;[.B25];&quot;.txt &amp;&amp; type &quot;;[.B25];&quot;.txt&quot;)" office:value-type="string" office:string-value="rip -r C:\Users\admlocal\Documents\Lab4Registo\NTUSER.DAT -p applets &gt;applets.txt &amp;&amp; type applets.txt" calcext:value-type="string">
            <text:p>rip -r C:\Users\admlocal\Documents\Lab4Registo\NTUSER.DAT -p applets &gt;applets.txt &amp;&amp; type applets.txt</text:p>
          </table:table-cell>
          <table:table-cell office:value-type="string" calcext:value-type="string">
            <text:p>applets</text:p>
          </table:table-cell>
          <table:table-cell office:value-type="float" office:value="20140723" calcext:value-type="float">
            <text:p>2014072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Applet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6];&quot; &quot;;[$PARAMETROS.$B$4]; &quot; &quot; ;[.B26]; &quot; &gt;&quot;;[.B26];&quot;.txt &amp;&amp; type &quot;;[.B26];&quot;.txt&quot;)" office:value-type="string" office:string-value="rip -r C:\Users\admlocal\Documents\Lab4Registo\NTUSER.DAT -p applets_tln &gt;applets_tln.txt &amp;&amp; type applets_tln.txt" calcext:value-type="string">
            <text:p>rip -r C:\Users\admlocal\Documents\Lab4Registo\NTUSER.DAT -p applets_tln &gt;applets_tln.txt &amp;&amp; type applets_tln.txt</text:p>
          </table:table-cell>
          <table:table-cell office:value-type="string" calcext:value-type="string">
            <text:p>applets_tln</text:p>
          </table:table-cell>
          <table:table-cell office:value-type="float" office:value="20120613" calcext:value-type="float">
            <text:p>2012061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Applets key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7];&quot; &quot;;[$PARAMETROS.$B$4]; &quot; &quot; ;[.B27]; &quot; &gt;&quot;;[.B27];&quot;.txt &amp;&amp; type &quot;;[.B27];&quot;.txt&quot;)" office:value-type="string" office:string-value="rip -r C:\Users\admlocal\Documents\Lab4Registo\NTUSER.DAT -p appspecific &gt;appspecific.txt &amp;&amp; type appspecific.txt" calcext:value-type="string">
            <text:p>rip -r C:\Users\admlocal\Documents\Lab4Registo\NTUSER.DAT -p appspecific &gt;appspecific.txt &amp;&amp; type appspecific.txt</text:p>
          </table:table-cell>
          <table:table-cell office:value-type="string" calcext:value-type="string">
            <text:p>appspecific</text:p>
          </table:table-cell>
          <table:table-cell office:value-type="float" office:value="20120820" calcext:value-type="float">
            <text:p>2012082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Intellipoint\AppSpecific subkey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8];&quot; &quot;;[$PARAMETROS.$B$4]; &quot; &quot; ;[.B28]; &quot; &gt;&quot;;[.B28];&quot;.txt &amp;&amp; type &quot;;[.B28];&quot;.txt&quot;)" office:value-type="string" office:string-value="rip -r C:\Users\admlocal\Documents\Lab4Registo\NTUSER.DAT -p ares &gt;ares.txt &amp;&amp; type ares.txt" calcext:value-type="string">
            <text:p>rip -r C:\Users\admlocal\Documents\Lab4Registo\NTUSER.DAT -p ares &gt;ares.txt &amp;&amp; type ares.txt</text:p>
          </table:table-cell>
          <table:table-cell office:value-type="string" calcext:value-type="string">
            <text:p>ares</text:p>
          </table:table-cell>
          <table:table-cell office:value-type="float" office:value="20140730" calcext:value-type="float">
            <text:p>2014073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Software/Are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9];&quot; &quot;;[$PARAMETROS.$B$4]; &quot; &quot; ;[.B29]; &quot; &gt;&quot;;[.B29];&quot;.txt &amp;&amp; type &quot;;[.B29];&quot;.txt&quot;)" office:value-type="string" office:string-value="rip -r C:\Users\admlocal\Documents\Lab4Registo\NTUSER.DAT -p arpcache &gt;arpcache.txt &amp;&amp; type arpcache.txt" calcext:value-type="string">
            <text:p>rip -r C:\Users\admlocal\Documents\Lab4Registo\NTUSER.DAT -p arpcache &gt;arpcache.txt &amp;&amp; type arpcache.txt</text:p>
          </table:table-cell>
          <table:table-cell office:value-type="string" calcext:value-type="string">
            <text:p>arpcache</text:p>
          </table:table-cell>
          <table:table-cell office:value-type="float" office:value="20090413" calcext:value-type="float">
            <text:p>2009041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Retrieves CurrentVersion\App Management\ARPCache entri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0];&quot; &quot;;[$PARAMETROS.$B$4]; &quot; &quot; ;[.B30]; &quot; &gt;&quot;;[.B30];&quot;.txt &amp;&amp; type &quot;;[.B30];&quot;.txt&quot;)" office:value-type="string" office:string-value="rip -r C:\Users\admlocal\Documents\Lab4Registo\NTUSER.DAT -p attachmgr &gt;attachmgr.txt &amp;&amp; type attachmgr.txt" calcext:value-type="string">
            <text:p>rip -r C:\Users\admlocal\Documents\Lab4Registo\NTUSER.DAT -p attachmgr &gt;attachmgr.txt &amp;&amp; type attachmgr.txt</text:p>
          </table:table-cell>
          <table:table-cell office:value-type="string" calcext:value-type="string">
            <text:p>attachmgr</text:p>
          </table:table-cell>
          <table:table-cell office:value-type="float" office:value="20130425" calcext:value-type="float">
            <text:p>201304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user's keys that manage the Attachment Manager functionalit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1];&quot; &quot;;[$PARAMETROS.$B$4]; &quot; &quot; ;[.B31]; &quot; &gt;&quot;;[.B31];&quot;.txt &amp;&amp; type &quot;;[.B31];&quot;.txt&quot;)" office:value-type="string" office:string-value="rip -r C:\Users\admlocal\Documents\Lab4Registo\NTUSER.DAT -p attachmgr_tln &gt;attachmgr_tln.txt &amp;&amp; type attachmgr_tln.txt" calcext:value-type="string">
            <text:p>rip -r C:\Users\admlocal\Documents\Lab4Registo\NTUSER.DAT -p attachmgr_tln &gt;attachmgr_tln.txt &amp;&amp; type attachmgr_tln.txt</text:p>
          </table:table-cell>
          <table:table-cell office:value-type="string" calcext:value-type="string">
            <text:p>attachmgr_tln</text:p>
          </table:table-cell>
          <table:table-cell office:value-type="float" office:value="20130425" calcext:value-type="float">
            <text:p>201304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user's keys that manage the Attachment Manager functionality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2];&quot; &quot;;[$PARAMETROS.$B$4]; &quot; &quot; ;[.B32]; &quot; &gt;&quot;;[.B32];&quot;.txt &amp;&amp; type &quot;;[.B32];&quot;.txt&quot;)" office:value-type="string" office:string-value="rip -r C:\Users\admlocal\Documents\Lab4Registo\NTUSER.DAT -p autoendtasks &gt;autoendtasks.txt &amp;&amp; type autoendtasks.txt" calcext:value-type="string">
            <text:p>rip -r C:\Users\admlocal\Documents\Lab4Registo\NTUSER.DAT -p autoendtasks &gt;autoendtasks.txt &amp;&amp; type autoendtasks.txt</text:p>
          </table:table-cell>
          <table:table-cell office:value-type="string" calcext:value-type="string">
            <text:p>autoendtasks</text:p>
          </table:table-cell>
          <table:table-cell office:value-type="float" office:value="20081128" calcext:value-type="float">
            <text:p>2008112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Automatically end a non-responsive task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3];&quot; &quot;;[$PARAMETROS.$B$4]; &quot; &quot; ;[.B33]; &quot; &gt;&quot;;[.B33];&quot;.txt &amp;&amp; type &quot;;[.B33];&quot;.txt&quot;)" office:value-type="string" office:string-value="rip -r C:\Users\admlocal\Documents\Lab4Registo\NTUSER.DAT -p autorun &gt;autorun.txt &amp;&amp; type autorun.txt" calcext:value-type="string">
            <text:p>rip -r C:\Users\admlocal\Documents\Lab4Registo\NTUSER.DAT -p autorun &gt;autorun.txt &amp;&amp; type autorun.txt</text:p>
          </table:table-cell>
          <table:table-cell office:value-type="string" calcext:value-type="string">
            <text:p>autorun</text:p>
          </table:table-cell>
          <table:table-cell office:value-type="float" office:value="20081212" calcext:value-type="float">
            <text:p>20081212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autorun setting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4];&quot; &quot;;[$PARAMETROS.$B$4]; &quot; &quot; ;[.B34]; &quot; &gt;&quot;;[.B34];&quot;.txt &amp;&amp; type &quot;;[.B34];&quot;.txt&quot;)" office:value-type="string" office:string-value="rip -r C:\Users\admlocal\Documents\Lab4Registo\NTUSER.DAT -p bitbucket_user &gt;bitbucket_user.txt &amp;&amp; type bitbucket_user.txt" calcext:value-type="string">
            <text:p>rip -r C:\Users\admlocal\Documents\Lab4Registo\NTUSER.DAT -p bitbucket_user &gt;bitbucket_user.txt &amp;&amp; type bitbucket_user.txt</text:p>
          </table:table-cell>
          <table:table-cell office:value-type="string" calcext:value-type="string">
            <text:p>bitbucket_user</text:p>
          </table:table-cell>
          <table:table-cell office:value-type="float" office:value="20091020" calcext:value-type="float">
            <text:p>2009102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TEST - Get user BitBucket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5];&quot; &quot;;[$PARAMETROS.$B$4]; &quot; &quot; ;[.B35]; &quot; &gt;&quot;;[.B35];&quot;.txt &amp;&amp; type &quot;;[.B35];&quot;.txt&quot;)" office:value-type="string" office:string-value="rip -r C:\Users\admlocal\Documents\Lab4Registo\NTUSER.DAT -p brisv &gt;brisv.txt &amp;&amp; type brisv.txt" calcext:value-type="string">
            <text:p>rip -r C:\Users\admlocal\Documents\Lab4Registo\NTUSER.DAT -p brisv &gt;brisv.txt &amp;&amp; type brisv.txt</text:p>
          </table:table-cell>
          <table:table-cell office:value-type="string" calcext:value-type="string">
            <text:p>brisv</text:p>
          </table:table-cell>
          <table:table-cell office:value-type="float" office:value="20130429" calcext:value-type="float">
            <text:p>2013042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Detect artifacts of a Troj.Brisv.A infection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6];&quot; &quot;;[$PARAMETROS.$B$4]; &quot; &quot; ;[.B36]; &quot; &gt;&quot;;[.B36];&quot;.txt &amp;&amp; type &quot;;[.B36];&quot;.txt&quot;)" office:value-type="string" office:string-value="rip -r C:\Users\admlocal\Documents\Lab4Registo\NTUSER.DAT -p cached &gt;cached.txt &amp;&amp; type cached.txt" calcext:value-type="string">
            <text:p>rip -r C:\Users\admlocal\Documents\Lab4Registo\NTUSER.DAT -p cached &gt;cached.txt &amp;&amp; type cached.txt</text:p>
          </table:table-cell>
          <table:table-cell office:value-type="string" calcext:value-type="string">
            <text:p>cached</text:p>
          </table:table-cell>
          <table:table-cell office:value-type="float" office:value="20150608" calcext:value-type="float">
            <text:p>2015060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ached Shell Extensions from NTUSER.DAT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7];&quot; &quot;;[$PARAMETROS.$B$4]; &quot; &quot; ;[.B37]; &quot; &gt;&quot;;[.B37];&quot;.txt &amp;&amp; type &quot;;[.B37];&quot;.txt&quot;)" office:value-type="string" office:string-value="rip -r C:\Users\admlocal\Documents\Lab4Registo\NTUSER.DAT -p cached_tln &gt;cached_tln.txt &amp;&amp; type cached_tln.txt" calcext:value-type="string">
            <text:p>rip -r C:\Users\admlocal\Documents\Lab4Registo\NTUSER.DAT -p cached_tln &gt;cached_tln.txt &amp;&amp; type cached_tln.txt</text:p>
          </table:table-cell>
          <table:table-cell office:value-type="string" calcext:value-type="string">
            <text:p>cached_tln</text:p>
          </table:table-cell>
          <table:table-cell office:value-type="float" office:value="20150608" calcext:value-type="float">
            <text:p>2015060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ached Shell Extensions from NTUSER.DAT hive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8];&quot; &quot;;[$PARAMETROS.$B$4]; &quot; &quot; ;[.B38]; &quot; &gt;&quot;;[.B38];&quot;.txt &amp;&amp; type &quot;;[.B38];&quot;.txt&quot;)" office:value-type="string" office:string-value="rip -r C:\Users\admlocal\Documents\Lab4Registo\NTUSER.DAT -p cain &gt;cain.txt &amp;&amp; type cain.txt" calcext:value-type="string">
            <text:p>rip -r C:\Users\admlocal\Documents\Lab4Registo\NTUSER.DAT -p cain &gt;cain.txt &amp;&amp; type cain.txt</text:p>
          </table:table-cell>
          <table:table-cell office:value-type="string" calcext:value-type="string">
            <text:p>cain</text:p>
          </table:table-cell>
          <table:table-cell office:value-type="float" office:value="20110204" calcext:value-type="float">
            <text:p>2011020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details for Cain &amp; Abel by oxid.it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9];&quot; &quot;;[$PARAMETROS.$B$4]; &quot; &quot; ;[.B39]; &quot; &gt;&quot;;[.B39];&quot;.txt &amp;&amp; type &quot;;[.B39];&quot;.txt&quot;)" office:value-type="string" office:string-value="rip -r C:\Users\admlocal\Documents\Lab4Registo\NTUSER.DAT -p ccleaner &gt;ccleaner.txt &amp;&amp; type ccleaner.txt" calcext:value-type="string">
            <text:p>rip -r C:\Users\admlocal\Documents\Lab4Registo\NTUSER.DAT -p ccleaner &gt;ccleaner.txt &amp;&amp; type ccleaner.txt</text:p>
          </table:table-cell>
          <table:table-cell office:value-type="string" calcext:value-type="string">
            <text:p>ccleaner</text:p>
          </table:table-cell>
          <table:table-cell office:value-type="float" office:value="20120128" calcext:value-type="float">
            <text:p>2012012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CCleaner Setting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40];&quot; &quot;;[$PARAMETROS.$B$4]; &quot; &quot; ;[.B40]; &quot; &gt;&quot;;[.B40];&quot;.txt &amp;&amp; type &quot;;[.B40];&quot;.txt&quot;)" office:value-type="string" office:string-value="rip -r C:\Users\admlocal\Documents\Lab4Registo\NTUSER.DAT -p cdstaginginfo &gt;cdstaginginfo.txt &amp;&amp; type cdstaginginfo.txt" calcext:value-type="string">
            <text:p>rip -r C:\Users\admlocal\Documents\Lab4Registo\NTUSER.DAT -p cdstaginginfo &gt;cdstaginginfo.txt &amp;&amp; type cdstaginginfo.txt</text:p>
          </table:table-cell>
          <table:table-cell office:value-type="string" calcext:value-type="string">
            <text:p>cdstaginginfo</text:p>
          </table:table-cell>
          <table:table-cell office:value-type="float" office:value="20131118" calcext:value-type="float">
            <text:p>2013111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CD Burning\StagingInfo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41];&quot; &quot;;[$PARAMETROS.$B$4]; &quot; &quot; ;[.B41]; &quot; &gt;&quot;;[.B41];&quot;.txt &amp;&amp; type &quot;;[.B41];&quot;.txt&quot;)" office:value-type="string" office:string-value="rip -r C:\Users\admlocal\Documents\Lab4Registo\NTUSER.DAT -p clampi &gt;clampi.txt &amp;&amp; type clampi.txt" calcext:value-type="string">
            <text:p>rip -r C:\Users\admlocal\Documents\Lab4Registo\NTUSER.DAT -p clampi &gt;clampi.txt &amp;&amp; type clampi.txt</text:p>
          </table:table-cell>
          <table:table-cell office:value-type="string" calcext:value-type="string">
            <text:p>clampi</text:p>
          </table:table-cell>
          <table:table-cell office:value-type="float" office:value="20091019" calcext:value-type="float">
            <text:p>2009101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TEST - Checks for keys set by Trojan.Clampi PROT modul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42];&quot; &quot;;[$PARAMETROS.$B$4]; &quot; &quot; ;[.B42]; &quot; &gt;&quot;;[.B42];&quot;.txt &amp;&amp; type &quot;;[.B42];&quot;.txt&quot;)" office:value-type="string" office:string-value="rip -r C:\Users\admlocal\Documents\Lab4Registo\NTUSER.DAT -p clampitm &gt;clampitm.txt &amp;&amp; type clampitm.txt" calcext:value-type="string">
            <text:p>rip -r C:\Users\admlocal\Documents\Lab4Registo\NTUSER.DAT -p clampitm &gt;clampitm.txt &amp;&amp; type clampitm.txt</text:p>
          </table:table-cell>
          <table:table-cell office:value-type="string" calcext:value-type="string">
            <text:p>clampitm</text:p>
          </table:table-cell>
          <table:table-cell office:value-type="float" office:value="20100624" calcext:value-type="float">
            <text:p>201006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for IOCs for Clampi (per Trend Micro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43];&quot; &quot;;[$PARAMETROS.$B$4]; &quot; &quot; ;[.B43]; &quot; &gt;&quot;;[.B43];&quot;.txt &amp;&amp; type &quot;;[.B43];&quot;.txt&quot;)" office:value-type="string" office:string-value="rip -r C:\Users\admlocal\Documents\Lab4Registo\NTUSER.DAT -p cmdproc &gt;cmdproc.txt &amp;&amp; type cmdproc.txt" calcext:value-type="string">
            <text:p>rip -r C:\Users\admlocal\Documents\Lab4Registo\NTUSER.DAT -p cmdproc &gt;cmdproc.txt &amp;&amp; type cmdproc.txt</text:p>
          </table:table-cell>
          <table:table-cell office:value-type="string" calcext:value-type="string">
            <text:p>cmdproc</text:p>
          </table:table-cell>
          <table:table-cell office:value-type="float" office:value="20190223" calcext:value-type="float">
            <text:p>2019022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Autostart - get Command Processor\AutoRun value from NTUSER.DAT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44];&quot; &quot;;[$PARAMETROS.$B$4]; &quot; &quot; ;[.B44]; &quot; &gt;&quot;;[.B44];&quot;.txt &amp;&amp; type &quot;;[.B44];&quot;.txt&quot;)" office:value-type="string" office:string-value="rip -r C:\Users\admlocal\Documents\Lab4Registo\NTUSER.DAT -p cmdproc_tln &gt;cmdproc_tln.txt &amp;&amp; type cmdproc_tln.txt" calcext:value-type="string">
            <text:p>rip -r C:\Users\admlocal\Documents\Lab4Registo\NTUSER.DAT -p cmdproc_tln &gt;cmdproc_tln.txt &amp;&amp; type cmdproc_tln.txt</text:p>
          </table:table-cell>
          <table:table-cell office:value-type="string" calcext:value-type="string">
            <text:p>cmdproc_tln</text:p>
          </table:table-cell>
          <table:table-cell office:value-type="float" office:value="20130425" calcext:value-type="float">
            <text:p>201304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Autostart - get Command Processor\AutoRun value from NTUSER.DAT hive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45];&quot; &quot;;[$PARAMETROS.$B$4]; &quot; &quot; ;[.B45]; &quot; &gt;&quot;;[.B45];&quot;.txt &amp;&amp; type &quot;;[.B45];&quot;.txt&quot;)" office:value-type="string" office:string-value="rip -r C:\Users\admlocal\Documents\Lab4Registo\NTUSER.DAT -p comdlg32 &gt;comdlg32.txt &amp;&amp; type comdlg32.txt" calcext:value-type="string">
            <text:p>rip -r C:\Users\admlocal\Documents\Lab4Registo\NTUSER.DAT -p comdlg32 &gt;comdlg32.txt &amp;&amp; type comdlg32.txt</text:p>
          </table:table-cell>
          <table:table-cell office:value-type="string" calcext:value-type="string">
            <text:p>comdlg32</text:p>
          </table:table-cell>
          <table:table-cell office:value-type="float" office:value="20180702" calcext:value-type="float">
            <text:p>20180702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ComDlg32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46];&quot; &quot;;[$PARAMETROS.$B$4]; &quot; &quot; ;[.B46]; &quot; &gt;&quot;;[.B46];&quot;.txt &amp;&amp; type &quot;;[.B46];&quot;.txt&quot;)" office:value-type="string" office:string-value="rip -r C:\Users\admlocal\Documents\Lab4Registo\NTUSER.DAT -p compdesc &gt;compdesc.txt &amp;&amp; type compdesc.txt" calcext:value-type="string">
            <text:p>rip -r C:\Users\admlocal\Documents\Lab4Registo\NTUSER.DAT -p compdesc &gt;compdesc.txt &amp;&amp; type compdesc.txt</text:p>
          </table:table-cell>
          <table:table-cell office:value-type="string" calcext:value-type="string">
            <text:p>compdesc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ComputerDescription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47];&quot; &quot;;[$PARAMETROS.$B$4]; &quot; &quot; ;[.B47]; &quot; &gt;&quot;;[.B47];&quot;.txt &amp;&amp; type &quot;;[.B47];&quot;.txt&quot;)" office:value-type="string" office:string-value="rip -r C:\Users\admlocal\Documents\Lab4Registo\NTUSER.DAT -p controlpanel &gt;controlpanel.txt &amp;&amp; type controlpanel.txt" calcext:value-type="string">
            <text:p>rip -r C:\Users\admlocal\Documents\Lab4Registo\NTUSER.DAT -p controlpanel &gt;controlpanel.txt &amp;&amp; type controlpanel.txt</text:p>
          </table:table-cell>
          <table:table-cell office:value-type="string" calcext:value-type="string">
            <text:p>controlpanel</text:p>
          </table:table-cell>
          <table:table-cell office:value-type="float" office:value="20080428" calcext:value-type="float">
            <text:p>2008042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Look for RecentTask* values in ControlPanel key (Vista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48];&quot; &quot;;[$PARAMETROS.$B$4]; &quot; &quot; ;[.B48]; &quot; &gt;&quot;;[.B48];&quot;.txt &amp;&amp; type &quot;;[.B48];&quot;.txt&quot;)" office:value-type="string" office:string-value="rip -r C:\Users\admlocal\Documents\Lab4Registo\ntuser.dat -p cortana &gt;cortana.txt &amp;&amp; type cortana.txt" calcext:value-type="string">
            <text:p>rip -r C:\Users\admlocal\Documents\Lab4Registo\ntuser.dat -p cortana &gt;cortana.txt &amp;&amp; type cortana.txt</text:p>
          </table:table-cell>
          <table:table-cell office:value-type="string" calcext:value-type="string">
            <text:p>cortana</text:p>
          </table:table-cell>
          <table:table-cell office:value-type="float" office:value="20150628" calcext:value-type="float">
            <text:p>2015062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Search terms from Cortana/search bar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49];&quot; &quot;;[$PARAMETROS.$B$4]; &quot; &quot; ;[.B49]; &quot; &gt;&quot;;[.B49];&quot;.txt &amp;&amp; type &quot;;[.B49];&quot;.txt&quot;)" office:value-type="string" office:string-value="rip -r C:\Users\admlocal\Documents\Lab4Registo\NTUSER.DAT -p cpldontload &gt;cpldontload.txt &amp;&amp; type cpldontload.txt" calcext:value-type="string">
            <text:p>rip -r C:\Users\admlocal\Documents\Lab4Registo\NTUSER.DAT -p cpldontload &gt;cpldontload.txt &amp;&amp; type cpldontload.txt</text:p>
          </table:table-cell>
          <table:table-cell office:value-type="string" calcext:value-type="string">
            <text:p>cpldontload</text:p>
          </table:table-cell>
          <table:table-cell office:value-type="float" office:value="20100116" calcext:value-type="float">
            <text:p>20100116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Control Panel don't load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50];&quot; &quot;;[$PARAMETROS.$B$4]; &quot; &quot; ;[.B50]; &quot; &gt;&quot;;[.B50];&quot;.txt &amp;&amp; type &quot;;[.B50];&quot;.txt&quot;)" office:value-type="string" office:string-value="rip -r C:\Users\admlocal\Documents\Lab4Registo\NTUSER.DAT -p ddo &gt;ddo.txt &amp;&amp; type ddo.txt" calcext:value-type="string">
            <text:p>rip -r C:\Users\admlocal\Documents\Lab4Registo\NTUSER.DAT -p ddo &gt;ddo.txt &amp;&amp; type ddo.txt</text:p>
          </table:table-cell>
          <table:table-cell office:value-type="string" calcext:value-type="string">
            <text:p>ddo</text:p>
          </table:table-cell>
          <table:table-cell office:value-type="float" office:value="20140414" calcext:value-type="float">
            <text:p>2014041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DeviceDisplayObjects key content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51];&quot; &quot;;[$PARAMETROS.$B$4]; &quot; &quot; ;[.B51]; &quot; &gt;&quot;;[.B51];&quot;.txt &amp;&amp; type &quot;;[.B51];&quot;.txt&quot;)" office:value-type="string" office:string-value="rip -r C:\Users\admlocal\Documents\Lab4Registo\NTUSER.DAT -p decaf &gt;decaf.txt &amp;&amp; type decaf.txt" calcext:value-type="string">
            <text:p>rip -r C:\Users\admlocal\Documents\Lab4Registo\NTUSER.DAT -p decaf &gt;decaf.txt &amp;&amp; type decaf.txt</text:p>
          </table:table-cell>
          <table:table-cell office:value-type="string" calcext:value-type="string">
            <text:p>decaf</text:p>
          </table:table-cell>
          <table:table-cell office:value-type="float" office:value="20110210" calcext:value-type="float">
            <text:p>2011021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the EULA value for DECAF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52];&quot; &quot;;[$PARAMETROS.$B$4]; &quot; &quot; ;[.B52]; &quot; &gt;&quot;;[.B52];&quot;.txt &amp;&amp; type &quot;;[.B52];&quot;.txt&quot;)" office:value-type="string" office:string-value="rip -r C:\Users\admlocal\Documents\Lab4Registo\NTUSER.DAT -p dependency_walker &gt;dependency_walker.txt &amp;&amp; type dependency_walker.txt" calcext:value-type="string">
            <text:p>rip -r C:\Users\admlocal\Documents\Lab4Registo\NTUSER.DAT -p dependency_walker &gt;dependency_walker.txt &amp;&amp; type dependency_walker.txt</text:p>
          </table:table-cell>
          <table:table-cell office:value-type="string" calcext:value-type="string">
            <text:p>dependency_walker</text:p>
          </table:table-cell>
          <table:table-cell office:value-type="float" office:value="20110204" calcext:value-type="float">
            <text:p>2011020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Recent File List for Dependency Walker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53];&quot; &quot;;[$PARAMETROS.$B$4]; &quot; &quot; ;[.B53]; &quot; &gt;&quot;;[.B53];&quot;.txt &amp;&amp; type &quot;;[.B53];&quot;.txt&quot;)" office:value-type="string" office:string-value="rip -r C:\Users\admlocal\Documents\Lab4Registo\NTUSER.DAT -p disablemru &gt;disablemru.txt &amp;&amp; type disablemru.txt" calcext:value-type="string">
            <text:p>rip -r C:\Users\admlocal\Documents\Lab4Registo\NTUSER.DAT -p disablemru &gt;disablemru.txt &amp;&amp; type disablemru.txt</text:p>
          </table:table-cell>
          <table:table-cell office:value-type="string" calcext:value-type="string">
            <text:p>disablemru</text:p>
          </table:table-cell>
          <table:table-cell office:value-type="float" office:value="20180807" calcext:value-type="float">
            <text:p>2018080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settings disabling user's MRU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54];&quot; &quot;;[$PARAMETROS.$B$4]; &quot; &quot; ;[.B54]; &quot; &gt;&quot;;[.B54];&quot;.txt &amp;&amp; type &quot;;[.B54];&quot;.txt&quot;)" office:value-type="string" office:string-value="rip -r C:\Users\admlocal\Documents\Lab4Registo\NTUSER.DAT -p domains &gt;domains.txt &amp;&amp; type domains.txt" calcext:value-type="string">
            <text:p>rip -r C:\Users\admlocal\Documents\Lab4Registo\NTUSER.DAT -p domains &gt;domains.txt &amp;&amp; type domains.txt</text:p>
          </table:table-cell>
          <table:table-cell office:value-type="string" calcext:value-type="string">
            <text:p>domains</text:p>
          </table:table-cell>
          <table:table-cell office:value-type="float" office:value="20100116" calcext:value-type="float">
            <text:p>20100116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Internet Settings\ZoneMap\Domain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55];&quot; &quot;;[$PARAMETROS.$B$4]; &quot; &quot; ;[.B55]; &quot; &gt;&quot;;[.B55];&quot;.txt &amp;&amp; type &quot;;[.B55];&quot;.txt&quot;)" office:value-type="string" office:string-value="rip -r C:\Users\admlocal\Documents\Lab4Registo\NTUSER.DAT -p environment &gt;environment.txt &amp;&amp; type environment.txt" calcext:value-type="string">
            <text:p>rip -r C:\Users\admlocal\Documents\Lab4Registo\NTUSER.DAT -p environment &gt;environment.txt &amp;&amp; type environment.txt</text:p>
          </table:table-cell>
          <table:table-cell office:value-type="string" calcext:value-type="string">
            <text:p>environment</text:p>
          </table:table-cell>
          <table:table-cell office:value-type="float" office:value="20150910" calcext:value-type="float">
            <text:p>2015091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user's Environment paths from NTUSER.DAT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56];&quot; &quot;;[$PARAMETROS.$B$4]; &quot; &quot; ;[.B56]; &quot; &gt;&quot;;[.B56];&quot;.txt &amp;&amp; type &quot;;[.B56];&quot;.txt&quot;)" office:value-type="string" office:string-value="rip -r C:\Users\admlocal\Documents\Lab4Registo\NTUSER.DAT -p eraser &gt;eraser.txt &amp;&amp; type eraser.txt" calcext:value-type="string">
            <text:p>rip -r C:\Users\admlocal\Documents\Lab4Registo\NTUSER.DAT -p eraser &gt;eraser.txt &amp;&amp; type eraser.txt</text:p>
          </table:table-cell>
          <table:table-cell office:value-type="string" calcext:value-type="string">
            <text:p>eraser</text:p>
          </table:table-cell>
          <table:table-cell office:value-type="float" office:value="20180708" calcext:value-type="float">
            <text:p>2018070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Eraser Setting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57];&quot; &quot;;[$PARAMETROS.$B$4]; &quot; &quot; ;[.B57]; &quot; &gt;&quot;;[.B57];&quot;.txt &amp;&amp; type &quot;;[.B57];&quot;.txt&quot;)" office:value-type="string" office:string-value="rip -r C:\Users\admlocal\Documents\Lab4Registo\NTUSER.DAT -p fileexts &gt;fileexts.txt &amp;&amp; type fileexts.txt" calcext:value-type="string">
            <text:p>rip -r C:\Users\admlocal\Documents\Lab4Registo\NTUSER.DAT -p fileexts &gt;fileexts.txt &amp;&amp; type fileexts.txt</text:p>
          </table:table-cell>
          <table:table-cell office:value-type="string" calcext:value-type="string">
            <text:p>fileexts</text:p>
          </table:table-cell>
          <table:table-cell office:value-type="float" office:value="20080818" calcext:value-type="float">
            <text:p>2008081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user FileExts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58];&quot; &quot;;[$PARAMETROS.$B$4]; &quot; &quot; ;[.B58]; &quot; &gt;&quot;;[.B58];&quot;.txt &amp;&amp; type &quot;;[.B58];&quot;.txt&quot;)" office:value-type="string" office:string-value="rip -r C:\Users\admlocal\Documents\Lab4Registo\NTUSER.DAT -p filehistory &gt;filehistory.txt &amp;&amp; type filehistory.txt" calcext:value-type="string">
            <text:p>rip -r C:\Users\admlocal\Documents\Lab4Registo\NTUSER.DAT -p filehistory &gt;filehistory.txt &amp;&amp; type filehistory.txt</text:p>
          </table:table-cell>
          <table:table-cell office:value-type="string" calcext:value-type="string">
            <text:p>filehistory</text:p>
          </table:table-cell>
          <table:table-cell office:value-type="float" office:value="20120620" calcext:value-type="float">
            <text:p>2012062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filehistory setting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59];&quot; &quot;;[$PARAMETROS.$B$4]; &quot; &quot; ;[.B59]; &quot; &gt;&quot;;[.B59];&quot;.txt &amp;&amp; type &quot;;[.B59];&quot;.txt&quot;)" office:value-type="string" office:string-value="rip -r C:\Users\admlocal\Documents\Lab4Registo\NTUSER.DAT -p foxitrdr &gt;foxitrdr.txt &amp;&amp; type foxitrdr.txt" calcext:value-type="string">
            <text:p>rip -r C:\Users\admlocal\Documents\Lab4Registo\NTUSER.DAT -p foxitrdr &gt;foxitrdr.txt &amp;&amp; type foxitrdr.txt</text:p>
          </table:table-cell>
          <table:table-cell office:value-type="string" calcext:value-type="string">
            <text:p>foxitrdr</text:p>
          </table:table-cell>
          <table:table-cell office:value-type="float" office:value="20170326" calcext:value-type="float">
            <text:p>20170326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values from the user's Foxit Reader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60];&quot; &quot;;[$PARAMETROS.$B$4]; &quot; &quot; ;[.B60]; &quot; &gt;&quot;;[.B60];&quot;.txt &amp;&amp; type &quot;;[.B60];&quot;.txt&quot;)" office:value-type="string" office:string-value="rip -r C:\Users\admlocal\Documents\Lab4Registo\NTUSER.DAT -p gthist &gt;gthist.txt &amp;&amp; type gthist.txt" calcext:value-type="string">
            <text:p>rip -r C:\Users\admlocal\Documents\Lab4Registo\NTUSER.DAT -p gthist &gt;gthist.txt &amp;&amp; type gthist.txt</text:p>
          </table:table-cell>
          <table:table-cell office:value-type="string" calcext:value-type="string">
            <text:p>gthist</text:p>
          </table:table-cell>
          <table:table-cell office:value-type="float" office:value="20100218" calcext:value-type="float">
            <text:p>2010021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Google Toolbar Search Histor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61];&quot; &quot;;[$PARAMETROS.$B$4]; &quot; &quot; ;[.B61]; &quot; &gt;&quot;;[.B61];&quot;.txt &amp;&amp; type &quot;;[.B61];&quot;.txt&quot;)" office:value-type="string" office:string-value="rip -r C:\Users\admlocal\Documents\Lab4Registo\NTUSER.DAT -p gtwhitelist &gt;gtwhitelist.txt &amp;&amp; type gtwhitelist.txt" calcext:value-type="string">
            <text:p>rip -r C:\Users\admlocal\Documents\Lab4Registo\NTUSER.DAT -p gtwhitelist &gt;gtwhitelist.txt &amp;&amp; type gtwhitelist.txt</text:p>
          </table:table-cell>
          <table:table-cell office:value-type="string" calcext:value-type="string">
            <text:p>gtwhitelist</text:p>
          </table:table-cell>
          <table:table-cell office:value-type="float" office:value="20100218" calcext:value-type="float">
            <text:p>2010021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Google Toolbar whitelist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62];&quot; &quot;;[$PARAMETROS.$B$4]; &quot; &quot; ;[.B62]; &quot; &gt;&quot;;[.B62];&quot;.txt &amp;&amp; type &quot;;[.B62];&quot;.txt&quot;)" office:value-type="string" office:string-value="rip -r C:\Users\admlocal\Documents\Lab4Registo\NTUSER.DAT -p haven_and_hearth &gt;haven_and_hearth.txt &amp;&amp; type haven_and_hearth.txt" calcext:value-type="string">
            <text:p>rip -r C:\Users\admlocal\Documents\Lab4Registo\NTUSER.DAT -p haven_and_hearth &gt;haven_and_hearth.txt &amp;&amp; type haven_and_hearth.txt</text:p>
          </table:table-cell>
          <table:table-cell office:value-type="string" calcext:value-type="string">
            <text:p>haven_and_hearth</text:p>
          </table:table-cell>
          <table:table-cell office:value-type="float" office:value="20110204" calcext:value-type="float">
            <text:p>2011020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the username and savedtoken for Haven &amp; Hearth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63];&quot; &quot;;[$PARAMETROS.$B$4]; &quot; &quot; ;[.B63]; &quot; &gt;&quot;;[.B63];&quot;.txt &amp;&amp; type &quot;;[.B63];&quot;.txt&quot;)" office:value-type="string" office:string-value="rip -r C:\Users\admlocal\Documents\Lab4Registo\NTUSER.DAT -p identities &gt;identities.txt &amp;&amp; type identities.txt" calcext:value-type="string">
            <text:p>rip -r C:\Users\admlocal\Documents\Lab4Registo\NTUSER.DAT -p identities &gt;identities.txt &amp;&amp; type identities.txt</text:p>
          </table:table-cell>
          <table:table-cell office:value-type="string" calcext:value-type="string">
            <text:p>identities</text:p>
          </table:table-cell>
          <table:table-cell office:value-type="float" office:value="20151211" calcext:value-type="float">
            <text:p>2015121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values from Identities key; NTUSER.DAT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64];&quot; &quot;;[$PARAMETROS.$B$4]; &quot; &quot; ;[.B64]; &quot; &gt;&quot;;[.B64];&quot;.txt &amp;&amp; type &quot;;[.B64];&quot;.txt&quot;)" office:value-type="string" office:string-value="rip -r C:\Users\admlocal\Documents\Lab4Registo\NTUSER.DAT -p iejava &gt;iejava.txt &amp;&amp; type iejava.txt" calcext:value-type="string">
            <text:p>rip -r C:\Users\admlocal\Documents\Lab4Registo\NTUSER.DAT -p iejava &gt;iejava.txt &amp;&amp; type iejava.txt</text:p>
          </table:table-cell>
          <table:table-cell office:value-type="string" calcext:value-type="string">
            <text:p>iejava</text:p>
          </table:table-cell>
          <table:table-cell office:value-type="float" office:value="20130429" calcext:value-type="float">
            <text:p>2013042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NTUSER for status of kill bit for IE Java ActiveX control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65];&quot; &quot;;[$PARAMETROS.$B$4]; &quot; &quot; ;[.B65]; &quot; &gt;&quot;;[.B65];&quot;.txt &amp;&amp; type &quot;;[.B65];&quot;.txt&quot;)" office:value-type="string" office:string-value="rip -r C:\Users\admlocal\Documents\Lab4Registo\NTUSER.DAT -p ie_main &gt;ie_main.txt &amp;&amp; type ie_main.txt" calcext:value-type="string">
            <text:p>rip -r C:\Users\admlocal\Documents\Lab4Registo\NTUSER.DAT -p ie_main &gt;ie_main.txt &amp;&amp; type ie_main.txt</text:p>
          </table:table-cell>
          <table:table-cell office:value-type="string" calcext:value-type="string">
            <text:p>ie_main</text:p>
          </table:table-cell>
          <table:table-cell office:value-type="float" office:value="20091019" calcext:value-type="float">
            <text:p>2009101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values beneath user's Internet Explorer\Main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66];&quot; &quot;;[$PARAMETROS.$B$4]; &quot; &quot; ;[.B66]; &quot; &gt;&quot;;[.B66];&quot;.txt &amp;&amp; type &quot;;[.B66];&quot;.txt&quot;)" office:value-type="string" office:string-value="rip -r C:\Users\admlocal\Documents\Lab4Registo\NTUSER.DAT -p ie_settings &gt;ie_settings.txt &amp;&amp; type ie_settings.txt" calcext:value-type="string">
            <text:p>rip -r C:\Users\admlocal\Documents\Lab4Registo\NTUSER.DAT -p ie_settings &gt;ie_settings.txt &amp;&amp; type ie_settings.txt</text:p>
          </table:table-cell>
          <table:table-cell office:value-type="string" calcext:value-type="string">
            <text:p>ie_settings</text:p>
          </table:table-cell>
          <table:table-cell office:value-type="float" office:value="20130731" calcext:value-type="float">
            <text:p>2013073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important user IE setting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67];&quot; &quot;;[$PARAMETROS.$B$4]; &quot; &quot; ;[.B67]; &quot; &gt;&quot;;[.B67];&quot;.txt &amp;&amp; type &quot;;[.B67];&quot;.txt&quot;)" office:value-type="string" office:string-value="rip -r C:\Users\admlocal\Documents\Lab4Registo\NTUSER.DAT -p ie_zones &gt;ie_zones.txt &amp;&amp; type ie_zones.txt" calcext:value-type="string">
            <text:p>rip -r C:\Users\admlocal\Documents\Lab4Registo\NTUSER.DAT -p ie_zones &gt;ie_zones.txt &amp;&amp; type ie_zones.txt</text:p>
          </table:table-cell>
          <table:table-cell office:value-type="string" calcext:value-type="string">
            <text:p>ie_zones</text:p>
          </table:table-cell>
          <table:table-cell office:value-type="float" office:value="20140611" calcext:value-type="float">
            <text:p>2014061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IE Zone settings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68];&quot; &quot;;[$PARAMETROS.$B$4]; &quot; &quot; ;[.B68]; &quot; &gt;&quot;;[.B68];&quot;.txt &amp;&amp; type &quot;;[.B68];&quot;.txt&quot;)" office:value-type="string" office:string-value="rip -r C:\Users\admlocal\Documents\Lab4Registo\NTUSER.DAT -p internet_explorer_cu &gt;internet_explorer_cu.txt &amp;&amp; type internet_explorer_cu.txt" calcext:value-type="string">
            <text:p>rip -r C:\Users\admlocal\Documents\Lab4Registo\NTUSER.DAT -p internet_explorer_cu &gt;internet_explorer_cu.txt &amp;&amp; type internet_explorer_cu.txt</text:p>
          </table:table-cell>
          <table:table-cell office:value-type="string" calcext:value-type="string">
            <text:p>internet_explorer_cu</text:p>
          </table:table-cell>
          <table:table-cell office:value-type="float" office:value="20120528" calcext:value-type="float">
            <text:p>2012052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HKCU information on Internet Explorer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69];&quot; &quot;;[$PARAMETROS.$B$4]; &quot; &quot; ;[.B69]; &quot; &gt;&quot;;[.B69];&quot;.txt &amp;&amp; type &quot;;[.B69];&quot;.txt&quot;)" office:value-type="string" office:string-value="rip -r C:\Users\admlocal\Documents\Lab4Registo\NTUSER.DAT -p internet_settings_cu &gt;internet_settings_cu.txt &amp;&amp; type internet_settings_cu.txt" calcext:value-type="string">
            <text:p>rip -r C:\Users\admlocal\Documents\Lab4Registo\NTUSER.DAT -p internet_settings_cu &gt;internet_settings_cu.txt &amp;&amp; type internet_settings_cu.txt</text:p>
          </table:table-cell>
          <table:table-cell office:value-type="string" calcext:value-type="string">
            <text:p>internet_settings_cu</text:p>
          </table:table-cell>
          <table:table-cell office:value-type="float" office:value="20120528" calcext:value-type="float">
            <text:p>2012052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HKCU information on Internet Setting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70];&quot; &quot;;[$PARAMETROS.$B$4]; &quot; &quot; ;[.B70]; &quot; &gt;&quot;;[.B70];&quot;.txt &amp;&amp; type &quot;;[.B70];&quot;.txt&quot;)" office:value-type="string" office:string-value="rip -r C:\Users\admlocal\Documents\Lab4Registo\NTUSER.DAT -p itempos &gt;itempos.txt &amp;&amp; type itempos.txt" calcext:value-type="string">
            <text:p>rip -r C:\Users\admlocal\Documents\Lab4Registo\NTUSER.DAT -p itempos &gt;itempos.txt &amp;&amp; type itempos.txt</text:p>
          </table:table-cell>
          <table:table-cell office:value-type="string" calcext:value-type="string">
            <text:p>itempos</text:p>
          </table:table-cell>
          <table:table-cell office:value-type="float" office:value="20130514" calcext:value-type="float">
            <text:p>2013051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Shell/Bags/1/Desktop ItemPos* value parsing; Win7 NTUSER.DAT hiv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71];&quot; &quot;;[$PARAMETROS.$B$4]; &quot; &quot; ;[.B71]; &quot; &gt;&quot;;[.B71];&quot;.txt &amp;&amp; type &quot;;[.B71];&quot;.txt&quot;)" office:value-type="string" office:string-value="rip -r C:\Users\admlocal\Documents\Lab4Registo\NTUSER.DAT -p javafx &gt;javafx.txt &amp;&amp; type javafx.txt" calcext:value-type="string">
            <text:p>rip -r C:\Users\admlocal\Documents\Lab4Registo\NTUSER.DAT -p javafx &gt;javafx.txt &amp;&amp; type javafx.txt</text:p>
          </table:table-cell>
          <table:table-cell office:value-type="string" calcext:value-type="string">
            <text:p>javafx</text:p>
          </table:table-cell>
          <table:table-cell office:value-type="float" office:value="20110322" calcext:value-type="float">
            <text:p>20110322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JavaFX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72];&quot; &quot;;[$PARAMETROS.$B$4]; &quot; &quot; ;[.B72]; &quot; &gt;&quot;;[.B72];&quot;.txt &amp;&amp; type &quot;;[.B72];&quot;.txt&quot;)" office:value-type="string" office:string-value="rip -r C:\Users\admlocal\Documents\Lab4Registo\NTUSER.DAT -p jumplistdata &gt;jumplistdata.txt &amp;&amp; type jumplistdata.txt" calcext:value-type="string">
            <text:p>rip -r C:\Users\admlocal\Documents\Lab4Registo\NTUSER.DAT -p jumplistdata &gt;jumplistdata.txt &amp;&amp; type jumplistdata.txt</text:p>
          </table:table-cell>
          <table:table-cell office:value-type="string" calcext:value-type="string">
            <text:p>jumplistdata</text:p>
          </table:table-cell>
          <table:table-cell office:value-type="float" office:value="20180611" calcext:value-type="float">
            <text:p>2018061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JumpListData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73];&quot; &quot;;[$PARAMETROS.$B$4]; &quot; &quot; ;[.B73]; &quot; &gt;&quot;;[.B73];&quot;.txt &amp;&amp; type &quot;;[.B73];&quot;.txt&quot;)" office:value-type="string" office:string-value="rip -r C:\Users\admlocal\Documents\Lab4Registo\NTUSER.DAT -p kankan &gt;kankan.txt &amp;&amp; type kankan.txt" calcext:value-type="string">
            <text:p>rip -r C:\Users\admlocal\Documents\Lab4Registo\NTUSER.DAT -p kankan &gt;kankan.txt &amp;&amp; type kankan.txt</text:p>
          </table:table-cell>
          <table:table-cell office:value-type="string" calcext:value-type="string">
            <text:p>kankan</text:p>
          </table:table-cell>
          <table:table-cell office:value-type="float" office:value="20131011" calcext:value-type="float">
            <text:p>2013101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Extracts Office app Addin Settings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74];&quot; &quot;;[$PARAMETROS.$B$4]; &quot; &quot; ;[.B74]; &quot; &gt;&quot;;[.B74];&quot;.txt &amp;&amp; type &quot;;[.B74];&quot;.txt&quot;)" office:value-type="string" office:string-value="rip -r C:\Users\admlocal\Documents\Lab4Registo\NTUSER.DAT -p knowndev &gt;knowndev.txt &amp;&amp; type knowndev.txt" calcext:value-type="string">
            <text:p>rip -r C:\Users\admlocal\Documents\Lab4Registo\NTUSER.DAT -p knowndev &gt;knowndev.txt &amp;&amp; type knowndev.txt</text:p>
          </table:table-cell>
          <table:table-cell office:value-type="string" calcext:value-type="string">
            <text:p>knowndev</text:p>
          </table:table-cell>
          <table:table-cell office:value-type="float" office:value="20190714" calcext:value-type="float">
            <text:p>2019071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KnownDevices key content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75];&quot; &quot;;[$PARAMETROS.$B$4]; &quot; &quot; ;[.B75]; &quot; &gt;&quot;;[.B75];&quot;.txt &amp;&amp; type &quot;;[.B75];&quot;.txt&quot;)" office:value-type="string" office:string-value="rip -r C:\Users\admlocal\Documents\Lab4Registo\NTUSER.DAT -p latentbot &gt;latentbot.txt &amp;&amp; type latentbot.txt" calcext:value-type="string">
            <text:p>rip -r C:\Users\admlocal\Documents\Lab4Registo\NTUSER.DAT -p latentbot &gt;latentbot.txt &amp;&amp; type latentbot.txt</text:p>
          </table:table-cell>
          <table:table-cell office:value-type="string" calcext:value-type="string">
            <text:p>latentbot</text:p>
          </table:table-cell>
          <table:table-cell office:value-type="float" office:value="20151213" calcext:value-type="float">
            <text:p>2015121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 NTUSER.DAT for indications of LatentBot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76];&quot; &quot;;[$PARAMETROS.$B$4]; &quot; &quot; ;[.B76]; &quot; &gt;&quot;;[.B76];&quot;.txt &amp;&amp; type &quot;;[.B76];&quot;.txt&quot;)" office:value-type="string" office:string-value="rip -r C:\Users\admlocal\Documents\Lab4Registo\NTUSER.DAT -p listsoft &gt;listsoft.txt &amp;&amp; type listsoft.txt" calcext:value-type="string">
            <text:p>rip -r C:\Users\admlocal\Documents\Lab4Registo\NTUSER.DAT -p listsoft &gt;listsoft.txt &amp;&amp; type listsoft.txt</text:p>
          </table:table-cell>
          <table:table-cell office:value-type="string" calcext:value-type="string">
            <text:p>listsoft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Lists contents of user's Software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77];&quot; &quot;;[$PARAMETROS.$B$4]; &quot; &quot; ;[.B77]; &quot; &gt;&quot;;[.B77];&quot;.txt &amp;&amp; type &quot;;[.B77];&quot;.txt&quot;)" office:value-type="string" office:string-value="rip -r C:\Users\admlocal\Documents\Lab4Registo\NTUSER.DAT -p liveContactsGUID &gt;liveContactsGUID.txt &amp;&amp; type liveContactsGUID.txt" calcext:value-type="string">
            <text:p>rip -r C:\Users\admlocal\Documents\Lab4Registo\NTUSER.DAT -p liveContactsGUID &gt;liveContactsGUID.txt &amp;&amp; type liveContactsGUID.txt</text:p>
          </table:table-cell>
          <table:table-cell office:value-type="string" calcext:value-type="string">
            <text:p>liveContactsGUID</text:p>
          </table:table-cell>
          <table:table-cell office:value-type="float" office:value="20110221" calcext:value-type="float">
            <text:p>2011022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 Windows Live Messenger GUID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78];&quot; &quot;;[$PARAMETROS.$B$4]; &quot; &quot; ;[.B78]; &quot; &gt;&quot;;[.B78];&quot;.txt &amp;&amp; type &quot;;[.B78];&quot;.txt&quot;)" office:value-type="string" office:string-value="rip -r C:\Users\admlocal\Documents\Lab4Registo\NTUSER.DAT -p load &gt;load.txt &amp;&amp; type load.txt" calcext:value-type="string">
            <text:p>rip -r C:\Users\admlocal\Documents\Lab4Registo\NTUSER.DAT -p load &gt;load.txt &amp;&amp; type load.txt</text:p>
          </table:table-cell>
          <table:table-cell office:value-type="string" calcext:value-type="string">
            <text:p>load</text:p>
          </table:table-cell>
          <table:table-cell office:value-type="float" office:value="20100811" calcext:value-type="float">
            <text:p>2010081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load and run values from user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79];&quot; &quot;;[$PARAMETROS.$B$4]; &quot; &quot; ;[.B79]; &quot; &gt;&quot;;[.B79];&quot;.txt &amp;&amp; type &quot;;[.B79];&quot;.txt&quot;)" office:value-type="string" office:string-value="rip -r C:\Users\admlocal\Documents\Lab4Registo\NTUSER.DAT -p logonstats &gt;logonstats.txt &amp;&amp; type logonstats.txt" calcext:value-type="string">
            <text:p>rip -r C:\Users\admlocal\Documents\Lab4Registo\NTUSER.DAT -p logonstats &gt;logonstats.txt &amp;&amp; type logonstats.txt</text:p>
          </table:table-cell>
          <table:table-cell office:value-type="string" calcext:value-type="string">
            <text:p>logonstats</text:p>
          </table:table-cell>
          <table:table-cell office:value-type="float" office:value="20180128" calcext:value-type="float">
            <text:p>2018012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LogonStat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80];&quot; &quot;;[$PARAMETROS.$B$4]; &quot; &quot; ;[.B80]; &quot; &gt;&quot;;[.B80];&quot;.txt &amp;&amp; type &quot;;[.B80];&quot;.txt&quot;)" office:value-type="string" office:string-value="rip -r C:\Users\admlocal\Documents\Lab4Registo\NTUSER.DAT -p logonusername &gt;logonusername.txt &amp;&amp; type logonusername.txt" calcext:value-type="string">
            <text:p>rip -r C:\Users\admlocal\Documents\Lab4Registo\NTUSER.DAT -p logonusername &gt;logonusername.txt &amp;&amp; type logonusername.txt</text:p>
          </table:table-cell>
          <table:table-cell office:value-type="string" calcext:value-type="string">
            <text:p>logonusername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user's Logon User Name valu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81];&quot; &quot;;[$PARAMETROS.$B$4]; &quot; &quot; ;[.B81]; &quot; &gt;&quot;;[.B81];&quot;.txt &amp;&amp; type &quot;;[.B81];&quot;.txt&quot;)" office:value-type="string" office:string-value="rip -r C:\Users\admlocal\Documents\Lab4Registo\NTUSER.DAT -p menuorder &gt;menuorder.txt &amp;&amp; type menuorder.txt" calcext:value-type="string">
            <text:p>rip -r C:\Users\admlocal\Documents\Lab4Registo\NTUSER.DAT -p menuorder &gt;menuorder.txt &amp;&amp; type menuorder.txt</text:p>
          </table:table-cell>
          <table:table-cell office:value-type="string" calcext:value-type="string">
            <text:p>menuorder</text:p>
          </table:table-cell>
          <table:table-cell office:value-type="float" office:value="20121005" calcext:value-type="float">
            <text:p>2012100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MenuOrder subkey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82];&quot; &quot;;[$PARAMETROS.$B$4]; &quot; &quot; ;[.B82]; &quot; &gt;&quot;;[.B82];&quot;.txt &amp;&amp; type &quot;;[.B82];&quot;.txt&quot;)" office:value-type="string" office:string-value="rip -r C:\Users\admlocal\Documents\Lab4Registo\NTUSER.DAT -p mixer &gt;mixer.txt &amp;&amp; type mixer.txt" calcext:value-type="string">
            <text:p>rip -r C:\Users\admlocal\Documents\Lab4Registo\NTUSER.DAT -p mixer &gt;mixer.txt &amp;&amp; type mixer.txt</text:p>
          </table:table-cell>
          <table:table-cell office:value-type="string" calcext:value-type="string">
            <text:p>mixer</text:p>
          </table:table-cell>
          <table:table-cell office:value-type="float" office:value="20141112" calcext:value-type="float">
            <text:p>20141112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user's audio mixer setting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83];&quot; &quot;;[$PARAMETROS.$B$4]; &quot; &quot; ;[.B83]; &quot; &gt;&quot;;[.B83];&quot;.txt &amp;&amp; type &quot;;[.B83];&quot;.txt&quot;)" office:value-type="string" office:string-value="rip -r C:\Users\admlocal\Documents\Lab4Registo\NTUSER.DAT -p mixer_tln &gt;mixer_tln.txt &amp;&amp; type mixer_tln.txt" calcext:value-type="string">
            <text:p>rip -r C:\Users\admlocal\Documents\Lab4Registo\NTUSER.DAT -p mixer_tln &gt;mixer_tln.txt &amp;&amp; type mixer_tln.txt</text:p>
          </table:table-cell>
          <table:table-cell office:value-type="string" calcext:value-type="string">
            <text:p>mixer_tln</text:p>
          </table:table-cell>
          <table:table-cell office:value-type="float" office:value="20141112" calcext:value-type="float">
            <text:p>20141112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user's audio mixer info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84];&quot; &quot;;[$PARAMETROS.$B$4]; &quot; &quot; ;[.B84]; &quot; &gt;&quot;;[.B84];&quot;.txt &amp;&amp; type &quot;;[.B84];&quot;.txt&quot;)" office:value-type="string" office:string-value="rip -r C:\Users\admlocal\Documents\Lab4Registo\NTUSER.DAT -p mmc &gt;mmc.txt &amp;&amp; type mmc.txt" calcext:value-type="string">
            <text:p>rip -r C:\Users\admlocal\Documents\Lab4Registo\NTUSER.DAT -p mmc &gt;mmc.txt &amp;&amp; type mmc.txt</text:p>
          </table:table-cell>
          <table:table-cell office:value-type="string" calcext:value-type="string">
            <text:p>mmc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contents of user's MMC\Recent File List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85];&quot; &quot;;[$PARAMETROS.$B$4]; &quot; &quot; ;[.B85]; &quot; &gt;&quot;;[.B85];&quot;.txt &amp;&amp; type &quot;;[.B85];&quot;.txt&quot;)" office:value-type="string" office:string-value="rip -r C:\Users\admlocal\Documents\Lab4Registo\NTUSER.DAT -p mmc_tln &gt;mmc_tln.txt &amp;&amp; type mmc_tln.txt" calcext:value-type="string">
            <text:p>rip -r C:\Users\admlocal\Documents\Lab4Registo\NTUSER.DAT -p mmc_tln &gt;mmc_tln.txt &amp;&amp; type mmc_tln.txt</text:p>
          </table:table-cell>
          <table:table-cell office:value-type="string" calcext:value-type="string">
            <text:p>mmc_tln</text:p>
          </table:table-cell>
          <table:table-cell office:value-type="float" office:value="20120828" calcext:value-type="float">
            <text:p>2012082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contents of user's MMC\Recent File List key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86];&quot; &quot;;[$PARAMETROS.$B$4]; &quot; &quot; ;[.B86]; &quot; &gt;&quot;;[.B86];&quot;.txt &amp;&amp; type &quot;;[.B86];&quot;.txt&quot;)" office:value-type="string" office:string-value="rip -r C:\Users\admlocal\Documents\Lab4Registo\NTUSER.DAT -p mmo &gt;mmo.txt &amp;&amp; type mmo.txt" calcext:value-type="string">
            <text:p>rip -r C:\Users\admlocal\Documents\Lab4Registo\NTUSER.DAT -p mmo &gt;mmo.txt &amp;&amp; type mmo.txt</text:p>
          </table:table-cell>
          <table:table-cell office:value-type="string" calcext:value-type="string">
            <text:p>mmo</text:p>
          </table:table-cell>
          <table:table-cell office:value-type="float" office:value="20130217" calcext:value-type="float">
            <text:p>2013021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NTUSER for Multimedia\Other values [malware]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87];&quot; &quot;;[$PARAMETROS.$B$4]; &quot; &quot; ;[.B87]; &quot; &gt;&quot;;[.B87];&quot;.txt &amp;&amp; type &quot;;[.B87];&quot;.txt&quot;)" office:value-type="string" office:string-value="rip -r C:\Users\admlocal\Documents\Lab4Registo\NTUSER.DAT -p mndmru &gt;mndmru.txt &amp;&amp; type mndmru.txt" calcext:value-type="string">
            <text:p>rip -r C:\Users\admlocal\Documents\Lab4Registo\NTUSER.DAT -p mndmru &gt;mndmru.txt &amp;&amp; type mndmru.txt</text:p>
          </table:table-cell>
          <table:table-cell office:value-type="string" calcext:value-type="string">
            <text:p>mndmru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contents of user's Map Network Drive MRU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88];&quot; &quot;;[$PARAMETROS.$B$4]; &quot; &quot; ;[.B88]; &quot; &gt;&quot;;[.B88];&quot;.txt &amp;&amp; type &quot;;[.B88];&quot;.txt&quot;)" office:value-type="string" office:string-value="rip -r C:\Users\admlocal\Documents\Lab4Registo\NTUSER.DAT -p mndmru_tln &gt;mndmru_tln.txt &amp;&amp; type mndmru_tln.txt" calcext:value-type="string">
            <text:p>rip -r C:\Users\admlocal\Documents\Lab4Registo\NTUSER.DAT -p mndmru_tln &gt;mndmru_tln.txt &amp;&amp; type mndmru_tln.txt</text:p>
          </table:table-cell>
          <table:table-cell office:value-type="string" calcext:value-type="string">
            <text:p>mndmru_tln</text:p>
          </table:table-cell>
          <table:table-cell office:value-type="float" office:value="20120829" calcext:value-type="float">
            <text:p>2012082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user's Map Network Drive MRU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89];&quot; &quot;;[$PARAMETROS.$B$4]; &quot; &quot; ;[.B89]; &quot; &gt;&quot;;[.B89];&quot;.txt &amp;&amp; type &quot;;[.B89];&quot;.txt&quot;)" office:value-type="string" office:string-value="rip -r C:\Users\admlocal\Documents\Lab4Registo\NTUSER.DAT -p mp2 &gt;mp2.txt &amp;&amp; type mp2.txt" calcext:value-type="string">
            <text:p>rip -r C:\Users\admlocal\Documents\Lab4Registo\NTUSER.DAT -p mp2 &gt;mp2.txt &amp;&amp; type mp2.txt</text:p>
          </table:table-cell>
          <table:table-cell office:value-type="string" calcext:value-type="string">
            <text:p>mp2</text:p>
          </table:table-cell>
          <table:table-cell office:value-type="float" office:value="20120330" calcext:value-type="float">
            <text:p>2012033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MountPoints2 key content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90];&quot; &quot;;[$PARAMETROS.$B$4]; &quot; &quot; ;[.B90]; &quot; &gt;&quot;;[.B90];&quot;.txt &amp;&amp; type &quot;;[.B90];&quot;.txt&quot;)" office:value-type="string" office:string-value="rip -r C:\Users\admlocal\Documents\Lab4Registo\NTUSER.DAT -p mp3 &gt;mp3.txt &amp;&amp; type mp3.txt" calcext:value-type="string">
            <text:p>rip -r C:\Users\admlocal\Documents\Lab4Registo\NTUSER.DAT -p mp3 &gt;mp3.txt &amp;&amp; type mp3.txt</text:p>
          </table:table-cell>
          <table:table-cell office:value-type="string" calcext:value-type="string">
            <text:p>mp3</text:p>
          </table:table-cell>
          <table:table-cell office:value-type="float" office:value="20120330" calcext:value-type="float">
            <text:p>2012033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MountPoints2 key content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91];&quot; &quot;;[$PARAMETROS.$B$4]; &quot; &quot; ;[.B91]; &quot; &gt;&quot;;[.B91];&quot;.txt &amp;&amp; type &quot;;[.B91];&quot;.txt&quot;)" office:value-type="string" office:string-value="rip -r C:\Users\admlocal\Documents\Lab4Registo\NTUSER.DAT -p mpmru &gt;mpmru.txt &amp;&amp; type mpmru.txt" calcext:value-type="string">
            <text:p>rip -r C:\Users\admlocal\Documents\Lab4Registo\NTUSER.DAT -p mpmru &gt;mpmru.txt &amp;&amp; type mpmru.txt</text:p>
          </table:table-cell>
          <table:table-cell office:value-type="string" calcext:value-type="string">
            <text:p>mpmru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Media Player RecentFileList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92];&quot; &quot;;[$PARAMETROS.$B$4]; &quot; &quot; ;[.B92]; &quot; &gt;&quot;;[.B92];&quot;.txt &amp;&amp; type &quot;;[.B92];&quot;.txt&quot;)" office:value-type="string" office:string-value="rip -r C:\Users\admlocal\Documents\Lab4Registo\NTUSER.DAT -p mspaper &gt;mspaper.txt &amp;&amp; type mspaper.txt" calcext:value-type="string">
            <text:p>rip -r C:\Users\admlocal\Documents\Lab4Registo\NTUSER.DAT -p mspaper &gt;mspaper.txt &amp;&amp; type mspaper.txt</text:p>
          </table:table-cell>
          <table:table-cell office:value-type="string" calcext:value-type="string">
            <text:p>mspaper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images listed in user's MSPaper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93];&quot; &quot;;[$PARAMETROS.$B$4]; &quot; &quot; ;[.B93]; &quot; &gt;&quot;;[.B93];&quot;.txt &amp;&amp; type &quot;;[.B93];&quot;.txt&quot;)" office:value-type="string" office:string-value="rip -r C:\Users\admlocal\Documents\Lab4Registo\NTUSER.DAT -p muicache &gt;muicache.txt &amp;&amp; type muicache.txt" calcext:value-type="string">
            <text:p>rip -r C:\Users\admlocal\Documents\Lab4Registo\NTUSER.DAT -p muicache &gt;muicache.txt &amp;&amp; type muicache.txt</text:p>
          </table:table-cell>
          <table:table-cell office:value-type="string" calcext:value-type="string">
            <text:p>muicache</text:p>
          </table:table-cell>
          <table:table-cell office:value-type="float" office:value="20130425" calcext:value-type="float">
            <text:p>201304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USRCLASS.DAT</text:p>
          </table:table-cell>
          <table:table-cell office:value-type="string" calcext:value-type="string">
            <text:p>Gets EXEs from user's MUICache key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94];&quot; &quot;;[$PARAMETROS.$B$4]; &quot; &quot; ;[.B94]; &quot; &gt;&quot;;[.B94];&quot;.txt &amp;&amp; type &quot;;[.B94];&quot;.txt&quot;)" office:value-type="string" office:string-value="rip -r C:\Users\admlocal\Documents\Lab4Registo\NTUSER.DAT -p muicache_tln &gt;muicache_tln.txt &amp;&amp; type muicache_tln.txt" calcext:value-type="string">
            <text:p>rip -r C:\Users\admlocal\Documents\Lab4Registo\NTUSER.DAT -p muicache_tln &gt;muicache_tln.txt &amp;&amp; type muicache_tln.txt</text:p>
          </table:table-cell>
          <table:table-cell office:value-type="string" calcext:value-type="string">
            <text:p>muicache_tln</text:p>
          </table:table-cell>
          <table:table-cell office:value-type="float" office:value="20130425" calcext:value-type="float">
            <text:p>201304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USRCLASS.DAT</text:p>
          </table:table-cell>
          <table:table-cell office:value-type="string" calcext:value-type="string">
            <text:p>Gets EXEs from user's MUICache key (TLN)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95];&quot; &quot;;[$PARAMETROS.$B$4]; &quot; &quot; ;[.B95]; &quot; &gt;&quot;;[.B95];&quot;.txt &amp;&amp; type &quot;;[.B95];&quot;.txt&quot;)" office:value-type="string" office:string-value="rip -r C:\Users\admlocal\Documents\Lab4Registo\NTUSER.DAT -p mzthunderbird &gt;mzthunderbird.txt &amp;&amp; type mzthunderbird.txt" calcext:value-type="string">
            <text:p>rip -r C:\Users\admlocal\Documents\Lab4Registo\NTUSER.DAT -p mzthunderbird &gt;mzthunderbird.txt &amp;&amp; type mzthunderbird.txt</text:p>
          </table:table-cell>
          <table:table-cell office:value-type="string" calcext:value-type="string">
            <text:p>mzthunderbird</text:p>
          </table:table-cell>
          <table:table-cell office:value-type="float" office:value="20180712" calcext:value-type="float">
            <text:p>20180712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Thunderbird profile data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96];&quot; &quot;;[$PARAMETROS.$B$4]; &quot; &quot; ;[.B96]; &quot; &gt;&quot;;[.B96];&quot;.txt &amp;&amp; type &quot;;[.B96];&quot;.txt&quot;)" office:value-type="string" office:string-value="rip -r C:\Users\admlocal\Documents\Lab4Registo\ntuser.dat -p nation &gt;nation.txt &amp;&amp; type nation.txt" calcext:value-type="string">
            <text:p>rip -r C:\Users\admlocal\Documents\Lab4Registo\ntuser.dat -p nation &gt;nation.txt &amp;&amp; type nation.txt</text:p>
          </table:table-cell>
          <table:table-cell office:value-type="string" calcext:value-type="string">
            <text:p>nation</text:p>
          </table:table-cell>
          <table:table-cell office:value-type="float" office:value="20091116" calcext:value-type="float">
            <text:p>20091116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region information from HKCU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97];&quot; &quot;;[$PARAMETROS.$B$4]; &quot; &quot; ;[.B97]; &quot; &gt;&quot;;[.B97];&quot;.txt &amp;&amp; type &quot;;[.B97];&quot;.txt&quot;)" office:value-type="string" office:string-value="rip -r C:\Users\admlocal\Documents\Lab4Registo\NTUSER.DAT -p nero &gt;nero.txt &amp;&amp; type nero.txt" calcext:value-type="string">
            <text:p>rip -r C:\Users\admlocal\Documents\Lab4Registo\NTUSER.DAT -p nero &gt;nero.txt &amp;&amp; type nero.txt</text:p>
          </table:table-cell>
          <table:table-cell office:value-type="string" calcext:value-type="string">
            <text:p>nero</text:p>
          </table:table-cell>
          <table:table-cell office:value-type="float" office:value="20100218" calcext:value-type="float">
            <text:p>2010021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Ahead\Nero Recent File List subkey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98];&quot; &quot;;[$PARAMETROS.$B$4]; &quot; &quot; ;[.B98]; &quot; &gt;&quot;;[.B98];&quot;.txt &amp;&amp; type &quot;;[.B98];&quot;.txt&quot;)" office:value-type="string" office:string-value="rip -r C:\Users\admlocal\Documents\Lab4Registo\NTUSER.DAT -p netassist &gt;netassist.txt &amp;&amp; type netassist.txt" calcext:value-type="string">
            <text:p>rip -r C:\Users\admlocal\Documents\Lab4Registo\NTUSER.DAT -p netassist &gt;netassist.txt &amp;&amp; type netassist.txt</text:p>
          </table:table-cell>
          <table:table-cell office:value-type="string" calcext:value-type="string">
            <text:p>netassist</text:p>
          </table:table-cell>
          <table:table-cell office:value-type="float" office:value="20110427" calcext:value-type="float">
            <text:p>2011042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 for Firefox Extensions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99];&quot; &quot;;[$PARAMETROS.$B$4]; &quot; &quot; ;[.B99]; &quot; &gt;&quot;;[.B99];&quot;.txt &amp;&amp; type &quot;;[.B99];&quot;.txt&quot;)" office:value-type="string" office:string-value="rip -r C:\Users\admlocal\Documents\Lab4Registo\NTUSER.DAT -p ntusernetwork &gt;ntusernetwork.txt &amp;&amp; type ntusernetwork.txt" calcext:value-type="string">
            <text:p>rip -r C:\Users\admlocal\Documents\Lab4Registo\NTUSER.DAT -p ntusernetwork &gt;ntusernetwork.txt &amp;&amp; type ntusernetwork.txt</text:p>
          </table:table-cell>
          <table:table-cell office:value-type="string" calcext:value-type="string">
            <text:p>ntusernetwork</text:p>
          </table:table-cell>
          <table:table-cell office:value-type="float" office:value="20110601" calcext:value-type="float">
            <text:p>2011060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Returns contents of user's Network subkey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00];&quot; &quot;;[$PARAMETROS.$B$4]; &quot; &quot; ;[.B100]; &quot; &gt;&quot;;[.B100];&quot;.txt &amp;&amp; type &quot;;[.B100];&quot;.txt&quot;)" office:value-type="string" office:string-value="rip -r C:\Users\admlocal\Documents\Lab4Registo\NTUSER.DAT -p odysseus &gt;odysseus.txt &amp;&amp; type odysseus.txt" calcext:value-type="string">
            <text:p>rip -r C:\Users\admlocal\Documents\Lab4Registo\NTUSER.DAT -p odysseus &gt;odysseus.txt &amp;&amp; type odysseus.txt</text:p>
          </table:table-cell>
          <table:table-cell office:value-type="string" calcext:value-type="string">
            <text:p>odysseus</text:p>
          </table:table-cell>
          <table:table-cell office:value-type="float" office:value="20110202" calcext:value-type="float">
            <text:p>20110202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 registry keys for Odysseus by bindshell.net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01];&quot; &quot;;[$PARAMETROS.$B$4]; &quot; &quot; ;[.B101]; &quot; &gt;&quot;;[.B101];&quot;.txt &amp;&amp; type &quot;;[.B101];&quot;.txt&quot;)" office:value-type="string" office:string-value="rip -r C:\Users\admlocal\Documents\Lab4Registo\NTUSER.DAT -p officedocs &gt;officedocs.txt &amp;&amp; type officedocs.txt" calcext:value-type="string">
            <text:p>rip -r C:\Users\admlocal\Documents\Lab4Registo\NTUSER.DAT -p officedocs &gt;officedocs.txt &amp;&amp; type officedocs.txt</text:p>
          </table:table-cell>
          <table:table-cell office:value-type="string" calcext:value-type="string">
            <text:p>officedocs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Office doc MRU key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02];&quot; &quot;;[$PARAMETROS.$B$4]; &quot; &quot; ;[.B102]; &quot; &gt;&quot;;[.B102];&quot;.txt &amp;&amp; type &quot;;[.B102];&quot;.txt&quot;)" office:value-type="string" office:string-value="rip -r C:\Users\admlocal\Documents\Lab4Registo\NTUSER.DAT -p officedocs2010 &gt;officedocs2010.txt &amp;&amp; type officedocs2010.txt" calcext:value-type="string">
            <text:p>rip -r C:\Users\admlocal\Documents\Lab4Registo\NTUSER.DAT -p officedocs2010 &gt;officedocs2010.txt &amp;&amp; type officedocs2010.txt</text:p>
          </table:table-cell>
          <table:table-cell office:value-type="string" calcext:value-type="string">
            <text:p>officedocs2010</text:p>
          </table:table-cell>
          <table:table-cell office:value-type="float" office:value="2011090" calcext:value-type="float">
            <text:p>201109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Office 2010 doc MRU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03];&quot; &quot;;[$PARAMETROS.$B$4]; &quot; &quot; ;[.B103]; &quot; &gt;&quot;;[.B103];&quot;.txt &amp;&amp; type &quot;;[.B103];&quot;.txt&quot;)" office:value-type="string" office:string-value="rip -r C:\Users\admlocal\Documents\Lab4Registo\NTUSER.DAT -p officedocs2010_tln &gt;officedocs2010_tln.txt &amp;&amp; type officedocs2010_tln.txt" calcext:value-type="string">
            <text:p>rip -r C:\Users\admlocal\Documents\Lab4Registo\NTUSER.DAT -p officedocs2010_tln &gt;officedocs2010_tln.txt &amp;&amp; type officedocs2010_tln.txt</text:p>
          </table:table-cell>
          <table:table-cell office:value-type="string" calcext:value-type="string">
            <text:p>officedocs2010_tln</text:p>
          </table:table-cell>
          <table:table-cell office:value-type="float" office:value="20120717" calcext:value-type="float">
            <text:p>2012071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Office 2010 doc MRU values; TLN output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04];&quot; &quot;;[$PARAMETROS.$B$4]; &quot; &quot; ;[.B104]; &quot; &gt;&quot;;[.B104];&quot;.txt &amp;&amp; type &quot;;[.B104];&quot;.txt&quot;)" office:value-type="string" office:string-value="rip -r C:\Users\admlocal\Documents\Lab4Registo\NTUSER.DAT -p oisc &gt;oisc.txt &amp;&amp; type oisc.txt" calcext:value-type="string">
            <text:p>rip -r C:\Users\admlocal\Documents\Lab4Registo\NTUSER.DAT -p oisc &gt;oisc.txt &amp;&amp; type oisc.txt</text:p>
          </table:table-cell>
          <table:table-cell office:value-type="string" calcext:value-type="string">
            <text:p>oisc</text:p>
          </table:table-cell>
          <table:table-cell office:value-type="float" office:value="20091125" calcext:value-type="float">
            <text:p>200911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Office Internet Server Cach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05];&quot; &quot;;[$PARAMETROS.$B$4]; &quot; &quot; ;[.B105]; &quot; &gt;&quot;;[.B105];&quot;.txt &amp;&amp; type &quot;;[.B105];&quot;.txt&quot;)" office:value-type="string" office:string-value="rip -r C:\Users\admlocal\Documents\Lab4Registo\NTUSER.DAT -p olsearch &gt;olsearch.txt &amp;&amp; type olsearch.txt" calcext:value-type="string">
            <text:p>rip -r C:\Users\admlocal\Documents\Lab4Registo\NTUSER.DAT -p olsearch &gt;olsearch.txt &amp;&amp; type olsearch.txt</text:p>
          </table:table-cell>
          <table:table-cell office:value-type="string" calcext:value-type="string">
            <text:p>olsearch</text:p>
          </table:table-cell>
          <table:table-cell office:value-type="float" office:value="20130124" calcext:value-type="float">
            <text:p>201301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OutLook Search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06];&quot; &quot;;[$PARAMETROS.$B$4]; &quot; &quot; ;[.B106]; &quot; &gt;&quot;;[.B106];&quot;.txt &amp;&amp; type &quot;;[.B106];&quot;.txt&quot;)" office:value-type="string" office:string-value="rip -r C:\Users\admlocal\Documents\Lab4Registo\NTUSER.DAT -p osversion &gt;osversion.txt &amp;&amp; type osversion.txt" calcext:value-type="string">
            <text:p>rip -r C:\Users\admlocal\Documents\Lab4Registo\NTUSER.DAT -p osversion &gt;osversion.txt &amp;&amp; type osversion.txt</text:p>
          </table:table-cell>
          <table:table-cell office:value-type="string" calcext:value-type="string">
            <text:p>osversion</text:p>
          </table:table-cell>
          <table:table-cell office:value-type="float" office:value="20120601" calcext:value-type="float">
            <text:p>2012060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for OSVersion valu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07];&quot; &quot;;[$PARAMETROS.$B$4]; &quot; &quot; ;[.B107]; &quot; &gt;&quot;;[.B107];&quot;.txt &amp;&amp; type &quot;;[.B107];&quot;.txt&quot;)" office:value-type="string" office:string-value="rip -r C:\Users\admlocal\Documents\Lab4Registo\NTUSER.DAT -p osversion_tln &gt;osversion_tln.txt &amp;&amp; type osversion_tln.txt" calcext:value-type="string">
            <text:p>rip -r C:\Users\admlocal\Documents\Lab4Registo\NTUSER.DAT -p osversion_tln &gt;osversion_tln.txt &amp;&amp; type osversion_tln.txt</text:p>
          </table:table-cell>
          <table:table-cell office:value-type="string" calcext:value-type="string">
            <text:p>osversion_tln</text:p>
          </table:table-cell>
          <table:table-cell office:value-type="float" office:value="20120608" calcext:value-type="float">
            <text:p>2012060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for OSVersion value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08];&quot; &quot;;[$PARAMETROS.$B$4]; &quot; &quot; ;[.B108]; &quot; &gt;&quot;;[.B108];&quot;.txt &amp;&amp; type &quot;;[.B108];&quot;.txt&quot;)" office:value-type="string" office:string-value="rip -r C:\Users\admlocal\Documents\Lab4Registo\NTUSER.DAT -p outlook &gt;outlook.txt &amp;&amp; type outlook.txt" calcext:value-type="string">
            <text:p>rip -r C:\Users\admlocal\Documents\Lab4Registo\NTUSER.DAT -p outlook &gt;outlook.txt &amp;&amp; type outlook.txt</text:p>
          </table:table-cell>
          <table:table-cell office:value-type="string" calcext:value-type="string">
            <text:p>outlook</text:p>
          </table:table-cell>
          <table:table-cell office:value-type="float" office:value="20100218" calcext:value-type="float">
            <text:p>2010021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Outlook setting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09];&quot; &quot;;[$PARAMETROS.$B$4]; &quot; &quot; ;[.B109]; &quot; &gt;&quot;;[.B109];&quot;.txt &amp;&amp; type &quot;;[.B109];&quot;.txt&quot;)" office:value-type="string" office:string-value="rip -r C:\Users\admlocal\Documents\Lab4Registo\NTUSER.DAT -p outlook2 &gt;outlook2.txt &amp;&amp; type outlook2.txt" calcext:value-type="string">
            <text:p>rip -r C:\Users\admlocal\Documents\Lab4Registo\NTUSER.DAT -p outlook2 &gt;outlook2.txt &amp;&amp; type outlook2.txt</text:p>
          </table:table-cell>
          <table:table-cell office:value-type="string" calcext:value-type="string">
            <text:p>outlook2</text:p>
          </table:table-cell>
          <table:table-cell office:value-type="float" office:value="20130308" calcext:value-type="float">
            <text:p>2013030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MAPI (Outlook) settings *BETA*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10];&quot; &quot;;[$PARAMETROS.$B$4]; &quot; &quot; ;[.B110]; &quot; &gt;&quot;;[.B110];&quot;.txt &amp;&amp; type &quot;;[.B110];&quot;.txt&quot;)" office:value-type="string" office:string-value="rip -r C:\Users\admlocal\Documents\Lab4Registo\NTUSER.DAT -p policies_u &gt;policies_u.txt &amp;&amp; type policies_u.txt" calcext:value-type="string">
            <text:p>rip -r C:\Users\admlocal\Documents\Lab4Registo\NTUSER.DAT -p policies_u &gt;policies_u.txt &amp;&amp; type policies_u.txt</text:p>
          </table:table-cell>
          <table:table-cell office:value-type="string" calcext:value-type="string">
            <text:p>policies_u</text:p>
          </table:table-cell>
          <table:table-cell office:value-type="float" office:value="20091021" calcext:value-type="float">
            <text:p>2009102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values from the user's Policie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11];&quot; &quot;;[$PARAMETROS.$B$4]; &quot; &quot; ;[.B111]; &quot; &gt;&quot;;[.B111];&quot;.txt &amp;&amp; type &quot;;[.B111];&quot;.txt&quot;)" office:value-type="string" office:string-value="rip -r C:\Users\admlocal\Documents\Lab4Registo\NTUSER.DAT -p printermru &gt;printermru.txt &amp;&amp; type printermru.txt" calcext:value-type="string">
            <text:p>rip -r C:\Users\admlocal\Documents\Lab4Registo\NTUSER.DAT -p printermru &gt;printermru.txt &amp;&amp; type printermru.txt</text:p>
          </table:table-cell>
          <table:table-cell office:value-type="string" calcext:value-type="string">
            <text:p>printermru</text:p>
          </table:table-cell>
          <table:table-cell office:value-type="float" office:value="20091125" calcext:value-type="float">
            <text:p>200911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Printer Wizard MRU listing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12];&quot; &quot;;[$PARAMETROS.$B$4]; &quot; &quot; ;[.B112]; &quot; &gt;&quot;;[.B112];&quot;.txt &amp;&amp; type &quot;;[.B112];&quot;.txt&quot;)" office:value-type="string" office:string-value="rip -r C:\Users\admlocal\Documents\Lab4Registo\NTUSER.DAT -p printers &gt;printers.txt &amp;&amp; type printers.txt" calcext:value-type="string">
            <text:p>rip -r C:\Users\admlocal\Documents\Lab4Registo\NTUSER.DAT -p printers &gt;printers.txt &amp;&amp; type printers.txt</text:p>
          </table:table-cell>
          <table:table-cell office:value-type="string" calcext:value-type="string">
            <text:p>printers</text:p>
          </table:table-cell>
          <table:table-cell office:value-type="float" office:value="20090223" calcext:value-type="float">
            <text:p>2009022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user's printer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13];&quot; &quot;;[$PARAMETROS.$B$4]; &quot; &quot; ;[.B113]; &quot; &gt;&quot;;[.B113];&quot;.txt &amp;&amp; type &quot;;[.B113];&quot;.txt&quot;)" office:value-type="string" office:string-value="rip -r C:\Users\admlocal\Documents\Lab4Registo\NTUSER.DAT -p privoxy &gt;privoxy.txt &amp;&amp; type privoxy.txt" calcext:value-type="string">
            <text:p>rip -r C:\Users\admlocal\Documents\Lab4Registo\NTUSER.DAT -p privoxy &gt;privoxy.txt &amp;&amp; type privoxy.txt</text:p>
          </table:table-cell>
          <table:table-cell office:value-type="string" calcext:value-type="string">
            <text:p>privoxy</text:p>
          </table:table-cell>
          <table:table-cell office:value-type="float" office:value="20110204" calcext:value-type="float">
            <text:p>2011020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the install path for Privoxy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14];&quot; &quot;;[$PARAMETROS.$B$4]; &quot; &quot; ;[.B114]; &quot; &gt;&quot;;[.B114];&quot;.txt &amp;&amp; type &quot;;[.B114];&quot;.txt&quot;)" office:value-type="string" office:string-value="rip -r C:\Users\admlocal\Documents\Lab4Registo\NTUSER.DAT -p profiler &gt;profiler.txt &amp;&amp; type profiler.txt" calcext:value-type="string">
            <text:p>rip -r C:\Users\admlocal\Documents\Lab4Registo\NTUSER.DAT -p profiler &gt;profiler.txt &amp;&amp; type profiler.txt</text:p>
          </table:table-cell>
          <table:table-cell office:value-type="string" calcext:value-type="string">
            <text:p>profiler</text:p>
          </table:table-cell>
          <table:table-cell office:value-type="float" office:value="20140510" calcext:value-type="float">
            <text:p>2014051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ystem</text:p>
          </table:table-cell>
          <table:table-cell office:value-type="string" calcext:value-type="string">
            <text:p>Environment profiler information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115];&quot; &quot;;[$PARAMETROS.$B$4]; &quot; &quot; ;[.B115]; &quot; &gt;&quot;;[.B115];&quot;.txt &amp;&amp; type &quot;;[.B115];&quot;.txt&quot;)" office:value-type="string" office:string-value="rip -r C:\Users\admlocal\Documents\Lab4Registo\NTUSER.DAT -p proxysettings &gt;proxysettings.txt &amp;&amp; type proxysettings.txt" calcext:value-type="string">
            <text:p>rip -r C:\Users\admlocal\Documents\Lab4Registo\NTUSER.DAT -p proxysettings &gt;proxysettings.txt &amp;&amp; type proxysettings.txt</text:p>
          </table:table-cell>
          <table:table-cell office:value-type="string" calcext:value-type="string">
            <text:p>proxysettings</text:p>
          </table:table-cell>
          <table:table-cell office:value-type="float" office:value="20081224" calcext:value-type="float">
            <text:p>200812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Proxy Setting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16];&quot; &quot;;[$PARAMETROS.$B$4]; &quot; &quot; ;[.B116]; &quot; &gt;&quot;;[.B116];&quot;.txt &amp;&amp; type &quot;;[.B116];&quot;.txt&quot;)" office:value-type="string" office:string-value="rip -r C:\Users\admlocal\Documents\Lab4Registo\NTUSER.DAT -p pslogging &gt;pslogging.txt &amp;&amp; type pslogging.txt" calcext:value-type="string">
            <text:p>rip -r C:\Users\admlocal\Documents\Lab4Registo\NTUSER.DAT -p pslogging &gt;pslogging.txt &amp;&amp; type pslogging.txt</text:p>
          </table:table-cell>
          <table:table-cell office:value-type="string" calcext:value-type="string">
            <text:p>pslogging</text:p>
          </table:table-cell>
          <table:table-cell office:value-type="float" office:value="20181209" calcext:value-type="float">
            <text:p>2018120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Extracts PowerShell logging settings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117];&quot; &quot;;[$PARAMETROS.$B$4]; &quot; &quot; ;[.B117]; &quot; &gt;&quot;;[.B117];&quot;.txt &amp;&amp; type &quot;;[.B117];&quot;.txt&quot;)" office:value-type="string" office:string-value="rip -r C:\Users\admlocal\Documents\Lab4Registo\NTUSER.DAT -p publishingwizard &gt;publishingwizard.txt &amp;&amp; type publishingwizard.txt" calcext:value-type="string">
            <text:p>rip -r C:\Users\admlocal\Documents\Lab4Registo\NTUSER.DAT -p publishingwizard &gt;publishingwizard.txt &amp;&amp; type publishingwizard.txt</text:p>
          </table:table-cell>
          <table:table-cell office:value-type="string" calcext:value-type="string">
            <text:p>publishingwizard</text:p>
          </table:table-cell>
          <table:table-cell office:value-type="float" office:value="20110202" calcext:value-type="float">
            <text:p>20110202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 AddNetPlace\LocationMRU for Microsoft Publishing Wizard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18];&quot; &quot;;[$PARAMETROS.$B$4]; &quot; &quot; ;[.B118]; &quot; &gt;&quot;;[.B118];&quot;.txt &amp;&amp; type &quot;;[.B118];&quot;.txt&quot;)" office:value-type="string" office:string-value="rip -r C:\Users\admlocal\Documents\Lab4Registo\NTUSER.DAT -p putty &gt;putty.txt &amp;&amp; type putty.txt" calcext:value-type="string">
            <text:p>rip -r C:\Users\admlocal\Documents\Lab4Registo\NTUSER.DAT -p putty &gt;putty.txt &amp;&amp; type putty.txt</text:p>
          </table:table-cell>
          <table:table-cell office:value-type="string" calcext:value-type="string">
            <text:p>putty</text:p>
          </table:table-cell>
          <table:table-cell office:value-type="float" office:value="20110204" calcext:value-type="float">
            <text:p>2011020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the saved SshHostKeys for PuTTY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19];&quot; &quot;;[$PARAMETROS.$B$4]; &quot; &quot; ;[.B119]; &quot; &gt;&quot;;[.B119];&quot;.txt &amp;&amp; type &quot;;[.B119];&quot;.txt&quot;)" office:value-type="string" office:string-value="rip -r C:\Users\admlocal\Documents\Lab4Registo\NTUSER.DAT -p putty_sessions &gt;putty_sessions.txt &amp;&amp; type putty_sessions.txt" calcext:value-type="string">
            <text:p>rip -r C:\Users\admlocal\Documents\Lab4Registo\NTUSER.DAT -p putty_sessions &gt;putty_sessions.txt &amp;&amp; type putty_sessions.txt</text:p>
          </table:table-cell>
          <table:table-cell office:value-type="string" calcext:value-type="string">
            <text:p>putty_sessions</text:p>
          </table:table-cell>
          <table:table-cell office:value-type="float" office:value="20170321" calcext:value-type="float">
            <text:p>2017032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the saved sessions for PuTTY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20];&quot; &quot;;[$PARAMETROS.$B$4]; &quot; &quot; ;[.B120]; &quot; &gt;&quot;;[.B120];&quot;.txt &amp;&amp; type &quot;;[.B120];&quot;.txt&quot;)" office:value-type="string" office:string-value="rip -r C:\Users\admlocal\Documents\Lab4Registo\NTUSER.DAT -p rdphint &gt;rdphint.txt &amp;&amp; type rdphint.txt" calcext:value-type="string">
            <text:p>rip -r C:\Users\admlocal\Documents\Lab4Registo\NTUSER.DAT -p rdphint &gt;rdphint.txt &amp;&amp; type rdphint.txt</text:p>
          </table:table-cell>
          <table:table-cell office:value-type="string" calcext:value-type="string">
            <text:p>rdphint</text:p>
          </table:table-cell>
          <table:table-cell office:value-type="float" office:value="20090715" calcext:value-type="float">
            <text:p>200907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hosts logged onto via RDP and the Domain\Usernam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21];&quot; &quot;;[$PARAMETROS.$B$4]; &quot; &quot; ;[.B121]; &quot; &gt;&quot;;[.B121];&quot;.txt &amp;&amp; type &quot;;[.B121];&quot;.txt&quot;)" office:value-type="string" office:string-value="rip -r C:\Users\admlocal\Documents\Lab4Registo\NTUSER.DAT -p reading_locations &gt;reading_locations.txt &amp;&amp; type reading_locations.txt" calcext:value-type="string">
            <text:p>rip -r C:\Users\admlocal\Documents\Lab4Registo\NTUSER.DAT -p reading_locations &gt;reading_locations.txt &amp;&amp; type reading_locations.txt</text:p>
          </table:table-cell>
          <table:table-cell office:value-type="string" calcext:value-type="string">
            <text:p>reading_locations</text:p>
          </table:table-cell>
          <table:table-cell office:value-type="float" office:value="20140130" calcext:value-type="float">
            <text:p>2014013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MS Word 2013 Reading Location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22];&quot; &quot;;[$PARAMETROS.$B$4]; &quot; &quot; ;[.B122]; &quot; &gt;&quot;;[.B122];&quot;.txt &amp;&amp; type &quot;;[.B122];&quot;.txt&quot;)" office:value-type="string" office:string-value="rip -r C:\Users\admlocal\Documents\Lab4Registo\NTUSER.DAT -p realplayer6 &gt;realplayer6.txt &amp;&amp; type realplayer6.txt" calcext:value-type="string">
            <text:p>rip -r C:\Users\admlocal\Documents\Lab4Registo\NTUSER.DAT -p realplayer6 &gt;realplayer6.txt &amp;&amp; type realplayer6.txt</text:p>
          </table:table-cell>
          <table:table-cell office:value-type="string" calcext:value-type="string">
            <text:p>realplayer6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RealPlayer v6 MostRecentClips(Default)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23];&quot; &quot;;[$PARAMETROS.$B$4]; &quot; &quot; ;[.B123]; &quot; &gt;&quot;;[.B123];&quot;.txt &amp;&amp; type &quot;;[.B123];&quot;.txt&quot;)" office:value-type="string" office:string-value="rip -r C:\Users\admlocal\Documents\Lab4Registo\NTUSER.DAT -p realvnc &gt;realvnc.txt &amp;&amp; type realvnc.txt" calcext:value-type="string">
            <text:p>rip -r C:\Users\admlocal\Documents\Lab4Registo\NTUSER.DAT -p realvnc &gt;realvnc.txt &amp;&amp; type realvnc.txt</text:p>
          </table:table-cell>
          <table:table-cell office:value-type="string" calcext:value-type="string">
            <text:p>realvnc</text:p>
          </table:table-cell>
          <table:table-cell office:value-type="float" office:value="20091125" calcext:value-type="float">
            <text:p>200911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RealVNC MRU listing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24];&quot; &quot;;[$PARAMETROS.$B$4]; &quot; &quot; ;[.B124]; &quot; &gt;&quot;;[.B124];&quot;.txt &amp;&amp; type &quot;;[.B124];&quot;.txt&quot;)" office:value-type="string" office:string-value="rip -r C:\Users\admlocal\Documents\Lab4Registo\NTUSER.DAT -p recentapps &gt;recentapps.txt &amp;&amp; type recentapps.txt" calcext:value-type="string">
            <text:p>rip -r C:\Users\admlocal\Documents\Lab4Registo\NTUSER.DAT -p recentapps &gt;recentapps.txt &amp;&amp; type recentapps.txt</text:p>
          </table:table-cell>
          <table:table-cell office:value-type="string" calcext:value-type="string">
            <text:p>recentapps</text:p>
          </table:table-cell>
          <table:table-cell office:value-type="float" office:value="20171013" calcext:value-type="float">
            <text:p>2017101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RecentApp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25];&quot; &quot;;[$PARAMETROS.$B$4]; &quot; &quot; ;[.B125]; &quot; &gt;&quot;;[.B125];&quot;.txt &amp;&amp; type &quot;;[.B125];&quot;.txt&quot;)" office:value-type="string" office:string-value="rip -r C:\Users\admlocal\Documents\Lab4Registo\NTUSER.DAT -p recentapps_tln &gt;recentapps_tln.txt &amp;&amp; type recentapps_tln.txt" calcext:value-type="string">
            <text:p>rip -r C:\Users\admlocal\Documents\Lab4Registo\NTUSER.DAT -p recentapps_tln &gt;recentapps_tln.txt &amp;&amp; type recentapps_tln.txt</text:p>
          </table:table-cell>
          <table:table-cell office:value-type="string" calcext:value-type="string">
            <text:p>recentapps_tln</text:p>
          </table:table-cell>
          <table:table-cell office:value-type="float" office:value="20190513" calcext:value-type="float">
            <text:p>2019051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RecentApp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26];&quot; &quot;;[$PARAMETROS.$B$4]; &quot; &quot; ;[.B126]; &quot; &gt;&quot;;[.B126];&quot;.txt &amp;&amp; type &quot;;[.B126];&quot;.txt&quot;)" office:value-type="string" office:string-value="rip -r C:\Users\admlocal\Documents\Lab4Registo\NTUSER.DAT -p recentdocs &gt;recentdocs.txt &amp;&amp; type recentdocs.txt" calcext:value-type="string">
            <text:p>rip -r C:\Users\admlocal\Documents\Lab4Registo\NTUSER.DAT -p recentdocs &gt;recentdocs.txt &amp;&amp; type recentdocs.txt</text:p>
          </table:table-cell>
          <table:table-cell office:value-type="string" calcext:value-type="string">
            <text:p>recentdocs</text:p>
          </table:table-cell>
          <table:table-cell office:value-type="float" office:value="20100405" calcext:value-type="float">
            <text:p>2010040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RecentDoc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27];&quot; &quot;;[$PARAMETROS.$B$4]; &quot; &quot; ;[.B127]; &quot; &gt;&quot;;[.B127];&quot;.txt &amp;&amp; type &quot;;[.B127];&quot;.txt&quot;)" office:value-type="string" office:string-value="rip -r C:\Users\admlocal\Documents\Lab4Registo\NTUSER.DAT -p recentdocs_timeline &gt;recentdocs_timeline.txt &amp;&amp; type recentdocs_timeline.txt" calcext:value-type="string">
            <text:p>rip -r C:\Users\admlocal\Documents\Lab4Registo\NTUSER.DAT -p recentdocs_timeline &gt;recentdocs_timeline.txt &amp;&amp; type recentdocs_timeline.txt</text:p>
          </table:table-cell>
          <table:table-cell office:value-type="string" calcext:value-type="string">
            <text:p>recentdocs_timeline</text:p>
          </table:table-cell>
          <table:table-cell office:value-type="float" office:value="20161112" calcext:value-type="float">
            <text:p>20161112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RecentDocs key and place last write times into timeline based on MRUListEx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28];&quot; &quot;;[$PARAMETROS.$B$4]; &quot; &quot; ;[.B128]; &quot; &gt;&quot;;[.B128];&quot;.txt &amp;&amp; type &quot;;[.B128];&quot;.txt&quot;)" office:value-type="string" office:string-value="rip -r C:\Users\admlocal\Documents\Lab4Registo\NTUSER.DAT -p recentdocs_tln &gt;recentdocs_tln.txt &amp;&amp; type recentdocs_tln.txt" calcext:value-type="string">
            <text:p>rip -r C:\Users\admlocal\Documents\Lab4Registo\NTUSER.DAT -p recentdocs_tln &gt;recentdocs_tln.txt &amp;&amp; type recentdocs_tln.txt</text:p>
          </table:table-cell>
          <table:table-cell office:value-type="string" calcext:value-type="string">
            <text:p>recentdocs_tln</text:p>
          </table:table-cell>
          <table:table-cell office:value-type="float" office:value="20140220" calcext:value-type="float">
            <text:p>2014022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RecentDocs key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29];&quot; &quot;;[$PARAMETROS.$B$4]; &quot; &quot; ;[.B129]; &quot; &gt;&quot;;[.B129];&quot;.txt &amp;&amp; type &quot;;[.B129];&quot;.txt&quot;)" office:value-type="string" office:string-value="rip -r C:\Users\admlocal\Documents\Lab4Registo\NTUSER.DAT -p reveton &gt;reveton.txt &amp;&amp; type reveton.txt" calcext:value-type="string">
            <text:p>rip -r C:\Users\admlocal\Documents\Lab4Registo\NTUSER.DAT -p reveton &gt;reveton.txt &amp;&amp; type reveton.txt</text:p>
          </table:table-cell>
          <table:table-cell office:value-type="string" calcext:value-type="string">
            <text:p>reveton</text:p>
          </table:table-cell>
          <table:table-cell office:value-type="float" office:value="20131010" calcext:value-type="float">
            <text:p>2013101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for possible Reveton infection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30];&quot; &quot;;[$PARAMETROS.$B$4]; &quot; &quot; ;[.B130]; &quot; &gt;&quot;;[.B130];&quot;.txt &amp;&amp; type &quot;;[.B130];&quot;.txt&quot;)" office:value-type="string" office:string-value="rip -r C:\Users\admlocal\Documents\Lab4Registo\NTUSER.DAT -p revouninstaller &gt;revouninstaller.txt &amp;&amp; type revouninstaller.txt" calcext:value-type="string">
            <text:p>rip -r C:\Users\admlocal\Documents\Lab4Registo\NTUSER.DAT -p revouninstaller &gt;revouninstaller.txt &amp;&amp; type revouninstaller.txt</text:p>
          </table:table-cell>
          <table:table-cell office:value-type="string" calcext:value-type="string">
            <text:p>revouninstaller</text:p>
          </table:table-cell>
          <table:table-cell office:value-type="float" office:value="20200329" calcext:value-type="float">
            <text:p>2020032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the information regarding revo unistaller execution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31];&quot; &quot;;[$PARAMETROS.$B$4]; &quot; &quot; ;[.B131]; &quot; &gt;&quot;;[.B131];&quot;.txt &amp;&amp; type &quot;;[.B131];&quot;.txt&quot;)" office:value-type="string" office:string-value="rip -r C:\Users\admlocal\Documents\Lab4Registo\NTUSER.DAT -p rootkit_revealer &gt;rootkit_revealer.txt &amp;&amp; type rootkit_revealer.txt" calcext:value-type="string">
            <text:p>rip -r C:\Users\admlocal\Documents\Lab4Registo\NTUSER.DAT -p rootkit_revealer &gt;rootkit_revealer.txt &amp;&amp; type rootkit_revealer.txt</text:p>
          </table:table-cell>
          <table:table-cell office:value-type="string" calcext:value-type="string">
            <text:p>rootkit_revealer</text:p>
          </table:table-cell>
          <table:table-cell office:value-type="float" office:value="20110204" calcext:value-type="float">
            <text:p>2011020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the EULA value for Sysinternals Rootkit Revealer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32];&quot; &quot;;[$PARAMETROS.$B$4]; &quot; &quot; ;[.B132]; &quot; &gt;&quot;;[.B132];&quot;.txt &amp;&amp; type &quot;;[.B132];&quot;.txt&quot;)" office:value-type="string" office:string-value="rip -r C:\Users\admlocal\Documents\Lab4Registo\NTUSER.DAT -p runmru &gt;runmru.txt &amp;&amp; type runmru.txt" calcext:value-type="string">
            <text:p>rip -r C:\Users\admlocal\Documents\Lab4Registo\NTUSER.DAT -p runmru &gt;runmru.txt &amp;&amp; type runmru.txt</text:p>
          </table:table-cell>
          <table:table-cell office:value-type="string" calcext:value-type="string">
            <text:p>runmru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RunMRU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33];&quot; &quot;;[$PARAMETROS.$B$4]; &quot; &quot; ;[.B133]; &quot; &gt;&quot;;[.B133];&quot;.txt &amp;&amp; type &quot;;[.B133];&quot;.txt&quot;)" office:value-type="string" office:string-value="rip -r C:\Users\admlocal\Documents\Lab4Registo\NTUSER.DAT -p runmru_tln &gt;runmru_tln.txt &amp;&amp; type runmru_tln.txt" calcext:value-type="string">
            <text:p>rip -r C:\Users\admlocal\Documents\Lab4Registo\NTUSER.DAT -p runmru_tln &gt;runmru_tln.txt &amp;&amp; type runmru_tln.txt</text:p>
          </table:table-cell>
          <table:table-cell office:value-type="string" calcext:value-type="string">
            <text:p>runmru_tln</text:p>
          </table:table-cell>
          <table:table-cell office:value-type="float" office:value="20120828" calcext:value-type="float">
            <text:p>2012082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RunMRU key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34];&quot; &quot;;[$PARAMETROS.$B$4]; &quot; &quot; ;[.B134]; &quot; &gt;&quot;;[.B134];&quot;.txt &amp;&amp; type &quot;;[.B134];&quot;.txt&quot;)" office:value-type="string" office:string-value="rip -r C:\Users\admlocal\Documents\Lab4Registo\NTUSER.DAT -p searchscopes &gt;searchscopes.txt &amp;&amp; type searchscopes.txt" calcext:value-type="string">
            <text:p>rip -r C:\Users\admlocal\Documents\Lab4Registo\NTUSER.DAT -p searchscopes &gt;searchscopes.txt &amp;&amp; type searchscopes.txt</text:p>
          </table:table-cell>
          <table:table-cell office:value-type="string" calcext:value-type="string">
            <text:p>searchscopes</text:p>
          </table:table-cell>
          <table:table-cell office:value-type="float" office:value="20180406" calcext:value-type="float">
            <text:p>20180406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SearchScope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35];&quot; &quot;;[$PARAMETROS.$B$4]; &quot; &quot; ;[.B135]; &quot; &gt;&quot;;[.B135];&quot;.txt &amp;&amp; type &quot;;[.B135];&quot;.txt&quot;)" office:value-type="string" office:string-value="rip -r C:\Users\admlocal\Documents\Lab4Registo\NTUSER.DAT -p sevenzip &gt;sevenzip.txt &amp;&amp; type sevenzip.txt" calcext:value-type="string">
            <text:p>rip -r C:\Users\admlocal\Documents\Lab4Registo\NTUSER.DAT -p sevenzip &gt;sevenzip.txt &amp;&amp; type sevenzip.txt</text:p>
          </table:table-cell>
          <table:table-cell office:value-type="string" calcext:value-type="string">
            <text:p>sevenzip</text:p>
          </table:table-cell>
          <table:table-cell office:value-type="float" office:value="20130315" calcext:value-type="float">
            <text:p>201303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records of histories from 7-Zip key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36];&quot; &quot;;[$PARAMETROS.$B$4]; &quot; &quot; ;[.B136]; &quot; &gt;&quot;;[.B136];&quot;.txt &amp;&amp; type &quot;;[.B136];&quot;.txt&quot;)" office:value-type="string" office:string-value="rip -r C:\Users\admlocal\Documents\Lab4Registo\NTUSER.DAT -p shc &gt;shc.txt &amp;&amp; type shc.txt" calcext:value-type="string">
            <text:p>rip -r C:\Users\admlocal\Documents\Lab4Registo\NTUSER.DAT -p shc &gt;shc.txt &amp;&amp; type shc.txt</text:p>
          </table:table-cell>
          <table:table-cell office:value-type="string" calcext:value-type="string">
            <text:p>shc</text:p>
          </table:table-cell>
          <table:table-cell office:value-type="float" office:value="20190305" calcext:value-type="float">
            <text:p>2019030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SHC entries from user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37];&quot; &quot;;[$PARAMETROS.$B$4]; &quot; &quot; ;[.B137]; &quot; &gt;&quot;;[.B137];&quot;.txt &amp;&amp; type &quot;;[.B137];&quot;.txt&quot;)" office:value-type="string" office:string-value="rip -r C:\Users\admlocal\Documents\Lab4Registo\NTUSER.DAT -p shellactivities &gt;shellactivities.txt &amp;&amp; type shellactivities.txt" calcext:value-type="string">
            <text:p>rip -r C:\Users\admlocal\Documents\Lab4Registo\NTUSER.DAT -p shellactivities &gt;shellactivities.txt &amp;&amp; type shellactivities.txt</text:p>
          </table:table-cell>
          <table:table-cell office:value-type="string" calcext:value-type="string">
            <text:p>shellactivities</text:p>
          </table:table-cell>
          <table:table-cell office:value-type="float" office:value="20180709" calcext:value-type="float">
            <text:p>2018070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ShellActivitie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38];&quot; &quot;;[$PARAMETROS.$B$4]; &quot; &quot; ;[.B138]; &quot; &gt;&quot;;[.B138];&quot;.txt &amp;&amp; type &quot;;[.B138];&quot;.txt&quot;)" office:value-type="string" office:string-value="rip -r C:\Users\admlocal\Documents\Lab4Registo\NTUSER.DAT -p shellbags_xp &gt;shellbags_xp.txt &amp;&amp; type shellbags_xp.txt" calcext:value-type="string">
            <text:p>rip -r C:\Users\admlocal\Documents\Lab4Registo\NTUSER.DAT -p shellbags_xp &gt;shellbags_xp.txt &amp;&amp; type shellbags_xp.txt</text:p>
          </table:table-cell>
          <table:table-cell office:value-type="string" calcext:value-type="string">
            <text:p>shellbags_xp</text:p>
          </table:table-cell>
          <table:table-cell office:value-type="float" office:value="20130102" calcext:value-type="float">
            <text:p>20130102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Shell/BagMRU traversal in XP NTUSER.DAT hiv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39];&quot; &quot;;[$PARAMETROS.$B$4]; &quot; &quot; ;[.B139]; &quot; &gt;&quot;;[.B139];&quot;.txt &amp;&amp; type &quot;;[.B139];&quot;.txt&quot;)" office:value-type="string" office:string-value="rip -r C:\Users\admlocal\Documents\Lab4Registo\NTUSER.DAT -p shellfolders &gt;shellfolders.txt &amp;&amp; type shellfolders.txt" calcext:value-type="string">
            <text:p>rip -r C:\Users\admlocal\Documents\Lab4Registo\NTUSER.DAT -p shellfolders &gt;shellfolders.txt &amp;&amp; type shellfolders.txt</text:p>
          </table:table-cell>
          <table:table-cell office:value-type="string" calcext:value-type="string">
            <text:p>shellfolders</text:p>
          </table:table-cell>
          <table:table-cell office:value-type="float" office:value="20090115" calcext:value-type="float">
            <text:p>200901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Retrieve user Shell Folders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40];&quot; &quot;;[$PARAMETROS.$B$4]; &quot; &quot; ;[.B140]; &quot; &gt;&quot;;[.B140];&quot;.txt &amp;&amp; type &quot;;[.B140];&quot;.txt&quot;)" office:value-type="string" office:string-value="rip -r C:\Users\admlocal\Documents\Lab4Registo\NTUSER.DAT -p skype &gt;skype.txt &amp;&amp; type skype.txt" calcext:value-type="string">
            <text:p>rip -r C:\Users\admlocal\Documents\Lab4Registo\NTUSER.DAT -p skype &gt;skype.txt &amp;&amp; type skype.txt</text:p>
          </table:table-cell>
          <table:table-cell office:value-type="string" calcext:value-type="string">
            <text:p>skype</text:p>
          </table:table-cell>
          <table:table-cell office:value-type="float" office:value="20100713" calcext:value-type="float">
            <text:p>2010071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data user's Skype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41];&quot; &quot;;[$PARAMETROS.$B$4]; &quot; &quot; ;[.B141]; &quot; &gt;&quot;;[.B141];&quot;.txt &amp;&amp; type &quot;;[.B141];&quot;.txt&quot;)" office:value-type="string" office:string-value="rip -r C:\Users\admlocal\Documents\Lab4Registo\NTUSER.DAT -p snapshot_viewer &gt;snapshot_viewer.txt &amp;&amp; type snapshot_viewer.txt" calcext:value-type="string">
            <text:p>rip -r C:\Users\admlocal\Documents\Lab4Registo\NTUSER.DAT -p snapshot_viewer &gt;snapshot_viewer.txt &amp;&amp; type snapshot_viewer.txt</text:p>
          </table:table-cell>
          <table:table-cell office:value-type="string" calcext:value-type="string">
            <text:p>snapshot_viewer</text:p>
          </table:table-cell>
          <table:table-cell office:value-type="float" office:value="20110210" calcext:value-type="float">
            <text:p>2011021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Recent File List for Microsoft Snapshot Viewer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42];&quot; &quot;;[$PARAMETROS.$B$4]; &quot; &quot; ;[.B142]; &quot; &gt;&quot;;[.B142];&quot;.txt &amp;&amp; type &quot;;[.B142];&quot;.txt&quot;)" office:value-type="string" office:string-value="rip -r C:\Users\admlocal\Documents\Lab4Registo\NTUSER.DAT -p ssh_host_keys &gt;ssh_host_keys.txt &amp;&amp; type ssh_host_keys.txt" calcext:value-type="string">
            <text:p>rip -r C:\Users\admlocal\Documents\Lab4Registo\NTUSER.DAT -p ssh_host_keys &gt;ssh_host_keys.txt &amp;&amp; type ssh_host_keys.txt</text:p>
          </table:table-cell>
          <table:table-cell office:value-type="string" calcext:value-type="string">
            <text:p>ssh_host_keys</text:p>
          </table:table-cell>
          <table:table-cell office:value-type="float" office:value="20120809" calcext:value-type="float">
            <text:p>2012080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Putty/WinSCP SSH Host Key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43];&quot; &quot;;[$PARAMETROS.$B$4]; &quot; &quot; ;[.B143]; &quot; &gt;&quot;;[.B143];&quot;.txt &amp;&amp; type &quot;;[.B143];&quot;.txt&quot;)" office:value-type="string" office:string-value="rip -r C:\Users\admlocal\Documents\Lab4Registo\NTUSER.DAT -p startmenuinternetapps_cu &gt;startmenuinternetapps_cu.txt &amp;&amp; type startmenuinternetapps_cu.txt" calcext:value-type="string">
            <text:p>rip -r C:\Users\admlocal\Documents\Lab4Registo\NTUSER.DAT -p startmenuinternetapps_cu &gt;startmenuinternetapps_cu.txt &amp;&amp; type startmenuinternetapps_cu.txt</text:p>
          </table:table-cell>
          <table:table-cell office:value-type="string" calcext:value-type="string">
            <text:p>startmenuinternetapps_cu</text:p>
          </table:table-cell>
          <table:table-cell office:value-type="float" office:value="20101219" calcext:value-type="float">
            <text:p>2010121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Start Menu Internet Applications info current user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44];&quot; &quot;;[$PARAMETROS.$B$4]; &quot; &quot; ;[.B144]; &quot; &gt;&quot;;[.B144];&quot;.txt &amp;&amp; type &quot;;[.B144];&quot;.txt&quot;)" office:value-type="string" office:string-value="rip -r C:\Users\admlocal\Documents\Lab4Registo\NTUSER.DAT -p startpage &gt;startpage.txt &amp;&amp; type startpage.txt" calcext:value-type="string">
            <text:p>rip -r C:\Users\admlocal\Documents\Lab4Registo\NTUSER.DAT -p startpage &gt;startpage.txt &amp;&amp; type startpage.txt</text:p>
          </table:table-cell>
          <table:table-cell office:value-type="string" calcext:value-type="string">
            <text:p>startpage</text:p>
          </table:table-cell>
          <table:table-cell office:value-type="float" office:value="20100330" calcext:value-type="float">
            <text:p>2010033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StartPage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45];&quot; &quot;;[$PARAMETROS.$B$4]; &quot; &quot; ;[.B145]; &quot; &gt;&quot;;[.B145];&quot;.txt &amp;&amp; type &quot;;[.B145];&quot;.txt&quot;)" office:value-type="string" office:string-value="rip -r C:\Users\admlocal\Documents\Lab4Registo\NTUSER.DAT -p startup &gt;startup.txt &amp;&amp; type startup.txt" calcext:value-type="string">
            <text:p>rip -r C:\Users\admlocal\Documents\Lab4Registo\NTUSER.DAT -p startup &gt;startup.txt &amp;&amp; type startup.txt</text:p>
          </table:table-cell>
          <table:table-cell office:value-type="string" calcext:value-type="string">
            <text:p>startup</text:p>
          </table:table-cell>
          <table:table-cell office:value-type="float" office:value="20131028" calcext:value-type="float">
            <text:p>2013102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Startup Folder location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46];&quot; &quot;;[$PARAMETROS.$B$4]; &quot; &quot; ;[.B146]; &quot; &gt;&quot;;[.B146];&quot;.txt &amp;&amp; type &quot;;[.B146];&quot;.txt&quot;)" office:value-type="string" office:string-value="rip -r C:\Users\admlocal\Documents\Lab4Registo\NTUSER.DAT -p sysinternals &gt;sysinternals.txt &amp;&amp; type sysinternals.txt" calcext:value-type="string">
            <text:p>rip -r C:\Users\admlocal\Documents\Lab4Registo\NTUSER.DAT -p sysinternals &gt;sysinternals.txt &amp;&amp; type sysinternals.txt</text:p>
          </table:table-cell>
          <table:table-cell office:value-type="string" calcext:value-type="string">
            <text:p>sysinternals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for SysInternals apps key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47];&quot; &quot;;[$PARAMETROS.$B$4]; &quot; &quot; ;[.B147]; &quot; &gt;&quot;;[.B147];&quot;.txt &amp;&amp; type &quot;;[.B147];&quot;.txt&quot;)" office:value-type="string" office:string-value="rip -r C:\Users\admlocal\Documents\Lab4Registo\NTUSER.DAT -p sysinternals_tln &gt;sysinternals_tln.txt &amp;&amp; type sysinternals_tln.txt" calcext:value-type="string">
            <text:p>rip -r C:\Users\admlocal\Documents\Lab4Registo\NTUSER.DAT -p sysinternals_tln &gt;sysinternals_tln.txt &amp;&amp; type sysinternals_tln.txt</text:p>
          </table:table-cell>
          <table:table-cell office:value-type="string" calcext:value-type="string">
            <text:p>sysinternals_tln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for SysInternals apps keys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48];&quot; &quot;;[$PARAMETROS.$B$4]; &quot; &quot; ;[.B148]; &quot; &gt;&quot;;[.B148];&quot;.txt &amp;&amp; type &quot;;[.B148];&quot;.txt&quot;)" office:value-type="string" office:string-value="rip -r C:\Users\admlocal\Documents\Lab4Registo\NTUSER.DAT -p trustrecords &gt;trustrecords.txt &amp;&amp; type trustrecords.txt" calcext:value-type="string">
            <text:p>rip -r C:\Users\admlocal\Documents\Lab4Registo\NTUSER.DAT -p trustrecords &gt;trustrecords.txt &amp;&amp; type trustrecords.txt</text:p>
          </table:table-cell>
          <table:table-cell office:value-type="string" calcext:value-type="string">
            <text:p>trustrecords</text:p>
          </table:table-cell>
          <table:table-cell office:value-type="float" office:value="20190626" calcext:value-type="float">
            <text:p>20190626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user's MSOffice TrustRecords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49];&quot; &quot;;[$PARAMETROS.$B$4]; &quot; &quot; ;[.B149]; &quot; &gt;&quot;;[.B149];&quot;.txt &amp;&amp; type &quot;;[.B149];&quot;.txt&quot;)" office:value-type="string" office:string-value="rip -r C:\Users\admlocal\Documents\Lab4Registo\NTUSER.DAT -p trustrecords_tln &gt;trustrecords_tln.txt &amp;&amp; type trustrecords_tln.txt" calcext:value-type="string">
            <text:p>rip -r C:\Users\admlocal\Documents\Lab4Registo\NTUSER.DAT -p trustrecords_tln &gt;trustrecords_tln.txt &amp;&amp; type trustrecords_tln.txt</text:p>
          </table:table-cell>
          <table:table-cell office:value-type="string" calcext:value-type="string">
            <text:p>trustrecords_tln</text:p>
          </table:table-cell>
          <table:table-cell office:value-type="float" office:value="20160224" calcext:value-type="float">
            <text:p>201602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user's MSOffice TrustRecords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50];&quot; &quot;;[$PARAMETROS.$B$4]; &quot; &quot; ;[.B150]; &quot; &gt;&quot;;[.B150];&quot;.txt &amp;&amp; type &quot;;[.B150];&quot;.txt&quot;)" office:value-type="string" office:string-value="rip -r C:\Users\admlocal\Documents\Lab4Registo\NTUSER.DAT -p tsclient &gt;tsclient.txt &amp;&amp; type tsclient.txt" calcext:value-type="string">
            <text:p>rip -r C:\Users\admlocal\Documents\Lab4Registo\NTUSER.DAT -p tsclient &gt;tsclient.txt &amp;&amp; type tsclient.txt</text:p>
          </table:table-cell>
          <table:table-cell office:value-type="string" calcext:value-type="string">
            <text:p>tsclient</text:p>
          </table:table-cell>
          <table:table-cell office:value-type="float" office:value="20120827" calcext:value-type="float">
            <text:p>2012082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Displays contents of user's Terminal Server Client\Default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51];&quot; &quot;;[$PARAMETROS.$B$4]; &quot; &quot; ;[.B151]; &quot; &gt;&quot;;[.B151];&quot;.txt &amp;&amp; type &quot;;[.B151];&quot;.txt&quot;)" office:value-type="string" office:string-value="rip -r C:\Users\admlocal\Documents\Lab4Registo\NTUSER.DAT -p tsclient_tln &gt;tsclient_tln.txt &amp;&amp; type tsclient_tln.txt" calcext:value-type="string">
            <text:p>rip -r C:\Users\admlocal\Documents\Lab4Registo\NTUSER.DAT -p tsclient_tln &gt;tsclient_tln.txt &amp;&amp; type tsclient_tln.txt</text:p>
          </table:table-cell>
          <table:table-cell office:value-type="string" calcext:value-type="string">
            <text:p>tsclient_tln</text:p>
          </table:table-cell>
          <table:table-cell office:value-type="float" office:value="20120827" calcext:value-type="float">
            <text:p>2012082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Displays contents of user's Terminal Server Client key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52];&quot; &quot;;[$PARAMETROS.$B$4]; &quot; &quot; ;[.B152]; &quot; &gt;&quot;;[.B152];&quot;.txt &amp;&amp; type &quot;;[.B152];&quot;.txt&quot;)" office:value-type="string" office:string-value="rip -r C:\Users\admlocal\Documents\Lab4Registo\NTUSER.DAT -p typedpaths &gt;typedpaths.txt &amp;&amp; type typedpaths.txt" calcext:value-type="string">
            <text:p>rip -r C:\Users\admlocal\Documents\Lab4Registo\NTUSER.DAT -p typedpaths &gt;typedpaths.txt &amp;&amp; type typedpaths.txt</text:p>
          </table:table-cell>
          <table:table-cell office:value-type="string" calcext:value-type="string">
            <text:p>typedpaths</text:p>
          </table:table-cell>
          <table:table-cell office:value-type="float" office:value="20100330" calcext:value-type="float">
            <text:p>2010033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typedpath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53];&quot; &quot;;[$PARAMETROS.$B$4]; &quot; &quot; ;[.B153]; &quot; &gt;&quot;;[.B153];&quot;.txt &amp;&amp; type &quot;;[.B153];&quot;.txt&quot;)" office:value-type="string" office:string-value="rip -r C:\Users\admlocal\Documents\Lab4Registo\NTUSER.DAT -p typedpaths_tln &gt;typedpaths_tln.txt &amp;&amp; type typedpaths_tln.txt" calcext:value-type="string">
            <text:p>rip -r C:\Users\admlocal\Documents\Lab4Registo\NTUSER.DAT -p typedpaths_tln &gt;typedpaths_tln.txt &amp;&amp; type typedpaths_tln.txt</text:p>
          </table:table-cell>
          <table:table-cell office:value-type="string" calcext:value-type="string">
            <text:p>typedpaths_tln</text:p>
          </table:table-cell>
          <table:table-cell office:value-type="float" office:value="20120828" calcext:value-type="float">
            <text:p>2012082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typedpaths key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54];&quot; &quot;;[$PARAMETROS.$B$4]; &quot; &quot; ;[.B154]; &quot; &gt;&quot;;[.B154];&quot;.txt &amp;&amp; type &quot;;[.B154];&quot;.txt&quot;)" office:value-type="string" office:string-value="rip -r C:\Users\admlocal\Documents\Lab4Registo\NTUSER.DAT -p typedurls &gt;typedurls.txt &amp;&amp; type typedurls.txt" calcext:value-type="string">
            <text:p>rip -r C:\Users\admlocal\Documents\Lab4Registo\NTUSER.DAT -p typedurls &gt;typedurls.txt &amp;&amp; type typedurls.txt</text:p>
          </table:table-cell>
          <table:table-cell office:value-type="string" calcext:value-type="string">
            <text:p>typedurls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Returns contents of user's TypedURLs key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55];&quot; &quot;;[$PARAMETROS.$B$4]; &quot; &quot; ;[.B155]; &quot; &gt;&quot;;[.B155];&quot;.txt &amp;&amp; type &quot;;[.B155];&quot;.txt&quot;)" office:value-type="string" office:string-value="rip -r C:\Users\admlocal\Documents\Lab4Registo\NTUSER.DAT -p typedurlstime &gt;typedurlstime.txt &amp;&amp; type typedurlstime.txt" calcext:value-type="string">
            <text:p>rip -r C:\Users\admlocal\Documents\Lab4Registo\NTUSER.DAT -p typedurlstime &gt;typedurlstime.txt &amp;&amp; type typedurlstime.txt</text:p>
          </table:table-cell>
          <table:table-cell office:value-type="string" calcext:value-type="string">
            <text:p>typedurlstime</text:p>
          </table:table-cell>
          <table:table-cell office:value-type="float" office:value="20120613" calcext:value-type="float">
            <text:p>2012061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Returns contents of user's TypedURLsTime key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56];&quot; &quot;;[$PARAMETROS.$B$4]; &quot; &quot; ;[.B156]; &quot; &gt;&quot;;[.B156];&quot;.txt &amp;&amp; type &quot;;[.B156];&quot;.txt&quot;)" office:value-type="string" office:string-value="rip -r C:\Users\admlocal\Documents\Lab4Registo\NTUSER.DAT -p typedurlstime_tln &gt;typedurlstime_tln.txt &amp;&amp; type typedurlstime_tln.txt" calcext:value-type="string">
            <text:p>rip -r C:\Users\admlocal\Documents\Lab4Registo\NTUSER.DAT -p typedurlstime_tln &gt;typedurlstime_tln.txt &amp;&amp; type typedurlstime_tln.txt</text:p>
          </table:table-cell>
          <table:table-cell office:value-type="string" calcext:value-type="string">
            <text:p>typedurlstime_tln</text:p>
          </table:table-cell>
          <table:table-cell office:value-type="float" office:value="20120613" calcext:value-type="float">
            <text:p>2012061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Returns contents of Win8 user's TypedURLsTime key (TLN)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57];&quot; &quot;;[$PARAMETROS.$B$4]; &quot; &quot; ;[.B157]; &quot; &gt;&quot;;[.B157];&quot;.txt &amp;&amp; type &quot;;[.B157];&quot;.txt&quot;)" office:value-type="string" office:string-value="rip -r C:\Users\admlocal\Documents\Lab4Registo\NTUSER.DAT -p typedurls_tln &gt;typedurls_tln.txt &amp;&amp; type typedurls_tln.txt" calcext:value-type="string">
            <text:p>rip -r C:\Users\admlocal\Documents\Lab4Registo\NTUSER.DAT -p typedurls_tln &gt;typedurls_tln.txt &amp;&amp; type typedurls_tln.txt</text:p>
          </table:table-cell>
          <table:table-cell office:value-type="string" calcext:value-type="string">
            <text:p>typedurls_tln</text:p>
          </table:table-cell>
          <table:table-cell office:value-type="float" office:value="20120827" calcext:value-type="float">
            <text:p>2012082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Returns MRU for user's TypedURLs key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58];&quot; &quot;;[$PARAMETROS.$B$4]; &quot; &quot; ;[.B158]; &quot; &gt;&quot;;[.B158];&quot;.txt &amp;&amp; type &quot;;[.B158];&quot;.txt&quot;)" office:value-type="string" office:string-value="rip -r C:\Users\admlocal\Documents\Lab4Registo\NTUSER.DAT -p unreadmail &gt;unreadmail.txt &amp;&amp; type unreadmail.txt" calcext:value-type="string">
            <text:p>rip -r C:\Users\admlocal\Documents\Lab4Registo\NTUSER.DAT -p unreadmail &gt;unreadmail.txt &amp;&amp; type unreadmail.txt</text:p>
          </table:table-cell>
          <table:table-cell office:value-type="string" calcext:value-type="string">
            <text:p>unreadmail</text:p>
          </table:table-cell>
          <table:table-cell office:value-type="float" office:value="20100218" calcext:value-type="float">
            <text:p>2010021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nreadmail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59];&quot; &quot;;[$PARAMETROS.$B$4]; &quot; &quot; ;[.B159]; &quot; &gt;&quot;;[.B159];&quot;.txt &amp;&amp; type &quot;;[.B159];&quot;.txt&quot;)" office:value-type="string" office:string-value="rip -r C:\Users\admlocal\Documents\Lab4Registo\NTUSER.DAT -p urun_tln &gt;urun_tln.txt &amp;&amp; type urun_tln.txt" calcext:value-type="string">
            <text:p>rip -r C:\Users\admlocal\Documents\Lab4Registo\NTUSER.DAT -p urun_tln &gt;urun_tln.txt &amp;&amp; type urun_tln.txt</text:p>
          </table:table-cell>
          <table:table-cell office:value-type="string" calcext:value-type="string">
            <text:p>urun_tln</text:p>
          </table:table-cell>
          <table:table-cell office:value-type="float" office:value="20130425" calcext:value-type="float">
            <text:p>201304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[Autostart] Get autostart key contents from NTUSER.DAT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60];&quot; &quot;;[$PARAMETROS.$B$4]; &quot; &quot; ;[.B160]; &quot; &gt;&quot;;[.B160];&quot;.txt &amp;&amp; type &quot;;[.B160];&quot;.txt&quot;)" office:value-type="string" office:string-value="rip -r C:\Users\admlocal\Documents\Lab4Registo\NTUSER.DAT -p userassist &gt;userassist.txt &amp;&amp; type userassist.txt" calcext:value-type="string">
            <text:p>rip -r C:\Users\admlocal\Documents\Lab4Registo\NTUSER.DAT -p userassist &gt;userassist.txt &amp;&amp; type userassist.txt</text:p>
          </table:table-cell>
          <table:table-cell office:value-type="string" calcext:value-type="string">
            <text:p>userassist</text:p>
          </table:table-cell>
          <table:table-cell office:value-type="float" office:value="20170204" calcext:value-type="float">
            <text:p>2017020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Displays contents of UserAssist subkey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61];&quot; &quot;;[$PARAMETROS.$B$4]; &quot; &quot; ;[.B161]; &quot; &gt;&quot;;[.B161];&quot;.txt &amp;&amp; type &quot;;[.B161];&quot;.txt&quot;)" office:value-type="string" office:string-value="rip -r C:\Users\admlocal\Documents\Lab4Registo\NTUSER.DAT -p userassist_tln &gt;userassist_tln.txt &amp;&amp; type userassist_tln.txt" calcext:value-type="string">
            <text:p>rip -r C:\Users\admlocal\Documents\Lab4Registo\NTUSER.DAT -p userassist_tln &gt;userassist_tln.txt &amp;&amp; type userassist_tln.txt</text:p>
          </table:table-cell>
          <table:table-cell office:value-type="string" calcext:value-type="string">
            <text:p>userassist_tln</text:p>
          </table:table-cell>
          <table:table-cell office:value-type="float" office:value="20180710" calcext:value-type="float">
            <text:p>2018071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Displays contents of UserAssist subkeys in TLN format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62];&quot; &quot;;[$PARAMETROS.$B$4]; &quot; &quot; ;[.B162]; &quot; &gt;&quot;;[.B162];&quot;.txt &amp;&amp; type &quot;;[.B162];&quot;.txt&quot;)" office:value-type="string" office:string-value="rip -r C:\Users\admlocal\Documents\Lab4Registo\NTUSER.DAT -p userinfo &gt;userinfo.txt &amp;&amp; type userinfo.txt" calcext:value-type="string">
            <text:p>rip -r C:\Users\admlocal\Documents\Lab4Registo\NTUSER.DAT -p userinfo &gt;userinfo.txt &amp;&amp; type userinfo.txt</text:p>
          </table:table-cell>
          <table:table-cell office:value-type="string" calcext:value-type="string">
            <text:p>userinfo</text:p>
          </table:table-cell>
          <table:table-cell office:value-type="float" office:value="20130513" calcext:value-type="float">
            <text:p>2013051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MS Office UserInfo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63];&quot; &quot;;[$PARAMETROS.$B$4]; &quot; &quot; ;[.B163]; &quot; &gt;&quot;;[.B163];&quot;.txt &amp;&amp; type &quot;;[.B163];&quot;.txt&quot;)" office:value-type="string" office:string-value="rip -r C:\Users\admlocal\Documents\Lab4Registo\NTUSER.DAT -p userlocsvc &gt;userlocsvc.txt &amp;&amp; type userlocsvc.txt" calcext:value-type="string">
            <text:p>rip -r C:\Users\admlocal\Documents\Lab4Registo\NTUSER.DAT -p userlocsvc &gt;userlocsvc.txt &amp;&amp; type userlocsvc.txt</text:p>
          </table:table-cell>
          <table:table-cell office:value-type="string" calcext:value-type="string">
            <text:p>userlocsvc</text:p>
          </table:table-cell>
          <table:table-cell office:value-type="float" office:value="20090411" calcext:value-type="float">
            <text:p>2009041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Displays contents of User Location Service\Client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64];&quot; &quot;;[$PARAMETROS.$B$4]; &quot; &quot; ;[.B164]; &quot; &gt;&quot;;[.B164];&quot;.txt &amp;&amp; type &quot;;[.B164];&quot;.txt&quot;)" office:value-type="string" office:string-value="rip -r C:\Users\admlocal\Documents\Lab4Registo\NTUSER.DAT -p user_run &gt;user_run.txt &amp;&amp; type user_run.txt" calcext:value-type="string">
            <text:p>rip -r C:\Users\admlocal\Documents\Lab4Registo\NTUSER.DAT -p user_run &gt;user_run.txt &amp;&amp; type user_run.txt</text:p>
          </table:table-cell>
          <table:table-cell office:value-type="string" calcext:value-type="string">
            <text:p>user_run</text:p>
          </table:table-cell>
          <table:table-cell office:value-type="float" office:value="20140115" calcext:value-type="float">
            <text:p>201401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[Autostart] Get autostart key contents from NTUSER.DAT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65];&quot; &quot;;[$PARAMETROS.$B$4]; &quot; &quot; ;[.B165]; &quot; &gt;&quot;;[.B165];&quot;.txt &amp;&amp; type &quot;;[.B165];&quot;.txt&quot;)" office:value-type="string" office:string-value="rip -r C:\Users\admlocal\Documents\Lab4Registo\NTUSER.DAT -p user_win &gt;user_win.txt &amp;&amp; type user_win.txt" calcext:value-type="string">
            <text:p>rip -r C:\Users\admlocal\Documents\Lab4Registo\NTUSER.DAT -p user_win &gt;user_win.txt &amp;&amp; type user_win.txt</text:p>
          </table:table-cell>
          <table:table-cell office:value-type="string" calcext:value-type="string">
            <text:p>user_win</text:p>
          </table:table-cell>
          <table:table-cell office:value-type="float" office:value="20080415" calcext:value-type="float">
            <text:p>200804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-- 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66];&quot; &quot;;[$PARAMETROS.$B$4]; &quot; &quot; ;[.B166]; &quot; &gt;&quot;;[.B166];&quot;.txt &amp;&amp; type &quot;;[.B166];&quot;.txt&quot;)" office:value-type="string" office:string-value="rip -r C:\Users\admlocal\Documents\Lab4Registo\NTUSER.DAT -p vawtrak &gt;vawtrak.txt &amp;&amp; type vawtrak.txt" calcext:value-type="string">
            <text:p>rip -r C:\Users\admlocal\Documents\Lab4Registo\NTUSER.DAT -p vawtrak &gt;vawtrak.txt &amp;&amp; type vawtrak.txt</text:p>
          </table:table-cell>
          <table:table-cell office:value-type="string" calcext:value-type="string">
            <text:p>vawtrak</text:p>
          </table:table-cell>
          <table:table-cell office:value-type="float" office:value="20131010" calcext:value-type="float">
            <text:p>2013101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for possible VawTrak infection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67];&quot; &quot;;[$PARAMETROS.$B$4]; &quot; &quot; ;[.B167]; &quot; &gt;&quot;;[.B167];&quot;.txt &amp;&amp; type &quot;;[.B167];&quot;.txt&quot;)" office:value-type="string" office:string-value="rip -r C:\Users\admlocal\Documents\Lab4Registo\NTUSER.DAT -p vista_bitbucket &gt;vista_bitbucket.txt &amp;&amp; type vista_bitbucket.txt" calcext:value-type="string">
            <text:p>rip -r C:\Users\admlocal\Documents\Lab4Registo\NTUSER.DAT -p vista_bitbucket &gt;vista_bitbucket.txt &amp;&amp; type vista_bitbucket.txt</text:p>
          </table:table-cell>
          <table:table-cell office:value-type="string" calcext:value-type="string">
            <text:p>vista_bitbucket</text:p>
          </table:table-cell>
          <table:table-cell office:value-type="float" office:value="20080420" calcext:value-type="float">
            <text:p>2008042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BitBucket settings from Vista via NTUSER.DAT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68];&quot; &quot;;[$PARAMETROS.$B$4]; &quot; &quot; ;[.B168]; &quot; &gt;&quot;;[.B168];&quot;.txt &amp;&amp; type &quot;;[.B168];&quot;.txt&quot;)" office:value-type="string" office:string-value="rip -r C:\Users\admlocal\Documents\Lab4Registo\NTUSER.DAT -p vmplayer &gt;vmplayer.txt &amp;&amp; type vmplayer.txt" calcext:value-type="string">
            <text:p>rip -r C:\Users\admlocal\Documents\Lab4Registo\NTUSER.DAT -p vmplayer &gt;vmplayer.txt &amp;&amp; type vmplayer.txt</text:p>
          </table:table-cell>
          <table:table-cell office:value-type="string" calcext:value-type="string">
            <text:p>vmplayer</text:p>
          </table:table-cell>
          <table:table-cell office:value-type="float" office:value="20110204" calcext:value-type="float">
            <text:p>2011020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full filepath for recent VMware Player VM images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69];&quot; &quot;;[$PARAMETROS.$B$4]; &quot; &quot; ;[.B169]; &quot; &gt;&quot;;[.B169];&quot;.txt &amp;&amp; type &quot;;[.B169];&quot;.txt&quot;)" office:value-type="string" office:string-value="rip -r C:\Users\admlocal\Documents\Lab4Registo\NTUSER.DAT -p vmware_vsphere_client &gt;vmware_vsphere_client.txt &amp;&amp; type vmware_vsphere_client.txt" calcext:value-type="string">
            <text:p>rip -r C:\Users\admlocal\Documents\Lab4Registo\NTUSER.DAT -p vmware_vsphere_client &gt;vmware_vsphere_client.txt &amp;&amp; type vmware_vsphere_client.txt</text:p>
          </table:table-cell>
          <table:table-cell office:value-type="string" calcext:value-type="string">
            <text:p>vmware_vsphere_client</text:p>
          </table:table-cell>
          <table:table-cell office:value-type="float" office:value="20110204" calcext:value-type="float">
            <text:p>2011020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 recent connections list for VMware vSphere Client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70];&quot; &quot;;[$PARAMETROS.$B$4]; &quot; &quot; ;[.B170]; &quot; &gt;&quot;;[.B170];&quot;.txt &amp;&amp; type &quot;;[.B170];&quot;.txt&quot;)" office:value-type="string" office:string-value="rip -r C:\Users\admlocal\Documents\Lab4Registo\NTUSER.DAT -p vnchooksapplicationprefs &gt;vnchooksapplicationprefs.txt &amp;&amp; type vnchooksapplicationprefs.txt" calcext:value-type="string">
            <text:p>rip -r C:\Users\admlocal\Documents\Lab4Registo\NTUSER.DAT -p vnchooksapplicationprefs &gt;vnchooksapplicationprefs.txt &amp;&amp; type vnchooksapplicationprefs.txt</text:p>
          </table:table-cell>
          <table:table-cell office:value-type="string" calcext:value-type="string">
            <text:p>vnchooksapplicationprefs</text:p>
          </table:table-cell>
          <table:table-cell office:value-type="float" office:value="20110208" calcext:value-type="float">
            <text:p>2011020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VNCHooks Application Prefs list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71];&quot; &quot;;[$PARAMETROS.$B$4]; &quot; &quot; ;[.B171]; &quot; &gt;&quot;;[.B171];&quot;.txt &amp;&amp; type &quot;;[.B171];&quot;.txt&quot;)" office:value-type="string" office:string-value="rip -r C:\Users\admlocal\Documents\Lab4Registo\NTUSER.DAT -p vncviewer &gt;vncviewer.txt &amp;&amp; type vncviewer.txt" calcext:value-type="string">
            <text:p>rip -r C:\Users\admlocal\Documents\Lab4Registo\NTUSER.DAT -p vncviewer &gt;vncviewer.txt &amp;&amp; type vncviewer.txt</text:p>
          </table:table-cell>
          <table:table-cell office:value-type="string" calcext:value-type="string">
            <text:p>vncviewer</text:p>
          </table:table-cell>
          <table:table-cell office:value-type="float" office:value="20121231" calcext:value-type="float">
            <text:p>2012123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VNCViewer system list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72];&quot; &quot;;[$PARAMETROS.$B$4]; &quot; &quot; ;[.B172]; &quot; &gt;&quot;;[.B172];&quot;.txt &amp;&amp; type &quot;;[.B172];&quot;.txt&quot;)" office:value-type="string" office:string-value="rip -r C:\Users\admlocal\Documents\Lab4Registo\NTUSER.DAT -p wallpaper &gt;wallpaper.txt &amp;&amp; type wallpaper.txt" calcext:value-type="string">
            <text:p>rip -r C:\Users\admlocal\Documents\Lab4Registo\NTUSER.DAT -p wallpaper &gt;wallpaper.txt &amp;&amp; type wallpaper.txt</text:p>
          </table:table-cell>
          <table:table-cell office:value-type="string" calcext:value-type="string">
            <text:p>wallpaper</text:p>
          </table:table-cell>
          <table:table-cell office:value-type="float" office:value="200800810" calcext:value-type="float">
            <text:p>20080081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Parses Wallpaper MRU Entri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73];&quot; &quot;;[$PARAMETROS.$B$4]; &quot; &quot; ;[.B173]; &quot; &gt;&quot;;[.B173];&quot;.txt &amp;&amp; type &quot;;[.B173];&quot;.txt&quot;)" office:value-type="string" office:string-value="rip -r C:\Users\admlocal\Documents\Lab4Registo\NTUSER.DAT -p warcraft3 &gt;warcraft3.txt &amp;&amp; type warcraft3.txt" calcext:value-type="string">
            <text:p>rip -r C:\Users\admlocal\Documents\Lab4Registo\NTUSER.DAT -p warcraft3 &gt;warcraft3.txt &amp;&amp; type warcraft3.txt</text:p>
          </table:table-cell>
          <table:table-cell office:value-type="string" calcext:value-type="string">
            <text:p>warcraft3</text:p>
          </table:table-cell>
          <table:table-cell office:value-type="float" office:value="20110202" calcext:value-type="float">
            <text:p>20110202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 usernames for Warcraft 3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74];&quot; &quot;;[$PARAMETROS.$B$4]; &quot; &quot; ;[.B174]; &quot; &gt;&quot;;[.B174];&quot;.txt &amp;&amp; type &quot;;[.B174];&quot;.txt&quot;)" office:value-type="string" office:string-value="rip -r C:\Users\admlocal\Documents\Lab4Registo\NTUSER.DAT -p winlogon_u &gt;winlogon_u.txt &amp;&amp; type winlogon_u.txt" calcext:value-type="string">
            <text:p>rip -r C:\Users\admlocal\Documents\Lab4Registo\NTUSER.DAT -p winlogon_u &gt;winlogon_u.txt &amp;&amp; type winlogon_u.txt</text:p>
          </table:table-cell>
          <table:table-cell office:value-type="string" calcext:value-type="string">
            <text:p>winlogon_u</text:p>
          </table:table-cell>
          <table:table-cell office:value-type="float" office:value="20130425" calcext:value-type="float">
            <text:p>201304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values from the user's WinLogon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75];&quot; &quot;;[$PARAMETROS.$B$4]; &quot; &quot; ;[.B175]; &quot; &gt;&quot;;[.B175];&quot;.txt &amp;&amp; type &quot;;[.B175];&quot;.txt&quot;)" office:value-type="string" office:string-value="rip -r C:\Users\admlocal\Documents\Lab4Registo\NTUSER.DAT -p winrar &gt;winrar.txt &amp;&amp; type winrar.txt" calcext:value-type="string">
            <text:p>rip -r C:\Users\admlocal\Documents\Lab4Registo\NTUSER.DAT -p winrar &gt;winrar.txt &amp;&amp; type winrar.txt</text:p>
          </table:table-cell>
          <table:table-cell office:value-type="string" calcext:value-type="string">
            <text:p>winrar</text:p>
          </table:table-cell>
          <table:table-cell office:value-type="float" office:value="20080819" calcext:value-type="float">
            <text:p>2008081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WinRAR\ArcHistory entri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76];&quot; &quot;;[$PARAMETROS.$B$4]; &quot; &quot; ;[.B176]; &quot; &gt;&quot;;[.B176];&quot;.txt &amp;&amp; type &quot;;[.B176];&quot;.txt&quot;)" office:value-type="string" office:string-value="rip -r C:\Users\admlocal\Documents\Lab4Registo\NTUSER.DAT -p winrar2 &gt;winrar2.txt &amp;&amp; type winrar2.txt" calcext:value-type="string">
            <text:p>rip -r C:\Users\admlocal\Documents\Lab4Registo\NTUSER.DAT -p winrar2 &gt;winrar2.txt &amp;&amp; type winrar2.txt</text:p>
          </table:table-cell>
          <table:table-cell office:value-type="string" calcext:value-type="string">
            <text:p>winrar2</text:p>
          </table:table-cell>
          <table:table-cell office:value-type="float" office:value="20150820" calcext:value-type="float">
            <text:p>2015082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WinRAR\ArcHistory</text:p>
          </table:table-cell>
          <table:table-cell office:value-type="string" calcext:value-type="string">
            <text:p><text:s/>WinRAR\DialogEditHistory\ArcName</text:p>
          </table:table-cell>
          <table:table-cell office:value-type="string" calcext:value-type="string">
            <text:p><text:s/>WinRAR\DialogEditHistory\ExtrPath entries</text:p>
          </table:table-cell>
          <table:table-cell table:number-columns-repeated="2"/>
        </table:table-row>
        <table:table-row table:style-name="ro1">
          <table:table-cell table:formula="of:=CONCATENATE([$PARAMETROS.$B$3];&quot; &quot;;[$PARAMETROS.$B$1];&quot;\&quot;;[.D177];&quot; &quot;;[$PARAMETROS.$B$4]; &quot; &quot; ;[.B177]; &quot; &gt;&quot;;[.B177];&quot;.txt &amp;&amp; type &quot;;[.B177];&quot;.txt&quot;)" office:value-type="string" office:string-value="rip -r C:\Users\admlocal\Documents\Lab4Registo\NTUSER.DAT -p winrar_tln &gt;winrar_tln.txt &amp;&amp; type winrar_tln.txt" calcext:value-type="string">
            <text:p>rip -r C:\Users\admlocal\Documents\Lab4Registo\NTUSER.DAT -p winrar_tln &gt;winrar_tln.txt &amp;&amp; type winrar_tln.txt</text:p>
          </table:table-cell>
          <table:table-cell office:value-type="string" calcext:value-type="string">
            <text:p>winrar_tln</text:p>
          </table:table-cell>
          <table:table-cell office:value-type="float" office:value="20120829" calcext:value-type="float">
            <text:p>2012082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WinRAR\ArcHistory entries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78];&quot; &quot;;[$PARAMETROS.$B$4]; &quot; &quot; ;[.B178]; &quot; &gt;&quot;;[.B178];&quot;.txt &amp;&amp; type &quot;;[.B178];&quot;.txt&quot;)" office:value-type="string" office:string-value="rip -r C:\Users\admlocal\Documents\Lab4Registo\NTUSER.DAT -p winscp &gt;winscp.txt &amp;&amp; type winscp.txt" calcext:value-type="string">
            <text:p>rip -r C:\Users\admlocal\Documents\Lab4Registo\NTUSER.DAT -p winscp &gt;winscp.txt &amp;&amp; type winscp.txt</text:p>
          </table:table-cell>
          <table:table-cell office:value-type="string" calcext:value-type="string">
            <text:p>winscp</text:p>
          </table:table-cell>
          <table:table-cell office:value-type="float" office:value="20140203" calcext:value-type="float">
            <text:p>2014020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WinSCP 2 data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79];&quot; &quot;;[$PARAMETROS.$B$4]; &quot; &quot; ;[.B179]; &quot; &gt;&quot;;[.B179];&quot;.txt &amp;&amp; type &quot;;[.B179];&quot;.txt&quot;)" office:value-type="string" office:string-value="rip -r C:\Users\admlocal\Documents\Lab4Registo\NTUSER.DAT -p winscp_sessions &gt;winscp_sessions.txt &amp;&amp; type winscp_sessions.txt" calcext:value-type="string">
            <text:p>rip -r C:\Users\admlocal\Documents\Lab4Registo\NTUSER.DAT -p winscp_sessions &gt;winscp_sessions.txt &amp;&amp; type winscp_sessions.txt</text:p>
          </table:table-cell>
          <table:table-cell office:value-type="string" calcext:value-type="string">
            <text:p>winscp_sessions</text:p>
          </table:table-cell>
          <table:table-cell office:value-type="float" office:value="20120809" calcext:value-type="float">
            <text:p>2012080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WinSCP stored session data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80];&quot; &quot;;[$PARAMETROS.$B$4]; &quot; &quot; ;[.B180]; &quot; &gt;&quot;;[.B180];&quot;.txt &amp;&amp; type &quot;;[.B180];&quot;.txt&quot;)" office:value-type="string" office:string-value="rip -r C:\Users\admlocal\Documents\Lab4Registo\NTUSER.DAT -p winvnc &gt;winvnc.txt &amp;&amp; type winvnc.txt" calcext:value-type="string">
            <text:p>rip -r C:\Users\admlocal\Documents\Lab4Registo\NTUSER.DAT -p winvnc &gt;winvnc.txt &amp;&amp; type winvnc.txt</text:p>
          </table:table-cell>
          <table:table-cell office:value-type="string" calcext:value-type="string">
            <text:p>winvnc</text:p>
          </table:table-cell>
          <table:table-cell office:value-type="float" office:value="20110202" calcext:value-type="float">
            <text:p>20110202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the encrypted password for WinVNC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81];&quot; &quot;;[$PARAMETROS.$B$4]; &quot; &quot; ;[.B181]; &quot; &gt;&quot;;[.B181];&quot;.txt &amp;&amp; type &quot;;[.B181];&quot;.txt&quot;)" office:value-type="string" office:string-value="rip -r C:\Users\admlocal\Documents\Lab4Registo\NTUSER.DAT -p winzip &gt;winzip.txt &amp;&amp; type winzip.txt" calcext:value-type="string">
            <text:p>rip -r C:\Users\admlocal\Documents\Lab4Registo\NTUSER.DAT -p winzip &gt;winzip.txt &amp;&amp; type winzip.txt</text:p>
          </table:table-cell>
          <table:table-cell office:value-type="string" calcext:value-type="string">
            <text:p>winzip</text:p>
          </table:table-cell>
          <table:table-cell office:value-type="float" office:value="20140730" calcext:value-type="float">
            <text:p>2014073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WinZip extract and filemenu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82];&quot; &quot;;[$PARAMETROS.$B$4]; &quot; &quot; ;[.B182]; &quot; &gt;&quot;;[.B182];&quot;.txt &amp;&amp; type &quot;;[.B182];&quot;.txt&quot;)" office:value-type="string" office:string-value="rip -r C:\Users\admlocal\Documents\Lab4Registo\NTUSER.DAT -p wordwheelquery &gt;wordwheelquery.txt &amp;&amp; type wordwheelquery.txt" calcext:value-type="string">
            <text:p>rip -r C:\Users\admlocal\Documents\Lab4Registo\NTUSER.DAT -p wordwheelquery &gt;wordwheelquery.txt &amp;&amp; type wordwheelquery.txt</text:p>
          </table:table-cell>
          <table:table-cell office:value-type="string" calcext:value-type="string">
            <text:p>wordwheelquery</text:p>
          </table:table-cell>
          <table:table-cell office:value-type="float" office:value="20100330" calcext:value-type="float">
            <text:p>2010033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WordWheelQuery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83];&quot; &quot;;[$PARAMETROS.$B$4]; &quot; &quot; ;[.B183]; &quot; &gt;&quot;;[.B183];&quot;.txt &amp;&amp; type &quot;;[.B183];&quot;.txt&quot;)" office:value-type="string" office:string-value="rip -r C:\Users\admlocal\Documents\Lab4Registo\NTUSER.DAT -p yahoo_cu &gt;yahoo_cu.txt &amp;&amp; type yahoo_cu.txt" calcext:value-type="string">
            <text:p>rip -r C:\Users\admlocal\Documents\Lab4Registo\NTUSER.DAT -p yahoo_cu &gt;yahoo_cu.txt &amp;&amp; type yahoo_cu.txt</text:p>
          </table:table-cell>
          <table:table-cell office:value-type="string" calcext:value-type="string">
            <text:p>yahoo_cu</text:p>
          </table:table-cell>
          <table:table-cell office:value-type="float" office:value="20101219" calcext:value-type="float">
            <text:p>2010121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Yahoo Messenger parser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84];&quot; &quot;;[$PARAMETROS.$B$4]; &quot; &quot; ;[.B184]; &quot; &gt;&quot;;[.B184];&quot;.txt &amp;&amp; type &quot;;[.B184];&quot;.txt&quot;)" office:value-type="string" office:string-value="rip -r C:\Users\admlocal\Documents\Lab4Registo\SAM -p samparse &gt;samparse.txt &amp;&amp; type samparse.txt" calcext:value-type="string">
            <text:p>rip -r C:\Users\admlocal\Documents\Lab4Registo\SAM -p samparse &gt;samparse.txt &amp;&amp; type samparse.txt</text:p>
          </table:table-cell>
          <table:table-cell office:value-type="string" calcext:value-type="string">
            <text:p>samparse</text:p>
          </table:table-cell>
          <table:table-cell office:value-type="float" office:value="20160203" calcext:value-type="float">
            <text:p>2016020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arse SAM file for user &amp; group mbrshp info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85];&quot; &quot;;[$PARAMETROS.$B$4]; &quot; &quot; ;[.B185]; &quot; &gt;&quot;;[.B185];&quot;.txt &amp;&amp; type &quot;;[.B185];&quot;.txt&quot;)" office:value-type="string" office:string-value="rip -r C:\Users\admlocal\Documents\Lab4Registo\SAM -p samparse_tln &gt;samparse_tln.txt &amp;&amp; type samparse_tln.txt" calcext:value-type="string">
            <text:p>rip -r C:\Users\admlocal\Documents\Lab4Registo\SAM -p samparse_tln &gt;samparse_tln.txt &amp;&amp; type samparse_tln.txt</text:p>
          </table:table-cell>
          <table:table-cell office:value-type="string" calcext:value-type="string">
            <text:p>samparse_tln</text:p>
          </table:table-cell>
          <table:table-cell office:value-type="float" office:value="20120827" calcext:value-type="float">
            <text:p>2012082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arse SAM file for user acct info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86];&quot; &quot;;[$PARAMETROS.$B$4]; &quot; &quot; ;[.B186]; &quot; &gt;&quot;;[.B186];&quot;.txt &amp;&amp; type &quot;;[.B186];&quot;.txt&quot;)" office:value-type="string" office:string-value="rip -r C:\Users\admlocal\Documents\Lab4Registo\Security -p auditpol &gt;auditpol.txt &amp;&amp; type auditpol.txt" calcext:value-type="string">
            <text:p>rip -r C:\Users\admlocal\Documents\Lab4Registo\Security -p auditpol &gt;auditpol.txt &amp;&amp; type auditpol.txt</text:p>
          </table:table-cell>
          <table:table-cell office:value-type="string" calcext:value-type="string">
            <text:p>auditpol</text:p>
          </table:table-cell>
          <table:table-cell office:value-type="float" office:value="20190510" calcext:value-type="float">
            <text:p>20190510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dit policy from the Security hive fil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87];&quot; &quot;;[$PARAMETROS.$B$4]; &quot; &quot; ;[.B187]; &quot; &gt;&quot;;[.B187];&quot;.txt &amp;&amp; type &quot;;[.B187];&quot;.txt&quot;)" office:value-type="string" office:string-value="rip -r C:\Users\admlocal\Documents\Lab4Registo\Security -p auditpol_xp &gt;auditpol_xp.txt &amp;&amp; type auditpol_xp.txt" calcext:value-type="string">
            <text:p>rip -r C:\Users\admlocal\Documents\Lab4Registo\Security -p auditpol_xp &gt;auditpol_xp.txt &amp;&amp; type auditpol_xp.txt</text:p>
          </table:table-cell>
          <table:table-cell office:value-type="string" calcext:value-type="string">
            <text:p>auditpol_xp</text:p>
          </table:table-cell>
          <table:table-cell office:value-type="float" office:value="20121128" calcext:value-type="float">
            <text:p>20121128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dit policy from the Security hive fil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88];&quot; &quot;;[$PARAMETROS.$B$4]; &quot; &quot; ;[.B188]; &quot; &gt;&quot;;[.B188];&quot;.txt &amp;&amp; type &quot;;[.B188];&quot;.txt&quot;)" office:value-type="string" office:string-value="rip -r C:\Users\admlocal\Documents\Lab4Registo\Security -p lsasecrets &gt;lsasecrets.txt &amp;&amp; type lsasecrets.txt" calcext:value-type="string">
            <text:p>rip -r C:\Users\admlocal\Documents\Lab4Registo\Security -p lsasecrets &gt;lsasecrets.txt &amp;&amp; type lsasecrets.txt</text:p>
          </table:table-cell>
          <table:table-cell office:value-type="string" calcext:value-type="string">
            <text:p>lsasecrets</text:p>
          </table:table-cell>
          <table:table-cell office:value-type="float" office:value="20140408" calcext:value-type="float">
            <text:p>20140408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TEST - Get update times for LSA Secret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89];&quot; &quot;;[$PARAMETROS.$B$4]; &quot; &quot; ;[.B189]; &quot; &gt;&quot;;[.B189];&quot;.txt &amp;&amp; type &quot;;[.B189];&quot;.txt&quot;)" office:value-type="string" office:string-value="rip -r C:\Users\admlocal\Documents\Lab4Registo\Security -p polacdms &gt;polacdms.txt &amp;&amp; type polacdms.txt" calcext:value-type="string">
            <text:p>rip -r C:\Users\admlocal\Documents\Lab4Registo\Security -p polacdms &gt;polacdms.txt &amp;&amp; type polacdms.txt</text:p>
          </table:table-cell>
          <table:table-cell office:value-type="string" calcext:value-type="string">
            <text:p>polacdms</text:p>
          </table:table-cell>
          <table:table-cell office:value-type="float" office:value="20100531" calcext:value-type="float">
            <text:p>20100531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local machine SID from Security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90];&quot; &quot;;[$PARAMETROS.$B$4]; &quot; &quot; ;[.B190]; &quot; &gt;&quot;;[.B190];&quot;.txt &amp;&amp; type &quot;;[.B190];&quot;.txt&quot;)" office:value-type="string" office:string-value="rip -r C:\Users\admlocal\Documents\Lab4Registo\Security -p secrets &gt;secrets.txt &amp;&amp; type secrets.txt" calcext:value-type="string">
            <text:p>rip -r C:\Users\admlocal\Documents\Lab4Registo\Security -p secrets &gt;secrets.txt &amp;&amp; type secrets.txt</text:p>
          </table:table-cell>
          <table:table-cell office:value-type="string" calcext:value-type="string">
            <text:p>secrets</text:p>
          </table:table-cell>
          <table:table-cell office:value-type="float" office:value="20140730" calcext:value-type="float">
            <text:p>20140730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the last write time for the Policy\Secret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91];&quot; &quot;;[$PARAMETROS.$B$4]; &quot; &quot; ;[.B191]; &quot; &gt;&quot;;[.B191];&quot;.txt &amp;&amp; type &quot;;[.B191];&quot;.txt&quot;)" office:value-type="string" office:string-value="rip -r C:\Users\admlocal\Documents\Lab4Registo\Security -p secrets_tln &gt;secrets_tln.txt &amp;&amp; type secrets_tln.txt" calcext:value-type="string">
            <text:p>rip -r C:\Users\admlocal\Documents\Lab4Registo\Security -p secrets_tln &gt;secrets_tln.txt &amp;&amp; type secrets_tln.txt</text:p>
          </table:table-cell>
          <table:table-cell office:value-type="string" calcext:value-type="string">
            <text:p>secrets_tln</text:p>
          </table:table-cell>
          <table:table-cell office:value-type="float" office:value="20140814" calcext:value-type="float">
            <text:p>201408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the last write time for the Policy\Secret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92];&quot; &quot;;[$PARAMETROS.$B$4]; &quot; &quot; ;[.B192]; &quot; &gt;&quot;;[.B192];&quot;.txt &amp;&amp; type &quot;;[.B192];&quot;.txt&quot;)" office:value-type="string" office:string-value="rip -r C:\Users\admlocal\Documents\Lab4Registo\Software -p ahaha &gt;ahaha.txt &amp;&amp; type ahaha.txt" calcext:value-type="string">
            <text:p>rip -r C:\Users\admlocal\Documents\Lab4Registo\Software -p ahaha &gt;ahaha.txt &amp;&amp; type ahaha.txt</text:p>
          </table:table-cell>
          <table:table-cell office:value-type="string" calcext:value-type="string">
            <text:p>ahaha</text:p>
          </table:table-cell>
          <table:table-cell office:value-type="float" office:value="20131009" calcext:value-type="float">
            <text:p>2013100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Detect possible presence of ahaha malware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193];&quot; &quot;;[$PARAMETROS.$B$4]; &quot; &quot; ;[.B193]; &quot; &gt;&quot;;[.B193];&quot;.txt &amp;&amp; type &quot;;[.B193];&quot;.txt&quot;)" office:value-type="string" office:string-value="rip -r C:\Users\admlocal\Documents\Lab4Registo\Software -p appinitdlls &gt;appinitdlls.txt &amp;&amp; type appinitdlls.txt" calcext:value-type="string">
            <text:p>rip -r C:\Users\admlocal\Documents\Lab4Registo\Software -p appinitdlls &gt;appinitdlls.txt &amp;&amp; type appinitdlls.txt</text:p>
          </table:table-cell>
          <table:table-cell office:value-type="string" calcext:value-type="string">
            <text:p>appinitdlls</text:p>
          </table:table-cell>
          <table:table-cell office:value-type="float" office:value="20130425" calcext:value-type="float">
            <text:p>201304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s of AppInit_DLLs valu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94];&quot; &quot;;[$PARAMETROS.$B$4]; &quot; &quot; ;[.B194]; &quot; &gt;&quot;;[.B194];&quot;.txt &amp;&amp; type &quot;;[.B194];&quot;.txt&quot;)" office:value-type="string" office:string-value="rip -r C:\Users\admlocal\Documents\Lab4Registo\Software -p apppaths &gt;apppaths.txt &amp;&amp; type apppaths.txt" calcext:value-type="string">
            <text:p>rip -r C:\Users\admlocal\Documents\Lab4Registo\Software -p apppaths &gt;apppaths.txt &amp;&amp; type apppaths.txt</text:p>
          </table:table-cell>
          <table:table-cell office:value-type="string" calcext:value-type="string">
            <text:p>apppaths</text:p>
          </table:table-cell>
          <table:table-cell office:value-type="float" office:value="20120524" calcext:value-type="float">
            <text:p>2012052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 of App Paths subkey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95];&quot; &quot;;[$PARAMETROS.$B$4]; &quot; &quot; ;[.B195]; &quot; &gt;&quot;;[.B195];&quot;.txt &amp;&amp; type &quot;;[.B195];&quot;.txt&quot;)" office:value-type="string" office:string-value="rip -r C:\Users\admlocal\Documents\Lab4Registo\Software -p apppaths_tln &gt;apppaths_tln.txt &amp;&amp; type apppaths_tln.txt" calcext:value-type="string">
            <text:p>rip -r C:\Users\admlocal\Documents\Lab4Registo\Software -p apppaths_tln &gt;apppaths_tln.txt &amp;&amp; type apppaths_tln.txt</text:p>
          </table:table-cell>
          <table:table-cell office:value-type="string" calcext:value-type="string">
            <text:p>apppaths_tln</text:p>
          </table:table-cell>
          <table:table-cell office:value-type="float" office:value="20130429" calcext:value-type="float">
            <text:p>2013042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 of App Paths subkeys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96];&quot; &quot;;[$PARAMETROS.$B$4]; &quot; &quot; ;[.B196]; &quot; &gt;&quot;;[.B196];&quot;.txt &amp;&amp; type &quot;;[.B196];&quot;.txt&quot;)" office:value-type="string" office:string-value="rip -r C:\Users\admlocal\Documents\Lab4Registo\Software -p assoc &gt;assoc.txt &amp;&amp; type assoc.txt" calcext:value-type="string">
            <text:p>rip -r C:\Users\admlocal\Documents\Lab4Registo\Software -p assoc &gt;assoc.txt &amp;&amp; type assoc.txt</text:p>
          </table:table-cell>
          <table:table-cell office:value-type="string" calcext:value-type="string">
            <text:p>assoc</text:p>
          </table:table-cell>
          <table:table-cell office:value-type="float" office:value="20180117" calcext:value-type="float">
            <text:p>2018011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USRCLASS</text:p>
          </table:table-cell>
          <table:table-cell office:value-type="string" calcext:value-type="string">
            <text:p>Get list of file ext associations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197];&quot; &quot;;[$PARAMETROS.$B$4]; &quot; &quot; ;[.B197]; &quot; &gt;&quot;;[.B197];&quot;.txt &amp;&amp; type &quot;;[.B197];&quot;.txt&quot;)" office:value-type="string" office:string-value="rip -r C:\Users\admlocal\Documents\Lab4Registo\Software -p at &gt;at.txt &amp;&amp; type at.txt" calcext:value-type="string">
            <text:p>rip -r C:\Users\admlocal\Documents\Lab4Registo\Software -p at &gt;at.txt &amp;&amp; type at.txt</text:p>
          </table:table-cell>
          <table:table-cell office:value-type="string" calcext:value-type="string">
            <text:p>at</text:p>
          </table:table-cell>
          <table:table-cell office:value-type="float" office:value="20140821" calcext:value-type="float">
            <text:p>2014082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Software hive for AT job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98];&quot; &quot;;[$PARAMETROS.$B$4]; &quot; &quot; ;[.B198]; &quot; &gt;&quot;;[.B198];&quot;.txt &amp;&amp; type &quot;;[.B198];&quot;.txt&quot;)" office:value-type="string" office:string-value="rip -r C:\Users\admlocal\Documents\Lab4Registo\Software -p at_tln &gt;at_tln.txt &amp;&amp; type at_tln.txt" calcext:value-type="string">
            <text:p>rip -r C:\Users\admlocal\Documents\Lab4Registo\Software -p at_tln &gt;at_tln.txt &amp;&amp; type at_tln.txt</text:p>
          </table:table-cell>
          <table:table-cell office:value-type="string" calcext:value-type="string">
            <text:p>at_tln</text:p>
          </table:table-cell>
          <table:table-cell office:value-type="float" office:value="20140821" calcext:value-type="float">
            <text:p>2014082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Software hive for AT job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199];&quot; &quot;;[$PARAMETROS.$B$4]; &quot; &quot; ;[.B199]; &quot; &gt;&quot;;[.B199];&quot;.txt &amp;&amp; type &quot;;[.B199];&quot;.txt&quot;)" office:value-type="string" office:string-value="rip -r C:\Users\admlocal\Documents\Lab4Registo\Software -p audiodev &gt;audiodev.txt &amp;&amp; type audiodev.txt" calcext:value-type="string">
            <text:p>rip -r C:\Users\admlocal\Documents\Lab4Registo\Software -p audiodev &gt;audiodev.txt &amp;&amp; type audiodev.txt</text:p>
          </table:table-cell>
          <table:table-cell office:value-type="string" calcext:value-type="string">
            <text:p>audiodev</text:p>
          </table:table-cell>
          <table:table-cell office:value-type="float" office:value="20141112" calcext:value-type="float">
            <text:p>2014111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audio capture/render devic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00];&quot; &quot;;[$PARAMETROS.$B$4]; &quot; &quot; ;[.B200]; &quot; &gt;&quot;;[.B200];&quot;.txt &amp;&amp; type &quot;;[.B200];&quot;.txt&quot;)" office:value-type="string" office:string-value="rip -r C:\Users\admlocal\Documents\Lab4Registo\Software -p banner &gt;banner.txt &amp;&amp; type banner.txt" calcext:value-type="string">
            <text:p>rip -r C:\Users\admlocal\Documents\Lab4Registo\Software -p banner &gt;banner.txt &amp;&amp; type banner.txt</text:p>
          </table:table-cell>
          <table:table-cell office:value-type="string" calcext:value-type="string">
            <text:p>banner</text:p>
          </table:table-cell>
          <table:table-cell office:value-type="float" office:value="20081119" calcext:value-type="float">
            <text:p>2008111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HKLM\SOFTWARE.. Logon Banner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01];&quot; &quot;;[$PARAMETROS.$B$4]; &quot; &quot; ;[.B201]; &quot; &gt;&quot;;[.B201];&quot;.txt &amp;&amp; type &quot;;[.B201];&quot;.txt&quot;)" office:value-type="string" office:string-value="rip -r C:\Users\admlocal\Documents\Lab4Registo\Software -p bho &gt;bho.txt &amp;&amp; type bho.txt" calcext:value-type="string">
            <text:p>rip -r C:\Users\admlocal\Documents\Lab4Registo\Software -p bho &gt;bho.txt &amp;&amp; type bho.txt</text:p>
          </table:table-cell>
          <table:table-cell office:value-type="string" calcext:value-type="string">
            <text:p>bho</text:p>
          </table:table-cell>
          <table:table-cell office:value-type="float" office:value="20130408" calcext:value-type="float">
            <text:p>201304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Browser Helper Objects from Software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02];&quot; &quot;;[$PARAMETROS.$B$4]; &quot; &quot; ;[.B202]; &quot; &gt;&quot;;[.B202];&quot;.txt &amp;&amp; type &quot;;[.B202];&quot;.txt&quot;)" office:value-type="string" office:string-value="rip -r C:\Users\admlocal\Documents\Lab4Registo\Software -p bitbucket &gt;bitbucket.txt &amp;&amp; type bitbucket.txt" calcext:value-type="string">
            <text:p>rip -r C:\Users\admlocal\Documents\Lab4Registo\Software -p bitbucket &gt;bitbucket.txt &amp;&amp; type bitbucket.txt</text:p>
          </table:table-cell>
          <table:table-cell office:value-type="string" calcext:value-type="string">
            <text:p>bitbucket</text:p>
          </table:table-cell>
          <table:table-cell office:value-type="float" office:value="20080418" calcext:value-type="float">
            <text:p>2008041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HKLM\..\BitBucket keys\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03];&quot; &quot;;[$PARAMETROS.$B$4]; &quot; &quot; ;[.B203]; &quot; &gt;&quot;;[.B203];&quot;.txt &amp;&amp; type &quot;;[.B203];&quot;.txt&quot;)" office:value-type="string" office:string-value="rip -r C:\Users\admlocal\Documents\Lab4Registo\Software -p btconfig &gt;btconfig.txt &amp;&amp; type btconfig.txt" calcext:value-type="string">
            <text:p>rip -r C:\Users\admlocal\Documents\Lab4Registo\Software -p btconfig &gt;btconfig.txt &amp;&amp; type btconfig.txt</text:p>
          </table:table-cell>
          <table:table-cell office:value-type="string" calcext:value-type="string">
            <text:p>btconfig</text:p>
          </table:table-cell>
          <table:table-cell office:value-type="float" office:value="20130117" calcext:value-type="float">
            <text:p>2013011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Determines BlueTooth devices 'seen' by BroadComm driver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04];&quot; &quot;;[$PARAMETROS.$B$4]; &quot; &quot; ;[.B204]; &quot; &gt;&quot;;[.B204];&quot;.txt &amp;&amp; type &quot;;[.B204];&quot;.txt&quot;)" office:value-type="string" office:string-value="rip -r C:\Users\admlocal\Documents\Lab4Registo\Software -p clsid &gt;clsid.txt &amp;&amp; type clsid.txt" calcext:value-type="string">
            <text:p>rip -r C:\Users\admlocal\Documents\Lab4Registo\Software -p clsid &gt;clsid.txt &amp;&amp; type clsid.txt</text:p>
          </table:table-cell>
          <table:table-cell office:value-type="string" calcext:value-type="string">
            <text:p>clsid</text:p>
          </table:table-cell>
          <table:table-cell office:value-type="float" office:value="20180823" calcext:value-type="float">
            <text:p>20180823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list of CLSID/registered class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05];&quot; &quot;;[$PARAMETROS.$B$4]; &quot; &quot; ;[.B205]; &quot; &gt;&quot;;[.B205];&quot;.txt &amp;&amp; type &quot;;[.B205];&quot;.txt&quot;)" office:value-type="string" office:string-value="rip -r C:\Users\admlocal\Documents\Lab4Registo\Software -p clsid_tln &gt;clsid_tln.txt &amp;&amp; type clsid_tln.txt" calcext:value-type="string">
            <text:p>rip -r C:\Users\admlocal\Documents\Lab4Registo\Software -p clsid_tln &gt;clsid_tln.txt &amp;&amp; type clsid_tln.txt</text:p>
          </table:table-cell>
          <table:table-cell office:value-type="string" calcext:value-type="string">
            <text:p>clsid_tln</text:p>
          </table:table-cell>
          <table:table-cell office:value-type="float" office:value="20180823" calcext:value-type="float">
            <text:p>20180823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list of CLSID/registered class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06];&quot; &quot;;[$PARAMETROS.$B$4]; &quot; &quot; ;[.B206]; &quot; &gt;&quot;;[.B206];&quot;.txt &amp;&amp; type &quot;;[.B206];&quot;.txt&quot;)" office:value-type="string" office:string-value="rip -r C:\Users\admlocal\Documents\Lab4Registo\Software -p cmd_shell &gt;cmd_shell.txt &amp;&amp; type cmd_shell.txt" calcext:value-type="string">
            <text:p>rip -r C:\Users\admlocal\Documents\Lab4Registo\Software -p cmd_shell &gt;cmd_shell.txt &amp;&amp; type cmd_shell.txt</text:p>
          </table:table-cell>
          <table:table-cell office:value-type="string" calcext:value-type="string">
            <text:p>cmd_shell</text:p>
          </table:table-cell>
          <table:table-cell office:value-type="float" office:value="20130405" calcext:value-type="float">
            <text:p>2013040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shell open cmds for various file typ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07];&quot; &quot;;[$PARAMETROS.$B$4]; &quot; &quot; ;[.B207]; &quot; &gt;&quot;;[.B207];&quot;.txt &amp;&amp; type &quot;;[.B207];&quot;.txt&quot;)" office:value-type="string" office:string-value="rip -r C:\Users\admlocal\Documents\Lab4Registo\Software -p cmd_shell_tln &gt;cmd_shell_tln.txt &amp;&amp; type cmd_shell_tln.txt" calcext:value-type="string">
            <text:p>rip -r C:\Users\admlocal\Documents\Lab4Registo\Software -p cmd_shell_tln &gt;cmd_shell_tln.txt &amp;&amp; type cmd_shell_tln.txt</text:p>
          </table:table-cell>
          <table:table-cell office:value-type="string" calcext:value-type="string">
            <text:p>cmd_shell_tln</text:p>
          </table:table-cell>
          <table:table-cell office:value-type="float" office:value="20130425" calcext:value-type="float">
            <text:p>201304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shell open cmds for various file typ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08];&quot; &quot;;[$PARAMETROS.$B$4]; &quot; &quot; ;[.B208]; &quot; &gt;&quot;;[.B208];&quot;.txt &amp;&amp; type &quot;;[.B208];&quot;.txt&quot;)" office:value-type="string" office:string-value="rip -r C:\Users\admlocal\Documents\Lab4Registo\Software -p codeid &gt;codeid.txt &amp;&amp; type codeid.txt" calcext:value-type="string">
            <text:p>rip -r C:\Users\admlocal\Documents\Lab4Registo\Software -p codeid &gt;codeid.txt &amp;&amp; type codeid.txt</text:p>
          </table:table-cell>
          <table:table-cell office:value-type="string" calcext:value-type="string">
            <text:p>codeid</text:p>
          </table:table-cell>
          <table:table-cell office:value-type="float" office:value="20100608" calcext:value-type="float">
            <text:p>201006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deIdentifier DefaultLevel valu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09];&quot; &quot;;[$PARAMETROS.$B$4]; &quot; &quot; ;[.B209]; &quot; &gt;&quot;;[.B209];&quot;.txt &amp;&amp; type &quot;;[.B209];&quot;.txt&quot;)" office:value-type="string" office:string-value="rip -r C:\Users\admlocal\Documents\Lab4Registo\Software -p ctrlpnl &gt;ctrlpnl.txt &amp;&amp; type ctrlpnl.txt" calcext:value-type="string">
            <text:p>rip -r C:\Users\admlocal\Documents\Lab4Registo\Software -p ctrlpnl &gt;ctrlpnl.txt &amp;&amp; type ctrlpnl.txt</text:p>
          </table:table-cell>
          <table:table-cell office:value-type="string" calcext:value-type="string">
            <text:p>ctrlpnl</text:p>
          </table:table-cell>
          <table:table-cell office:value-type="float" office:value="20100116" calcext:value-type="float">
            <text:p>2010011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Control Panel info from Software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10];&quot; &quot;;[$PARAMETROS.$B$4]; &quot; &quot; ;[.B210]; &quot; &gt;&quot;;[.B210];&quot;.txt &amp;&amp; type &quot;;[.B210];&quot;.txt&quot;)" office:value-type="string" office:string-value="rip -r C:\Users\admlocal\Documents\Lab4Registo\Software -p dcom &gt;dcom.txt &amp;&amp; type dcom.txt" calcext:value-type="string">
            <text:p>rip -r C:\Users\admlocal\Documents\Lab4Registo\Software -p dcom &gt;dcom.txt &amp;&amp; type dcom.txt</text:p>
          </table:table-cell>
          <table:table-cell office:value-type="string" calcext:value-type="string">
            <text:p>dcom</text:p>
          </table:table-cell>
          <table:table-cell office:value-type="float" office:value="20151203" calcext:value-type="float">
            <text:p>20151203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 DCOM Port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11];&quot; &quot;;[$PARAMETROS.$B$4]; &quot; &quot; ;[.B211]; &quot; &gt;&quot;;[.B211];&quot;.txt &amp;&amp; type &quot;;[.B211];&quot;.txt&quot;)" office:value-type="string" office:string-value="rip -r C:\Users\admlocal\Documents\Lab4Registo\Software -p defbrowser &gt;defbrowser.txt &amp;&amp; type defbrowser.txt" calcext:value-type="string">
            <text:p>rip -r C:\Users\admlocal\Documents\Lab4Registo\Software -p defbrowser &gt;defbrowser.txt &amp;&amp; type defbrowser.txt</text:p>
          </table:table-cell>
          <table:table-cell office:value-type="string" calcext:value-type="string">
            <text:p>defbrowser</text:p>
          </table:table-cell>
          <table:table-cell office:value-type="float" office:value="20091116" calcext:value-type="float">
            <text:p>2009111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default browser setting from HKLM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12];&quot; &quot;;[$PARAMETROS.$B$4]; &quot; &quot; ;[.B212]; &quot; &gt;&quot;;[.B212];&quot;.txt &amp;&amp; type &quot;;[.B212];&quot;.txt&quot;)" office:value-type="string" office:string-value="rip -r C:\Users\admlocal\Documents\Lab4Registo\Software -p dfrg &gt;dfrg.txt &amp;&amp; type dfrg.txt" calcext:value-type="string">
            <text:p>rip -r C:\Users\admlocal\Documents\Lab4Registo\Software -p dfrg &gt;dfrg.txt &amp;&amp; type dfrg.txt</text:p>
          </table:table-cell>
          <table:table-cell office:value-type="string" calcext:value-type="string">
            <text:p>dfrg</text:p>
          </table:table-cell>
          <table:table-cell office:value-type="float" office:value="20110321" calcext:value-type="float">
            <text:p>2011032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 of Dfrg BootOptim.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13];&quot; &quot;;[$PARAMETROS.$B$4]; &quot; &quot; ;[.B213]; &quot; &gt;&quot;;[.B213];&quot;.txt &amp;&amp; type &quot;;[.B213];&quot;.txt&quot;)" office:value-type="string" office:string-value="rip -r C:\Users\admlocal\Documents\Lab4Registo\Software -p direct &gt;direct.txt &amp;&amp; type direct.txt" calcext:value-type="string">
            <text:p>rip -r C:\Users\admlocal\Documents\Lab4Registo\Software -p direct &gt;direct.txt &amp;&amp; type direct.txt</text:p>
          </table:table-cell>
          <table:table-cell office:value-type="string" calcext:value-type="string">
            <text:p>direct</text:p>
          </table:table-cell>
          <table:table-cell office:value-type="float" office:value="20120513" calcext:value-type="float">
            <text:p>20120513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earches Direct* keys for MostRecentApplication subkey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14];&quot; &quot;;[$PARAMETROS.$B$4]; &quot; &quot; ;[.B214]; &quot; &gt;&quot;;[.B214];&quot;.txt &amp;&amp; type &quot;;[.B214];&quot;.txt&quot;)" office:value-type="string" office:string-value="rip -r C:\Users\admlocal\Documents\Lab4Registo\Software -p direct_tln &gt;direct_tln.txt &amp;&amp; type direct_tln.txt" calcext:value-type="string">
            <text:p>rip -r C:\Users\admlocal\Documents\Lab4Registo\Software -p direct_tln &gt;direct_tln.txt &amp;&amp; type direct_tln.txt</text:p>
          </table:table-cell>
          <table:table-cell office:value-type="string" calcext:value-type="string">
            <text:p>direct_tln</text:p>
          </table:table-cell>
          <table:table-cell office:value-type="float" office:value="20120608" calcext:value-type="float">
            <text:p>201206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earches Direct* keys for MostRecentApplication subkeys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15];&quot; &quot;;[$PARAMETROS.$B$4]; &quot; &quot; ;[.B215]; &quot; &gt;&quot;;[.B215];&quot;.txt &amp;&amp; type &quot;;[.B215];&quot;.txt&quot;)" office:value-type="string" office:string-value="rip -r C:\Users\admlocal\Documents\Lab4Registo\Software -p disablesr &gt;disablesr.txt &amp;&amp; type disablesr.txt" calcext:value-type="string">
            <text:p>rip -r C:\Users\admlocal\Documents\Lab4Registo\Software -p disablesr &gt;disablesr.txt &amp;&amp; type disablesr.txt</text:p>
          </table:table-cell>
          <table:table-cell office:value-type="string" calcext:value-type="string">
            <text:p>disablesr</text:p>
          </table:table-cell>
          <table:table-cell office:value-type="float" office:value="20120914" calcext:value-type="float">
            <text:p>2012091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the value that turns System Restore either on or off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16];&quot; &quot;;[$PARAMETROS.$B$4]; &quot; &quot; ;[.B216]; &quot; &gt;&quot;;[.B216];&quot;.txt &amp;&amp; type &quot;;[.B216];&quot;.txt&quot;)" office:value-type="string" office:string-value="rip -r C:\Users\admlocal\Documents\Lab4Registo\Software -p drivers32 &gt;drivers32.txt &amp;&amp; type drivers32.txt" calcext:value-type="string">
            <text:p>rip -r C:\Users\admlocal\Documents\Lab4Registo\Software -p drivers32 &gt;drivers32.txt &amp;&amp; type drivers32.txt</text:p>
          </table:table-cell>
          <table:table-cell office:value-type="string" calcext:value-type="string">
            <text:p>drivers32</text:p>
          </table:table-cell>
          <table:table-cell office:value-type="float" office:value="20130408" calcext:value-type="float">
            <text:p>201304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values from the Drivers32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17];&quot; &quot;;[$PARAMETROS.$B$4]; &quot; &quot; ;[.B217]; &quot; &gt;&quot;;[.B217];&quot;.txt &amp;&amp; type &quot;;[.B217];&quot;.txt&quot;)" office:value-type="string" office:string-value="rip -r C:\Users\admlocal\Documents\Lab4Registo\Software -p drwatson &gt;drwatson.txt &amp;&amp; type drwatson.txt" calcext:value-type="string">
            <text:p>rip -r C:\Users\admlocal\Documents\Lab4Registo\Software -p drwatson &gt;drwatson.txt &amp;&amp; type drwatson.txt</text:p>
          </table:table-cell>
          <table:table-cell office:value-type="string" calcext:value-type="string">
            <text:p>drwatson</text:p>
          </table:table-cell>
          <table:table-cell office:value-type="float" office:value="20081219" calcext:value-type="float">
            <text:p>2008121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Dr. Watson settings from Software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18];&quot; &quot;;[$PARAMETROS.$B$4]; &quot; &quot; ;[.B218]; &quot; &gt;&quot;;[.B218];&quot;.txt &amp;&amp; type &quot;;[.B218];&quot;.txt&quot;)" office:value-type="string" office:string-value="rip -r C:\Users\admlocal\Documents\Lab4Registo\Software -p emdmgmt &gt;emdmgmt.txt &amp;&amp; type emdmgmt.txt" calcext:value-type="string">
            <text:p>rip -r C:\Users\admlocal\Documents\Lab4Registo\Software -p emdmgmt &gt;emdmgmt.txt &amp;&amp; type emdmgmt.txt</text:p>
          </table:table-cell>
          <table:table-cell office:value-type="string" calcext:value-type="string">
            <text:p>emdmgmt</text:p>
          </table:table-cell>
          <table:table-cell office:value-type="float" office:value="20120207" calcext:value-type="float">
            <text:p>2012020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s of EMDMgmt subkeys and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19];&quot; &quot;;[$PARAMETROS.$B$4]; &quot; &quot; ;[.B219]; &quot; &gt;&quot;;[.B219];&quot;.txt &amp;&amp; type &quot;;[.B219];&quot;.txt&quot;)" office:value-type="string" office:string-value="rip -r C:\Users\admlocal\Documents\Lab4Registo\Software -p esent &gt;esent.txt &amp;&amp; type esent.txt" calcext:value-type="string">
            <text:p>rip -r C:\Users\admlocal\Documents\Lab4Registo\Software -p esent &gt;esent.txt &amp;&amp; type esent.txt</text:p>
          </table:table-cell>
          <table:table-cell office:value-type="string" calcext:value-type="string">
            <text:p>esent</text:p>
          </table:table-cell>
          <table:table-cell office:value-type="float" office:value="20101202" calcext:value-type="float">
            <text:p>2010120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ESENT\Process key content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20];&quot; &quot;;[$PARAMETROS.$B$4]; &quot; &quot; ;[.B220]; &quot; &gt;&quot;;[.B220];&quot;.txt &amp;&amp; type &quot;;[.B220];&quot;.txt&quot;)" office:value-type="string" office:string-value="rip -r C:\Users\admlocal\Documents\Lab4Registo\Software -p etos &gt;etos.txt &amp;&amp; type etos.txt" calcext:value-type="string">
            <text:p>rip -r C:\Users\admlocal\Documents\Lab4Registo\Software -p etos &gt;etos.txt &amp;&amp; type etos.txt</text:p>
          </table:table-cell>
          <table:table-cell office:value-type="string" calcext:value-type="string">
            <text:p>etos</text:p>
          </table:table-cell>
          <table:table-cell office:value-type="float" office:value="20150325" calcext:value-type="float">
            <text:p>201503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Software hive for indicators of Etos malwar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21];&quot; &quot;;[$PARAMETROS.$B$4]; &quot; &quot; ;[.B221]; &quot; &gt;&quot;;[.B221];&quot;.txt &amp;&amp; type &quot;;[.B221];&quot;.txt&quot;)" office:value-type="string" office:string-value="rip -r C:\Users\admlocal\Documents\Lab4Registo\Software -p execpolicy &gt;execpolicy.txt &amp;&amp; type execpolicy.txt" calcext:value-type="string">
            <text:p>rip -r C:\Users\admlocal\Documents\Lab4Registo\Software -p execpolicy &gt;execpolicy.txt &amp;&amp; type execpolicy.txt</text:p>
          </table:table-cell>
          <table:table-cell office:value-type="string" calcext:value-type="string">
            <text:p>execpolicy</text:p>
          </table:table-cell>
          <table:table-cell office:value-type="float" office:value="20180618" calcext:value-type="float">
            <text:p>2018061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PowerShell Execution Polic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22];&quot; &quot;;[$PARAMETROS.$B$4]; &quot; &quot; ;[.B222]; &quot; &gt;&quot;;[.B222];&quot;.txt &amp;&amp; type &quot;;[.B222];&quot;.txt&quot;)" office:value-type="string" office:string-value="rip -r C:\Users\admlocal\Documents\Lab4Registo\Software -p gauss &gt;gauss.txt &amp;&amp; type gauss.txt" calcext:value-type="string">
            <text:p>rip -r C:\Users\admlocal\Documents\Lab4Registo\Software -p gauss &gt;gauss.txt &amp;&amp; type gauss.txt</text:p>
          </table:table-cell>
          <table:table-cell office:value-type="string" calcext:value-type="string">
            <text:p>gauss</text:p>
          </table:table-cell>
          <table:table-cell office:value-type="float" office:value="20120809" calcext:value-type="float">
            <text:p>2012080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Reliability key for TimeStampforUI valu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23];&quot; &quot;;[$PARAMETROS.$B$4]; &quot; &quot; ;[.B223]; &quot; &gt;&quot;;[.B223];&quot;.txt &amp;&amp; type &quot;;[.B223];&quot;.txt&quot;)" office:value-type="string" office:string-value="rip -r C:\Users\admlocal\Documents\Lab4Registo\Software -p gpohist &gt;gpohist.txt &amp;&amp; type gpohist.txt" calcext:value-type="string">
            <text:p>rip -r C:\Users\admlocal\Documents\Lab4Registo\Software -p gpohist &gt;gpohist.txt &amp;&amp; type gpohist.txt</text:p>
          </table:table-cell>
          <table:table-cell office:value-type="string" calcext:value-type="string">
            <text:p>gpohist</text:p>
          </table:table-cell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Collects system/user GPO histor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24];&quot; &quot;;[$PARAMETROS.$B$4]; &quot; &quot; ;[.B224]; &quot; &gt;&quot;;[.B224];&quot;.txt &amp;&amp; type &quot;;[.B224];&quot;.txt&quot;)" office:value-type="string" office:string-value="rip -r C:\Users\admlocal\Documents\Lab4Registo\Software -p gpohist_tln &gt;gpohist_tln.txt &amp;&amp; type gpohist_tln.txt" calcext:value-type="string">
            <text:p>rip -r C:\Users\admlocal\Documents\Lab4Registo\Software -p gpohist_tln &gt;gpohist_tln.txt &amp;&amp; type gpohist_tln.txt</text:p>
          </table:table-cell>
          <table:table-cell office:value-type="string" calcext:value-type="string">
            <text:p>gpohist_tln</text:p>
          </table:table-cell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Collects system/user GPO history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25];&quot; &quot;;[$PARAMETROS.$B$4]; &quot; &quot; ;[.B225]; &quot; &gt;&quot;;[.B225];&quot;.txt &amp;&amp; type &quot;;[.B225];&quot;.txt&quot;)" office:value-type="string" office:string-value="rip -r C:\Users\admlocal\Documents\Lab4Registo\Software -p handler &gt;handler.txt &amp;&amp; type handler.txt" calcext:value-type="string">
            <text:p>rip -r C:\Users\admlocal\Documents\Lab4Registo\Software -p handler &gt;handler.txt &amp;&amp; type handler.txt</text:p>
          </table:table-cell>
          <table:table-cell office:value-type="string" calcext:value-type="string">
            <text:p>handler</text:p>
          </table:table-cell>
          <table:table-cell office:value-type="float" office:value="20150826" calcext:value-type="float">
            <text:p>2015082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HKCR/Network/SharingHandler (default) valu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26];&quot; &quot;;[$PARAMETROS.$B$4]; &quot; &quot; ;[.B226]; &quot; &gt;&quot;;[.B226];&quot;.txt &amp;&amp; type &quot;;[.B226];&quot;.txt&quot;)" office:value-type="string" office:string-value="rip -r C:\Users\admlocal\Documents\Lab4Registo\Software -p ie_version &gt;ie_version.txt &amp;&amp; type ie_version.txt" calcext:value-type="string">
            <text:p>rip -r C:\Users\admlocal\Documents\Lab4Registo\Software -p ie_version &gt;ie_version.txt &amp;&amp; type ie_version.txt</text:p>
          </table:table-cell>
          <table:table-cell office:value-type="string" calcext:value-type="string">
            <text:p>ie_version</text:p>
          </table:table-cell>
          <table:table-cell office:value-type="float" office:value="20140717" calcext:value-type="float">
            <text:p>2014071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IE version and build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27];&quot; &quot;;[$PARAMETROS.$B$4]; &quot; &quot; ;[.B227]; &quot; &gt;&quot;;[.B227];&quot;.txt &amp;&amp; type &quot;;[.B227];&quot;.txt&quot;)" office:value-type="string" office:string-value="rip -r C:\Users\admlocal\Documents\Lab4Registo\Software -p imagefile &gt;imagefile.txt &amp;&amp; type imagefile.txt" calcext:value-type="string">
            <text:p>rip -r C:\Users\admlocal\Documents\Lab4Registo\Software -p imagefile &gt;imagefile.txt &amp;&amp; type imagefile.txt</text:p>
          </table:table-cell>
          <table:table-cell office:value-type="string" calcext:value-type="string">
            <text:p>imagefile</text:p>
          </table:table-cell>
          <table:table-cell office:value-type="float" office:value="20190511" calcext:value-type="float">
            <text:p>2019051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IFEO subkeys for Debugger &amp; CWDIllegalInDllSearch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28];&quot; &quot;;[$PARAMETROS.$B$4]; &quot; &quot; ;[.B228]; &quot; &gt;&quot;;[.B228];&quot;.txt &amp;&amp; type &quot;;[.B228];&quot;.txt&quot;)" office:value-type="string" office:string-value="rip -r C:\Users\admlocal\Documents\Lab4Registo\Software -p init_dlls &gt;init_dlls.txt &amp;&amp; type init_dlls.txt" calcext:value-type="string">
            <text:p>rip -r C:\Users\admlocal\Documents\Lab4Registo\Software -p init_dlls &gt;init_dlls.txt &amp;&amp; type init_dlls.txt</text:p>
          </table:table-cell>
          <table:table-cell office:value-type="string" calcext:value-type="string">
            <text:p>init_dlls</text:p>
          </table:table-cell>
          <table:table-cell office:value-type="float" office:value="20110309" calcext:value-type="float">
            <text:p>2011030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 for odd **pInit_Dlls key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29];&quot; &quot;;[$PARAMETROS.$B$4]; &quot; &quot; ;[.B229]; &quot; &gt;&quot;;[.B229];&quot;.txt &amp;&amp; type &quot;;[.B229];&quot;.txt&quot;)" office:value-type="string" office:string-value="rip -r C:\Users\admlocal\Documents\Lab4Registo\Software -p inprocserver &gt;inprocserver.txt &amp;&amp; type inprocserver.txt" calcext:value-type="string">
            <text:p>rip -r C:\Users\admlocal\Documents\Lab4Registo\Software -p inprocserver &gt;inprocserver.txt &amp;&amp; type inprocserver.txt</text:p>
          </table:table-cell>
          <table:table-cell office:value-type="string" calcext:value-type="string">
            <text:p>inprocserver</text:p>
          </table:table-cell>
          <table:table-cell office:value-type="float" office:value="20141126" calcext:value-type="float">
            <text:p>2014112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CLSID InProcServer32 values for indications of malwar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30];&quot; &quot;;[$PARAMETROS.$B$4]; &quot; &quot; ;[.B230]; &quot; &gt;&quot;;[.B230];&quot;.txt &amp;&amp; type &quot;;[.B230];&quot;.txt&quot;)" office:value-type="string" office:string-value="rip -r C:\Users\admlocal\Documents\Lab4Registo\Software -p installedcomp &gt;installedcomp.txt &amp;&amp; type installedcomp.txt" calcext:value-type="string">
            <text:p>rip -r C:\Users\admlocal\Documents\Lab4Registo\Software -p installedcomp &gt;installedcomp.txt &amp;&amp; type installedcomp.txt</text:p>
          </table:table-cell>
          <table:table-cell office:value-type="string" calcext:value-type="string">
            <text:p>installedcomp</text:p>
          </table:table-cell>
          <table:table-cell office:value-type="float" office:value="20130911" calcext:value-type="float">
            <text:p>2013091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info about Installed Components and StubPath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31];&quot; &quot;;[$PARAMETROS.$B$4]; &quot; &quot; ;[.B231]; &quot; &gt;&quot;;[.B231];&quot;.txt &amp;&amp; type &quot;;[.B231];&quot;.txt&quot;)" office:value-type="string" office:string-value="rip -r C:\Users\admlocal\Documents\Lab4Registo\Software -p installer &gt;installer.txt &amp;&amp; type installer.txt" calcext:value-type="string">
            <text:p>rip -r C:\Users\admlocal\Documents\Lab4Registo\Software -p installer &gt;installer.txt &amp;&amp; type installer.txt</text:p>
          </table:table-cell>
          <table:table-cell office:value-type="string" calcext:value-type="string">
            <text:p>installer</text:p>
          </table:table-cell>
          <table:table-cell office:value-type="float" office:value="20120917" calcext:value-type="float">
            <text:p>2012091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Determines product install information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32];&quot; &quot;;[$PARAMETROS.$B$4]; &quot; &quot; ;[.B232]; &quot; &gt;&quot;;[.B232];&quot;.txt &amp;&amp; type &quot;;[.B232];&quot;.txt&quot;)" office:value-type="string" office:string-value="rip -r C:\Users\admlocal\Documents\Lab4Registo\Software -p javasoft &gt;javasoft.txt &amp;&amp; type javasoft.txt" calcext:value-type="string">
            <text:p>rip -r C:\Users\admlocal\Documents\Lab4Registo\Software -p javasoft &gt;javasoft.txt &amp;&amp; type javasoft.txt</text:p>
          </table:table-cell>
          <table:table-cell office:value-type="string" calcext:value-type="string">
            <text:p>javasoft</text:p>
          </table:table-cell>
          <table:table-cell office:value-type="float" office:value="20130216" calcext:value-type="float">
            <text:p>2013021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s of JavaSoft/UseJava2IExplorer valu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33];&quot; &quot;;[$PARAMETROS.$B$4]; &quot; &quot; ;[.B233]; &quot; &gt;&quot;;[.B233];&quot;.txt &amp;&amp; type &quot;;[.B233];&quot;.txt&quot;)" office:value-type="string" office:string-value="rip -r C:\Users\admlocal\Documents\Lab4Registo\Software -p kb950582 &gt;kb950582.txt &amp;&amp; type kb950582.txt" calcext:value-type="string">
            <text:p>rip -r C:\Users\admlocal\Documents\Lab4Registo\Software -p kb950582 &gt;kb950582.txt &amp;&amp; type kb950582.txt</text:p>
          </table:table-cell>
          <table:table-cell office:value-type="string" calcext:value-type="string">
            <text:p>kb950582</text:p>
          </table:table-cell>
          <table:table-cell office:value-type="float" office:value="20081212" calcext:value-type="float">
            <text:p>2008121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KB950582 - Gets autorun settings from HKLM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34];&quot; &quot;;[$PARAMETROS.$B$4]; &quot; &quot; ;[.B234]; &quot; &gt;&quot;;[.B234];&quot;.txt &amp;&amp; type &quot;;[.B234];&quot;.txt&quot;)" office:value-type="string" office:string-value="rip -r C:\Users\admlocal\Documents\Lab4Registo\Software -p landesk &gt;landesk.txt &amp;&amp; type landesk.txt" calcext:value-type="string">
            <text:p>rip -r C:\Users\admlocal\Documents\Lab4Registo\Software -p landesk &gt;landesk.txt &amp;&amp; type landesk.txt</text:p>
          </table:table-cell>
          <table:table-cell office:value-type="string" calcext:value-type="string">
            <text:p>landesk</text:p>
          </table:table-cell>
          <table:table-cell office:value-type="float" office:value="20160823" calcext:value-type="float">
            <text:p>20160823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list of programs monitored by LANDESK - Software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35];&quot; &quot;;[$PARAMETROS.$B$4]; &quot; &quot; ;[.B235]; &quot; &gt;&quot;;[.B235];&quot;.txt &amp;&amp; type &quot;;[.B235];&quot;.txt&quot;)" office:value-type="string" office:string-value="rip -r C:\Users\admlocal\Documents\Lab4Registo\Software -p landesk_tln &gt;landesk_tln.txt &amp;&amp; type landesk_tln.txt" calcext:value-type="string">
            <text:p>rip -r C:\Users\admlocal\Documents\Lab4Registo\Software -p landesk_tln &gt;landesk_tln.txt &amp;&amp; type landesk_tln.txt</text:p>
          </table:table-cell>
          <table:table-cell office:value-type="string" calcext:value-type="string">
            <text:p>landesk_tln</text:p>
          </table:table-cell>
          <table:table-cell office:value-type="float" office:value="20130214" calcext:value-type="float">
            <text:p>2013021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list of programs monitored by LANDESK from Software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36];&quot; &quot;;[$PARAMETROS.$B$4]; &quot; &quot; ;[.B236]; &quot; &gt;&quot;;[.B236];&quot;.txt &amp;&amp; type &quot;;[.B236];&quot;.txt&quot;)" office:value-type="string" office:string-value="rip -r C:\Users\admlocal\Documents\Lab4Registo\Software -p lastloggedon &gt;lastloggedon.txt &amp;&amp; type lastloggedon.txt" calcext:value-type="string">
            <text:p>rip -r C:\Users\admlocal\Documents\Lab4Registo\Software -p lastloggedon &gt;lastloggedon.txt &amp;&amp; type lastloggedon.txt</text:p>
          </table:table-cell>
          <table:table-cell office:value-type="string" calcext:value-type="string">
            <text:p>lastloggedon</text:p>
          </table:table-cell>
          <table:table-cell office:value-type="float" office:value="20160531" calcext:value-type="float">
            <text:p>2016053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LastLoggedOn* values from LogonUI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37];&quot; &quot;;[$PARAMETROS.$B$4]; &quot; &quot; ;[.B237]; &quot; &gt;&quot;;[.B237];&quot;.txt &amp;&amp; type &quot;;[.B237];&quot;.txt&quot;)" office:value-type="string" office:string-value="rip -r C:\Users\admlocal\Documents\Lab4Registo\Software -p lazyshell &gt;lazyshell.txt &amp;&amp; type lazyshell.txt" calcext:value-type="string">
            <text:p>rip -r C:\Users\admlocal\Documents\Lab4Registo\Software -p lazyshell &gt;lazyshell.txt &amp;&amp; type lazyshell.txt</text:p>
          </table:table-cell>
          <table:table-cell office:value-type="string" calcext:value-type="string">
            <text:p>lazyshell</text:p>
          </table:table-cell>
          <table:table-cell office:value-type="float" office:value="20131007" calcext:value-type="float">
            <text:p>2013100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for keys/values assoc. with LazyShell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38];&quot; &quot;;[$PARAMETROS.$B$4]; &quot; &quot; ;[.B238]; &quot; &gt;&quot;;[.B238];&quot;.txt &amp;&amp; type &quot;;[.B238];&quot;.txt&quot;)" office:value-type="string" office:string-value="rip -r C:\Users\admlocal\Documents\Lab4Registo\Software -p licenses &gt;licenses.txt &amp;&amp; type licenses.txt" calcext:value-type="string">
            <text:p>rip -r C:\Users\admlocal\Documents\Lab4Registo\Software -p licenses &gt;licenses.txt &amp;&amp; type licenses.txt</text:p>
          </table:table-cell>
          <table:table-cell office:value-type="string" calcext:value-type="string">
            <text:p>licenses</text:p>
          </table:table-cell>
          <table:table-cell office:value-type="float" office:value="20120305" calcext:value-type="float">
            <text:p>2012030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contents of HKLM/Software/License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39];&quot; &quot;;[$PARAMETROS.$B$4]; &quot; &quot; ;[.B239]; &quot; &gt;&quot;;[.B239];&quot;.txt &amp;&amp; type &quot;;[.B239];&quot;.txt&quot;)" office:value-type="string" office:string-value="rip -r C:\Users\admlocal\Documents\Lab4Registo\Software -p logmein &gt;logmein.txt &amp;&amp; type logmein.txt" calcext:value-type="string">
            <text:p>rip -r C:\Users\admlocal\Documents\Lab4Registo\Software -p logmein &gt;logmein.txt &amp;&amp; type logmein.txt</text:p>
          </table:table-cell>
          <table:table-cell office:value-type="string" calcext:value-type="string">
            <text:p>logmein</text:p>
          </table:table-cell>
          <table:table-cell office:value-type="float" office:value="20161011" calcext:value-type="float">
            <text:p>2016101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list of login times via LogMeIn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40];&quot; &quot;;[$PARAMETROS.$B$4]; &quot; &quot; ;[.B240]; &quot; &gt;&quot;;[.B240];&quot;.txt &amp;&amp; type &quot;;[.B240];&quot;.txt&quot;)" office:value-type="string" office:string-value="rip -r C:\Users\admlocal\Documents\Lab4Registo\Software -p logmein_tln &gt;logmein_tln.txt &amp;&amp; type logmein_tln.txt" calcext:value-type="string">
            <text:p>rip -r C:\Users\admlocal\Documents\Lab4Registo\Software -p logmein_tln &gt;logmein_tln.txt &amp;&amp; type logmein_tln.txt</text:p>
          </table:table-cell>
          <table:table-cell office:value-type="string" calcext:value-type="string">
            <text:p>logmein_tln</text:p>
          </table:table-cell>
          <table:table-cell office:value-type="float" office:value="20161011" calcext:value-type="float">
            <text:p>2016101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list of login times via LogMeIn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41];&quot; &quot;;[$PARAMETROS.$B$4]; &quot; &quot; ;[.B241]; &quot; &gt;&quot;;[.B241];&quot;.txt &amp;&amp; type &quot;;[.B241];&quot;.txt&quot;)" office:value-type="string" office:string-value="rip -r C:\Users\admlocal\Documents\Lab4Registo\Software -p mrt &gt;mrt.txt &amp;&amp; type mrt.txt" calcext:value-type="string">
            <text:p>rip -r C:\Users\admlocal\Documents\Lab4Registo\Software -p mrt &gt;mrt.txt &amp;&amp; type mrt.txt</text:p>
          </table:table-cell>
          <table:table-cell office:value-type="string" calcext:value-type="string">
            <text:p>mrt</text:p>
          </table:table-cell>
          <table:table-cell office:value-type="float" office:value="20080804" calcext:value-type="float">
            <text:p>200808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 to see if Malicious Software Removal Tool has been run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42];&quot; &quot;;[$PARAMETROS.$B$4]; &quot; &quot; ;[.B242]; &quot; &gt;&quot;;[.B242];&quot;.txt &amp;&amp; type &quot;;[.B242];&quot;.txt&quot;)" office:value-type="string" office:string-value="rip -r C:\Users\admlocal\Documents\Lab4Registo\Software -p msis &gt;msis.txt &amp;&amp; type msis.txt" calcext:value-type="string">
            <text:p>rip -r C:\Users\admlocal\Documents\Lab4Registo\Software -p msis &gt;msis.txt &amp;&amp; type msis.txt</text:p>
          </table:table-cell>
          <table:table-cell office:value-type="string" calcext:value-type="string">
            <text:p>msis</text:p>
          </table:table-cell>
          <table:table-cell office:value-type="float" office:value="20090911" calcext:value-type="float">
            <text:p>2009091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Determine MSI packages installed on the system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43];&quot; &quot;;[$PARAMETROS.$B$4]; &quot; &quot; ;[.B243]; &quot; &gt;&quot;;[.B243];&quot;.txt &amp;&amp; type &quot;;[.B243];&quot;.txt&quot;)" office:value-type="string" office:string-value="rip -r C:\Users\admlocal\Documents\Lab4Registo\Software -p netsh &gt;netsh.txt &amp;&amp; type netsh.txt" calcext:value-type="string">
            <text:p>rip -r C:\Users\admlocal\Documents\Lab4Registo\Software -p netsh &gt;netsh.txt &amp;&amp; type netsh.txt</text:p>
          </table:table-cell>
          <table:table-cell office:value-type="string" calcext:value-type="string">
            <text:p>netsh</text:p>
          </table:table-cell>
          <table:table-cell office:value-type="float" office:value="20190316" calcext:value-type="float">
            <text:p>2019031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list of DLLs launched by NetSH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44];&quot; &quot;;[$PARAMETROS.$B$4]; &quot; &quot; ;[.B244]; &quot; &gt;&quot;;[.B244];&quot;.txt &amp;&amp; type &quot;;[.B244];&quot;.txt&quot;)" office:value-type="string" office:string-value="rip -r C:\Users\admlocal\Documents\Lab4Registo\Software -p networkcards &gt;networkcards.txt &amp;&amp; type networkcards.txt" calcext:value-type="string">
            <text:p>rip -r C:\Users\admlocal\Documents\Lab4Registo\Software -p networkcards &gt;networkcards.txt &amp;&amp; type networkcards.txt</text:p>
          </table:table-cell>
          <table:table-cell office:value-type="string" calcext:value-type="string">
            <text:p>networkcards</text:p>
          </table:table-cell>
          <table:table-cell office:value-type="float" office:value="20080325" calcext:value-type="float">
            <text:p>200803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NetworkCard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45];&quot; &quot;;[$PARAMETROS.$B$4]; &quot; &quot; ;[.B245]; &quot; &gt;&quot;;[.B245];&quot;.txt &amp;&amp; type &quot;;[.B245];&quot;.txt&quot;)" office:value-type="string" office:string-value="rip -r C:\Users\admlocal\Documents\Lab4Registo\Software -p networklist &gt;networklist.txt &amp;&amp; type networklist.txt" calcext:value-type="string">
            <text:p>rip -r C:\Users\admlocal\Documents\Lab4Registo\Software -p networklist &gt;networklist.txt &amp;&amp; type networklist.txt</text:p>
          </table:table-cell>
          <table:table-cell office:value-type="string" calcext:value-type="string">
            <text:p>networklist</text:p>
          </table:table-cell>
          <table:table-cell office:value-type="float" office:value="20190128" calcext:value-type="float">
            <text:p>2019012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ollects network info from Vista+ NetworkList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46];&quot; &quot;;[$PARAMETROS.$B$4]; &quot; &quot; ;[.B246]; &quot; &gt;&quot;;[.B246];&quot;.txt &amp;&amp; type &quot;;[.B246];&quot;.txt&quot;)" office:value-type="string" office:string-value="rip -r C:\Users\admlocal\Documents\Lab4Registo\Software -p networklist_tln &gt;networklist_tln.txt &amp;&amp; type networklist_tln.txt" calcext:value-type="string">
            <text:p>rip -r C:\Users\admlocal\Documents\Lab4Registo\Software -p networklist_tln &gt;networklist_tln.txt &amp;&amp; type networklist_tln.txt</text:p>
          </table:table-cell>
          <table:table-cell office:value-type="string" calcext:value-type="string">
            <text:p>networklist_tln</text:p>
          </table:table-cell>
          <table:table-cell office:value-type="float" office:value="20150812" calcext:value-type="float">
            <text:p>2015081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ollects network info from NetworkList key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47];&quot; &quot;;[$PARAMETROS.$B$4]; &quot; &quot; ;[.B247]; &quot; &gt;&quot;;[.B247];&quot;.txt &amp;&amp; type &quot;;[.B247];&quot;.txt&quot;)" office:value-type="string" office:string-value="rip -r C:\Users\admlocal\Documents\Lab4Registo\Software -p networkuid &gt;networkuid.txt &amp;&amp; type networkuid.txt" calcext:value-type="string">
            <text:p>rip -r C:\Users\admlocal\Documents\Lab4Registo\Software -p networkuid &gt;networkuid.txt &amp;&amp; type networkuid.txt</text:p>
          </table:table-cell>
          <table:table-cell office:value-type="string" calcext:value-type="string">
            <text:p>networkuid</text:p>
          </table:table-cell>
          <table:table-cell office:value-type="float" office:value="20100312" calcext:value-type="float">
            <text:p>2010031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Network key UID valu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48];&quot; &quot;;[$PARAMETROS.$B$4]; &quot; &quot; ;[.B248]; &quot; &gt;&quot;;[.B248];&quot;.txt &amp;&amp; type &quot;;[.B248];&quot;.txt&quot;)" office:value-type="string" office:string-value="rip -r C:\Users\admlocal\Documents\Lab4Registo\Software -p opencandy &gt;opencandy.txt &amp;&amp; type opencandy.txt" calcext:value-type="string">
            <text:p>rip -r C:\Users\admlocal\Documents\Lab4Registo\Software -p opencandy &gt;opencandy.txt &amp;&amp; type opencandy.txt</text:p>
          </table:table-cell>
          <table:table-cell office:value-type="string" calcext:value-type="string">
            <text:p>opencandy</text:p>
          </table:table-cell>
          <table:table-cell office:value-type="float" office:value="20131008" calcext:value-type="float">
            <text:p>201310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Detect possible presence of OpenCandy adwar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49];&quot; &quot;;[$PARAMETROS.$B$4]; &quot; &quot; ;[.B249]; &quot; &gt;&quot;;[.B249];&quot;.txt &amp;&amp; type &quot;;[.B249];&quot;.txt&quot;)" office:value-type="string" office:string-value="rip -r C:\Users\admlocal\Documents\Lab4Registo\Software -p port_dev &gt;port_dev.txt &amp;&amp; type port_dev.txt" calcext:value-type="string">
            <text:p>rip -r C:\Users\admlocal\Documents\Lab4Registo\Software -p port_dev &gt;port_dev.txt &amp;&amp; type port_dev.txt</text:p>
          </table:table-cell>
          <table:table-cell office:value-type="string" calcext:value-type="string">
            <text:p>port_dev</text:p>
          </table:table-cell>
          <table:table-cell office:value-type="float" office:value="20090118" calcext:value-type="float">
            <text:p>2009011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arses Windows Portable Devices key (Vista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50];&quot; &quot;;[$PARAMETROS.$B$4]; &quot; &quot; ;[.B250]; &quot; &gt;&quot;;[.B250];&quot;.txt &amp;&amp; type &quot;;[.B250];&quot;.txt&quot;)" office:value-type="string" office:string-value="rip -r C:\Users\admlocal\Documents\Lab4Registo\Software -p product &gt;product.txt &amp;&amp; type product.txt" calcext:value-type="string">
            <text:p>rip -r C:\Users\admlocal\Documents\Lab4Registo\Software -p product &gt;product.txt &amp;&amp; type product.txt</text:p>
          </table:table-cell>
          <table:table-cell office:value-type="string" calcext:value-type="string">
            <text:p>product</text:p>
          </table:table-cell>
          <table:table-cell office:value-type="float" office:value="20100325" calcext:value-type="float">
            <text:p>201003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installed product info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51];&quot; &quot;;[$PARAMETROS.$B$4]; &quot; &quot; ;[.B251]; &quot; &gt;&quot;;[.B251];&quot;.txt &amp;&amp; type &quot;;[.B251];&quot;.txt&quot;)" office:value-type="string" office:string-value="rip -r C:\Users\admlocal\Documents\Lab4Registo\Software -p profilelist &gt;profilelist.txt &amp;&amp; type profilelist.txt" calcext:value-type="string">
            <text:p>rip -r C:\Users\admlocal\Documents\Lab4Registo\Software -p profilelist &gt;profilelist.txt &amp;&amp; type profilelist.txt</text:p>
          </table:table-cell>
          <table:table-cell office:value-type="string" calcext:value-type="string">
            <text:p>profilelist</text:p>
          </table:table-cell>
          <table:table-cell office:value-type="float" office:value="20100219" calcext:value-type="float">
            <text:p>2010021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content of ProfileList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52];&quot; &quot;;[$PARAMETROS.$B$4]; &quot; &quot; ;[.B252]; &quot; &gt;&quot;;[.B252];&quot;.txt &amp;&amp; type &quot;;[.B252];&quot;.txt&quot;)" office:value-type="string" office:string-value="rip -r C:\Users\admlocal\Documents\Lab4Registo\Software -p psscript &gt;psscript.txt &amp;&amp; type psscript.txt" calcext:value-type="string">
            <text:p>rip -r C:\Users\admlocal\Documents\Lab4Registo\Software -p psscript &gt;psscript.txt &amp;&amp; type psscript.txt</text:p>
          </table:table-cell>
          <table:table-cell office:value-type="string" calcext:value-type="string">
            <text:p>psscript</text:p>
          </table:table-cell>
          <table:table-cell office:value-type="float" office:value="20170107" calcext:value-type="float">
            <text:p>2017010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PSScript.ini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53];&quot; &quot;;[$PARAMETROS.$B$4]; &quot; &quot; ;[.B253]; &quot; &gt;&quot;;[.B253];&quot;.txt &amp;&amp; type &quot;;[.B253];&quot;.txt&quot;)" office:value-type="string" office:string-value="rip -r C:\Users\admlocal\Documents\Lab4Registo\Software -p regback &gt;regback.txt &amp;&amp; type regback.txt" calcext:value-type="string">
            <text:p>rip -r C:\Users\admlocal\Documents\Lab4Registo\Software -p regback &gt;regback.txt &amp;&amp; type regback.txt</text:p>
          </table:table-cell>
          <table:table-cell office:value-type="string" calcext:value-type="string">
            <text:p>regback</text:p>
          </table:table-cell>
          <table:table-cell office:value-type="float" office:value="20100219" calcext:value-type="float">
            <text:p>2010021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List all backup tasks along with logfile name and last written date/tim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54];&quot; &quot;;[$PARAMETROS.$B$4]; &quot; &quot; ;[.B254]; &quot; &gt;&quot;;[.B254];&quot;.txt &amp;&amp; type &quot;;[.B254];&quot;.txt&quot;)" office:value-type="string" office:string-value="rip -r C:\Users\admlocal\Documents\Lab4Registo\Software -p removdev &gt;removdev.txt &amp;&amp; type removdev.txt" calcext:value-type="string">
            <text:p>rip -r C:\Users\admlocal\Documents\Lab4Registo\Software -p removdev &gt;removdev.txt &amp;&amp; type removdev.txt</text:p>
          </table:table-cell>
          <table:table-cell office:value-type="string" calcext:value-type="string">
            <text:p>removdev</text:p>
          </table:table-cell>
          <table:table-cell office:value-type="float" office:value="200800611" calcext:value-type="float">
            <text:p>20080061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arses Windows Portable Devices key (Vista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55];&quot; &quot;;[$PARAMETROS.$B$4]; &quot; &quot; ;[.B255]; &quot; &gt;&quot;;[.B255];&quot;.txt &amp;&amp; type &quot;;[.B255];&quot;.txt&quot;)" office:value-type="string" office:string-value="rip -r C:\Users\admlocal\Documents\Lab4Registo\Software -p renocide &gt;renocide.txt &amp;&amp; type renocide.txt" calcext:value-type="string">
            <text:p>rip -r C:\Users\admlocal\Documents\Lab4Registo\Software -p renocide &gt;renocide.txt &amp;&amp; type renocide.txt</text:p>
          </table:table-cell>
          <table:table-cell office:value-type="string" calcext:value-type="string">
            <text:p>renocide</text:p>
          </table:table-cell>
          <table:table-cell office:value-type="float" office:value="20130425" calcext:value-type="float">
            <text:p>201304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 for Renocide malwar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56];&quot; &quot;;[$PARAMETROS.$B$4]; &quot; &quot; ;[.B256]; &quot; &gt;&quot;;[.B256];&quot;.txt &amp;&amp; type &quot;;[.B256];&quot;.txt&quot;)" office:value-type="string" office:string-value="rip -r C:\Users\admlocal\Documents\Lab4Registo\Software -p runonceex &gt;runonceex.txt &amp;&amp; type runonceex.txt" calcext:value-type="string">
            <text:p>rip -r C:\Users\admlocal\Documents\Lab4Registo\Software -p runonceex &gt;runonceex.txt &amp;&amp; type runonceex.txt</text:p>
          </table:table-cell>
          <table:table-cell office:value-type="string" calcext:value-type="string">
            <text:p>runonceex</text:p>
          </table:table-cell>
          <table:table-cell office:value-type="float" office:value="20190716" calcext:value-type="float">
            <text:p>2019071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s of RunOnceEx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57];&quot; &quot;;[$PARAMETROS.$B$4]; &quot; &quot; ;[.B257]; &quot; &gt;&quot;;[.B257];&quot;.txt &amp;&amp; type &quot;;[.B257];&quot;.txt&quot;)" office:value-type="string" office:string-value="rip -r C:\Users\admlocal\Documents\Lab4Registo\Software -p sbs &gt;sbs.txt &amp;&amp; type sbs.txt" calcext:value-type="string">
            <text:p>rip -r C:\Users\admlocal\Documents\Lab4Registo\Software -p sbs &gt;sbs.txt &amp;&amp; type sbs.txt</text:p>
          </table:table-cell>
          <table:table-cell office:value-type="string" calcext:value-type="string">
            <text:p>sbs</text:p>
          </table:table-cell>
          <table:table-cell office:value-type="float" office:value="20180101" calcext:value-type="float">
            <text:p>2018010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PreferExternalManifest valu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58];&quot; &quot;;[$PARAMETROS.$B$4]; &quot; &quot; ;[.B258]; &quot; &gt;&quot;;[.B258];&quot;.txt &amp;&amp; type &quot;;[.B258];&quot;.txt&quot;)" office:value-type="string" office:string-value="rip -r C:\Users\admlocal\Documents\Lab4Registo\Software -p schedagent &gt;schedagent.txt &amp;&amp; type schedagent.txt" calcext:value-type="string">
            <text:p>rip -r C:\Users\admlocal\Documents\Lab4Registo\Software -p schedagent &gt;schedagent.txt &amp;&amp; type schedagent.txt</text:p>
          </table:table-cell>
          <table:table-cell office:value-type="string" calcext:value-type="string">
            <text:p>schedagent</text:p>
          </table:table-cell>
          <table:table-cell office:value-type="float" office:value="20100817" calcext:value-type="float">
            <text:p>2010081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SchedulingAgent key content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59];&quot; &quot;;[$PARAMETROS.$B$4]; &quot; &quot; ;[.B259]; &quot; &gt;&quot;;[.B259];&quot;.txt &amp;&amp; type &quot;;[.B259];&quot;.txt&quot;)" office:value-type="string" office:string-value="rip -r C:\Users\admlocal\Documents\Lab4Registo\Software -p secctr &gt;secctr.txt &amp;&amp; type secctr.txt" calcext:value-type="string">
            <text:p>rip -r C:\Users\admlocal\Documents\Lab4Registo\Software -p secctr &gt;secctr.txt &amp;&amp; type secctr.txt</text:p>
          </table:table-cell>
          <table:table-cell office:value-type="string" calcext:value-type="string">
            <text:p>secctr</text:p>
          </table:table-cell>
          <table:table-cell office:value-type="float" office:value="20100310" calcext:value-type="float">
            <text:p>20100310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data from Security Center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60];&quot; &quot;;[$PARAMETROS.$B$4]; &quot; &quot; ;[.B260]; &quot; &gt;&quot;;[.B260];&quot;.txt &amp;&amp; type &quot;;[.B260];&quot;.txt&quot;)" office:value-type="string" office:string-value="rip -r C:\Users\admlocal\Documents\Lab4Registo\Software -p sfc &gt;sfc.txt &amp;&amp; type sfc.txt" calcext:value-type="string">
            <text:p>rip -r C:\Users\admlocal\Documents\Lab4Registo\Software -p sfc &gt;sfc.txt &amp;&amp; type sfc.txt</text:p>
          </table:table-cell>
          <table:table-cell office:value-type="string" calcext:value-type="string">
            <text:p>sfc</text:p>
          </table:table-cell>
          <table:table-cell office:value-type="float" office:value="20100305" calcext:value-type="float">
            <text:p>2010030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SFC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61];&quot; &quot;;[$PARAMETROS.$B$4]; &quot; &quot; ;[.B261]; &quot; &gt;&quot;;[.B261];&quot;.txt &amp;&amp; type &quot;;[.B261];&quot;.txt&quot;)" office:value-type="string" office:string-value="rip -r C:\Users\admlocal\Documents\Lab4Registo\Software -p shellexec &gt;shellexec.txt &amp;&amp; type shellexec.txt" calcext:value-type="string">
            <text:p>rip -r C:\Users\admlocal\Documents\Lab4Registo\Software -p shellexec &gt;shellexec.txt &amp;&amp; type shellexec.txt</text:p>
          </table:table-cell>
          <table:table-cell office:value-type="string" calcext:value-type="string">
            <text:p>shellexec</text:p>
          </table:table-cell>
          <table:table-cell office:value-type="float" office:value="20130410" calcext:value-type="float">
            <text:p>20130410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ShellExecuteHooks from Software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62];&quot; &quot;;[$PARAMETROS.$B$4]; &quot; &quot; ;[.B262]; &quot; &gt;&quot;;[.B262];&quot;.txt &amp;&amp; type &quot;;[.B262];&quot;.txt&quot;)" office:value-type="string" office:string-value="rip -r C:\Users\admlocal\Documents\Lab4Registo\Software -p shellext &gt;shellext.txt &amp;&amp; type shellext.txt" calcext:value-type="string">
            <text:p>rip -r C:\Users\admlocal\Documents\Lab4Registo\Software -p shellext &gt;shellext.txt &amp;&amp; type shellext.txt</text:p>
          </table:table-cell>
          <table:table-cell office:value-type="string" calcext:value-type="string">
            <text:p>shellext</text:p>
          </table:table-cell>
          <table:table-cell office:value-type="float" office:value="20100515" calcext:value-type="float">
            <text:p>2010051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Shell Extensions from Software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63];&quot; &quot;;[$PARAMETROS.$B$4]; &quot; &quot; ;[.B263]; &quot; &gt;&quot;;[.B263];&quot;.txt &amp;&amp; type &quot;;[.B263];&quot;.txt&quot;)" office:value-type="string" office:string-value="rip -r C:\Users\admlocal\Documents\Lab4Registo\Software -p shelloverlay &gt;shelloverlay.txt &amp;&amp; type shelloverlay.txt" calcext:value-type="string">
            <text:p>rip -r C:\Users\admlocal\Documents\Lab4Registo\Software -p shelloverlay &gt;shelloverlay.txt &amp;&amp; type shelloverlay.txt</text:p>
          </table:table-cell>
          <table:table-cell office:value-type="string" calcext:value-type="string">
            <text:p>shelloverlay</text:p>
          </table:table-cell>
          <table:table-cell office:value-type="float" office:value="20100308" calcext:value-type="float">
            <text:p>201003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ShellIconOverlayIdentifiers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64];&quot; &quot;;[$PARAMETROS.$B$4]; &quot; &quot; ;[.B264]; &quot; &gt;&quot;;[.B264];&quot;.txt &amp;&amp; type &quot;;[.B264];&quot;.txt&quot;)" office:value-type="string" office:string-value="rip -r C:\Users\admlocal\Documents\Lab4Registo\Software -p silentprocessexit &gt;silentprocessexit.txt &amp;&amp; type silentprocessexit.txt" calcext:value-type="string">
            <text:p>rip -r C:\Users\admlocal\Documents\Lab4Registo\Software -p silentprocessexit &gt;silentprocessexit.txt &amp;&amp; type silentprocessexit.txt</text:p>
          </table:table-cell>
          <table:table-cell office:value-type="string" calcext:value-type="string">
            <text:p>silentprocessexit</text:p>
          </table:table-cell>
          <table:table-cell office:value-type="float" office:value="20180601" calcext:value-type="float">
            <text:p>2018060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s of SilentProcessExit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65];&quot; &quot;;[$PARAMETROS.$B$4]; &quot; &quot; ;[.B265]; &quot; &gt;&quot;;[.B265];&quot;.txt &amp;&amp; type &quot;;[.B265];&quot;.txt&quot;)" office:value-type="string" office:string-value="rip -r C:\Users\admlocal\Documents\Lab4Registo\Software -p silentprocessexit_tln &gt;silentprocessexit_tln.txt &amp;&amp; type silentprocessexit_tln.txt" calcext:value-type="string">
            <text:p>rip -r C:\Users\admlocal\Documents\Lab4Registo\Software -p silentprocessexit_tln &gt;silentprocessexit_tln.txt &amp;&amp; type silentprocessexit_tln.txt</text:p>
          </table:table-cell>
          <table:table-cell office:value-type="string" calcext:value-type="string">
            <text:p>silentprocessexit_tln</text:p>
          </table:table-cell>
          <table:table-cell office:value-type="float" office:value="20180601" calcext:value-type="float">
            <text:p>2018060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s of SilentProcessExit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66];&quot; &quot;;[$PARAMETROS.$B$4]; &quot; &quot; ;[.B266]; &quot; &gt;&quot;;[.B266];&quot;.txt &amp;&amp; type &quot;;[.B266];&quot;.txt&quot;)" office:value-type="string" office:string-value="rip -r C:\Users\admlocal\Documents\Lab4Registo\Software -p snapshot &gt;snapshot.txt &amp;&amp; type snapshot.txt" calcext:value-type="string">
            <text:p>rip -r C:\Users\admlocal\Documents\Lab4Registo\Software -p snapshot &gt;snapshot.txt &amp;&amp; type snapshot.txt</text:p>
          </table:table-cell>
          <table:table-cell office:value-type="string" calcext:value-type="string">
            <text:p>snapshot</text:p>
          </table:table-cell>
          <table:table-cell office:value-type="float" office:value="20080725" calcext:value-type="float">
            <text:p>200807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 ActiveX comp kill bit; Access Snapshot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67];&quot; &quot;;[$PARAMETROS.$B$4]; &quot; &quot; ;[.B267]; &quot; &gt;&quot;;[.B267];&quot;.txt &amp;&amp; type &quot;;[.B267];&quot;.txt&quot;)" office:value-type="string" office:string-value="rip -r C:\Users\admlocal\Documents\Lab4Registo\Software -p soft_run &gt;soft_run.txt &amp;&amp; type soft_run.txt" calcext:value-type="string">
            <text:p>rip -r C:\Users\admlocal\Documents\Lab4Registo\Software -p soft_run &gt;soft_run.txt &amp;&amp; type soft_run.txt</text:p>
          </table:table-cell>
          <table:table-cell office:value-type="string" calcext:value-type="string">
            <text:p>soft_run</text:p>
          </table:table-cell>
          <table:table-cell office:value-type="float" office:value="20130603" calcext:value-type="float">
            <text:p>20130603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[Autostart] Get autostart key contents from Software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68];&quot; &quot;;[$PARAMETROS.$B$4]; &quot; &quot; ;[.B268]; &quot; &gt;&quot;;[.B268];&quot;.txt &amp;&amp; type &quot;;[.B268];&quot;.txt&quot;)" office:value-type="string" office:string-value="rip -r C:\Users\admlocal\Documents\Lab4Registo\Software -p spp_clients &gt;spp_clients.txt &amp;&amp; type spp_clients.txt" calcext:value-type="string">
            <text:p>rip -r C:\Users\admlocal\Documents\Lab4Registo\Software -p spp_clients &gt;spp_clients.txt &amp;&amp; type spp_clients.txt</text:p>
          </table:table-cell>
          <table:table-cell office:value-type="string" calcext:value-type="string">
            <text:p>spp_clients</text:p>
          </table:table-cell>
          <table:table-cell office:value-type="float" office:value="20130429" calcext:value-type="float">
            <text:p>2013042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Determines volumes monitored by VS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69];&quot; &quot;;[$PARAMETROS.$B$4]; &quot; &quot; ;[.B269]; &quot; &gt;&quot;;[.B269];&quot;.txt &amp;&amp; type &quot;;[.B269];&quot;.txt&quot;)" office:value-type="string" office:string-value="rip -r C:\Users\admlocal\Documents\Lab4Registo\Software -p sql_lastconnect &gt;sql_lastconnect.txt &amp;&amp; type sql_lastconnect.txt" calcext:value-type="string">
            <text:p>rip -r C:\Users\admlocal\Documents\Lab4Registo\Software -p sql_lastconnect &gt;sql_lastconnect.txt &amp;&amp; type sql_lastconnect.txt</text:p>
          </table:table-cell>
          <table:table-cell office:value-type="string" calcext:value-type="string">
            <text:p>sql_lastconnect</text:p>
          </table:table-cell>
          <table:table-cell office:value-type="float" office:value="20090112" calcext:value-type="float">
            <text:p>2009011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DAC cache of successful connection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70];&quot; &quot;;[$PARAMETROS.$B$4]; &quot; &quot; ;[.B270]; &quot; &gt;&quot;;[.B270];&quot;.txt &amp;&amp; type &quot;;[.B270];&quot;.txt&quot;)" office:value-type="string" office:string-value="rip -r C:\Users\admlocal\Documents\Lab4Registo\Software -p srun_tln &gt;srun_tln.txt &amp;&amp; type srun_tln.txt" calcext:value-type="string">
            <text:p>rip -r C:\Users\admlocal\Documents\Lab4Registo\Software -p srun_tln &gt;srun_tln.txt &amp;&amp; type srun_tln.txt</text:p>
          </table:table-cell>
          <table:table-cell office:value-type="string" calcext:value-type="string">
            <text:p>srun_tln</text:p>
          </table:table-cell>
          <table:table-cell office:value-type="float" office:value="20130425" calcext:value-type="float">
            <text:p>201304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[Autostart] Get autostart key contents from Software hive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71];&quot; &quot;;[$PARAMETROS.$B$4]; &quot; &quot; ;[.B271]; &quot; &gt;&quot;;[.B271];&quot;.txt &amp;&amp; type &quot;;[.B271];&quot;.txt&quot;)" office:value-type="string" office:string-value="rip -r C:\Users\admlocal\Documents\Lab4Registo\Software -p ssid &gt;ssid.txt &amp;&amp; type ssid.txt" calcext:value-type="string">
            <text:p>rip -r C:\Users\admlocal\Documents\Lab4Registo\Software -p ssid &gt;ssid.txt &amp;&amp; type ssid.txt</text:p>
          </table:table-cell>
          <table:table-cell office:value-type="string" calcext:value-type="string">
            <text:p>ssid</text:p>
          </table:table-cell>
          <table:table-cell office:value-type="float" office:value="20100301" calcext:value-type="float">
            <text:p>2010030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WZCSVC SSID Info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72];&quot; &quot;;[$PARAMETROS.$B$4]; &quot; &quot; ;[.B272]; &quot; &gt;&quot;;[.B272];&quot;.txt &amp;&amp; type &quot;;[.B272];&quot;.txt&quot;)" office:value-type="string" office:string-value="rip -r C:\Users\admlocal\Documents\Lab4Registo\SOFTWARE -p startmenuinternetapps_lm &gt;startmenuinternetapps_lm.txt &amp;&amp; type startmenuinternetapps_lm.txt" calcext:value-type="string">
            <text:p>rip -r C:\Users\admlocal\Documents\Lab4Registo\SOFTWARE -p startmenuinternetapps_lm &gt;startmenuinternetapps_lm.txt &amp;&amp; type startmenuinternetapps_lm.txt</text:p>
          </table:table-cell>
          <table:table-cell office:value-type="string" calcext:value-type="string">
            <text:p>startmenuinternetapps_lm</text:p>
          </table:table-cell>
          <table:table-cell office:value-type="float" office:value="20101219" calcext:value-type="float">
            <text:p>2010121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tart Menu Internet Applications info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73];&quot; &quot;;[$PARAMETROS.$B$4]; &quot; &quot; ;[.B273]; &quot; &gt;&quot;;[.B273];&quot;.txt &amp;&amp; type &quot;;[.B273];&quot;.txt&quot;)" office:value-type="string" office:string-value="rip -r C:\Users\admlocal\Documents\Lab4Registo\Software -p susclient &gt;susclient.txt &amp;&amp; type susclient.txt" calcext:value-type="string">
            <text:p>rip -r C:\Users\admlocal\Documents\Lab4Registo\Software -p susclient &gt;susclient.txt &amp;&amp; type susclient.txt</text:p>
          </table:table-cell>
          <table:table-cell office:value-type="string" calcext:value-type="string">
            <text:p>susclient</text:p>
          </table:table-cell>
          <table:table-cell office:value-type="float" office:value="20140326" calcext:value-type="float">
            <text:p>2014032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xtracts SusClient* info</text:p>
          </table:table-cell>
          <table:table-cell office:value-type="string" calcext:value-type="string">
            <text:p><text:s/>including HDD SN (if avail)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274];&quot; &quot;;[$PARAMETROS.$B$4]; &quot; &quot; ;[.B274]; &quot; &gt;&quot;;[.B274];&quot;.txt &amp;&amp; type &quot;;[.B274];&quot;.txt&quot;)" office:value-type="string" office:string-value="rip -r C:\Users\admlocal\Documents\Lab4Registo\Software -p svchost &gt;svchost.txt &amp;&amp; type svchost.txt" calcext:value-type="string">
            <text:p>rip -r C:\Users\admlocal\Documents\Lab4Registo\Software -p svchost &gt;svchost.txt &amp;&amp; type svchost.txt</text:p>
          </table:table-cell>
          <table:table-cell office:value-type="string" calcext:value-type="string">
            <text:p>svchost</text:p>
          </table:table-cell>
          <table:table-cell office:value-type="float" office:value="20100322" calcext:value-type="float">
            <text:p>2010032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entries from SvcHost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75];&quot; &quot;;[$PARAMETROS.$B$4]; &quot; &quot; ;[.B275]; &quot; &gt;&quot;;[.B275];&quot;.txt &amp;&amp; type &quot;;[.B275];&quot;.txt&quot;)" office:value-type="string" office:string-value="rip -r C:\Users\admlocal\Documents\Lab4Registo\Software -p systemindex &gt;systemindex.txt &amp;&amp; type systemindex.txt" calcext:value-type="string">
            <text:p>rip -r C:\Users\admlocal\Documents\Lab4Registo\Software -p systemindex &gt;systemindex.txt &amp;&amp; type systemindex.txt</text:p>
          </table:table-cell>
          <table:table-cell office:value-type="string" calcext:value-type="string">
            <text:p>systemindex</text:p>
          </table:table-cell>
          <table:table-cell office:value-type="float" office:value="20120716" calcext:value-type="float">
            <text:p>2012071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systemindex\..\Paths info from Windows Search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76];&quot; &quot;;[$PARAMETROS.$B$4]; &quot; &quot; ;[.B276]; &quot; &gt;&quot;;[.B276];&quot;.txt &amp;&amp; type &quot;;[.B276];&quot;.txt&quot;)" office:value-type="string" office:string-value="rip -r C:\Users\admlocal\Documents\Lab4Registo\SOFTWARE -p teamviewer &gt;teamviewer.txt &amp;&amp; type teamviewer.txt" calcext:value-type="string">
            <text:p>rip -r C:\Users\admlocal\Documents\Lab4Registo\SOFTWARE -p teamviewer &gt;teamviewer.txt &amp;&amp; type teamviewer.txt</text:p>
          </table:table-cell>
          <table:table-cell office:value-type="string" calcext:value-type="string">
            <text:p>teamviewer</text:p>
          </table:table-cell>
          <table:table-cell office:value-type="float" office:value="20150627" calcext:value-type="float">
            <text:p>2015062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for installation/removal of TeamViewer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77];&quot; &quot;;[$PARAMETROS.$B$4]; &quot; &quot; ;[.B277]; &quot; &gt;&quot;;[.B277];&quot;.txt &amp;&amp; type &quot;;[.B277];&quot;.txt&quot;)" office:value-type="string" office:string-value="rip -r C:\Users\admlocal\Documents\Lab4Registo\Software -p thunderbirdinstalled &gt;thunderbirdinstalled.txt &amp;&amp; type thunderbirdinstalled.txt" calcext:value-type="string">
            <text:p>rip -r C:\Users\admlocal\Documents\Lab4Registo\Software -p thunderbirdinstalled &gt;thunderbirdinstalled.txt &amp;&amp; type thunderbirdinstalled.txt</text:p>
          </table:table-cell>
          <table:table-cell office:value-type="string" calcext:value-type="string">
            <text:p>thunderbirdinstalled</text:p>
          </table:table-cell>
          <table:table-cell office:value-type="float" office:value="20120524" calcext:value-type="float">
            <text:p>2012052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Shows install status of Thunderbird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278];&quot; &quot;;[$PARAMETROS.$B$4]; &quot; &quot; ;[.B278]; &quot; &gt;&quot;;[.B278];&quot;.txt &amp;&amp; type &quot;;[.B278];&quot;.txt&quot;)" office:value-type="string" office:string-value="rip -r C:\Users\admlocal\Documents\Lab4Registo\Software -p tracing &gt;tracing.txt &amp;&amp; type tracing.txt" calcext:value-type="string">
            <text:p>rip -r C:\Users\admlocal\Documents\Lab4Registo\Software -p tracing &gt;tracing.txt &amp;&amp; type tracing.txt</text:p>
          </table:table-cell>
          <table:table-cell office:value-type="string" calcext:value-type="string">
            <text:p>tracing</text:p>
          </table:table-cell>
          <table:table-cell office:value-type="float" office:value="20120509" calcext:value-type="float">
            <text:p>2012050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list of apps that can be traced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79];&quot; &quot;;[$PARAMETROS.$B$4]; &quot; &quot; ;[.B279]; &quot; &gt;&quot;;[.B279];&quot;.txt &amp;&amp; type &quot;;[.B279];&quot;.txt&quot;)" office:value-type="string" office:string-value="rip -r C:\Users\admlocal\Documents\Lab4Registo\Software -p tracing_tln &gt;tracing_tln.txt &amp;&amp; type tracing_tln.txt" calcext:value-type="string">
            <text:p>rip -r C:\Users\admlocal\Documents\Lab4Registo\Software -p tracing_tln &gt;tracing_tln.txt &amp;&amp; type tracing_tln.txt</text:p>
          </table:table-cell>
          <table:table-cell office:value-type="string" calcext:value-type="string">
            <text:p>tracing_tln</text:p>
          </table:table-cell>
          <table:table-cell office:value-type="float" office:value="20120608" calcext:value-type="float">
            <text:p>201206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list of apps that can be traced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80];&quot; &quot;;[$PARAMETROS.$B$4]; &quot; &quot; ;[.B280]; &quot; &gt;&quot;;[.B280];&quot;.txt &amp;&amp; type &quot;;[.B280];&quot;.txt&quot;)" office:value-type="string" office:string-value="rip -r C:\Users\admlocal\Documents\Lab4Registo\Software -p trappoll &gt;trappoll.txt &amp;&amp; type trappoll.txt" calcext:value-type="string">
            <text:p>rip -r C:\Users\admlocal\Documents\Lab4Registo\Software -p trappoll &gt;trappoll.txt &amp;&amp; type trappoll.txt</text:p>
          </table:table-cell>
          <table:table-cell office:value-type="string" calcext:value-type="string">
            <text:p>trappoll</text:p>
          </table:table-cell>
          <table:table-cell office:value-type="float" office:value="20120305" calcext:value-type="float">
            <text:p>2012030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TrapPollTimeMilliSecs value</text:p>
          </table:table-cell>
          <table:table-cell office:value-type="string" calcext:value-type="string">
            <text:p><text:s/>if found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281];&quot; &quot;;[$PARAMETROS.$B$4]; &quot; &quot; ;[.B281]; &quot; &gt;&quot;;[.B281];&quot;.txt &amp;&amp; type &quot;;[.B281];&quot;.txt&quot;)" office:value-type="string" office:string-value="rip -r C:\Users\admlocal\Documents\Lab4Registo\Software -p uac &gt;uac.txt &amp;&amp; type uac.txt" calcext:value-type="string">
            <text:p>rip -r C:\Users\admlocal\Documents\Lab4Registo\Software -p uac &gt;uac.txt &amp;&amp; type uac.txt</text:p>
          </table:table-cell>
          <table:table-cell office:value-type="string" calcext:value-type="string">
            <text:p>uac</text:p>
          </table:table-cell>
          <table:table-cell office:value-type="float" office:value="20130213" calcext:value-type="float">
            <text:p>20130213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Select User Account Control (UAC) Values from HKLM\SOFTWARE\Microsoft\Windows\CurrentVersion\Policies\System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82];&quot; &quot;;[$PARAMETROS.$B$4]; &quot; &quot; ;[.B282]; &quot; &gt;&quot;;[.B282];&quot;.txt &amp;&amp; type &quot;;[.B282];&quot;.txt&quot;)" office:value-type="string" office:string-value="rip -r C:\Users\admlocal\Documents\Lab4Registo\Software -p uninstall &gt;uninstall.txt &amp;&amp; type uninstall.txt" calcext:value-type="string">
            <text:p>rip -r C:\Users\admlocal\Documents\Lab4Registo\Software -p uninstall &gt;uninstall.txt &amp;&amp; type uninstall.txt</text:p>
          </table:table-cell>
          <table:table-cell office:value-type="string" calcext:value-type="string">
            <text:p>uninstall</text:p>
          </table:table-cell>
          <table:table-cell office:value-type="float" office:value="20140512" calcext:value-type="float">
            <text:p>2014051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/>NTUSER.DAT</text:p>
          </table:table-cell>
          <table:table-cell office:value-type="string" calcext:value-type="string">
            <text:p>Gets contents of Uninstall keys from Software</text:p>
          </table:table-cell>
          <table:table-cell office:value-type="string" calcext:value-type="string">
            <text:p><text:s/>NTUSER.DAT hives</text:p>
          </table:table-cell>
          <table:table-cell table:number-columns-repeated="2"/>
        </table:table-row>
        <table:table-row table:style-name="ro1">
          <table:table-cell table:formula="of:=CONCATENATE([$PARAMETROS.$B$3];&quot; &quot;;[$PARAMETROS.$B$1];&quot;\&quot;;[.D283];&quot; &quot;;[$PARAMETROS.$B$4]; &quot; &quot; ;[.B283]; &quot; &gt;&quot;;[.B283];&quot;.txt &amp;&amp; type &quot;;[.B283];&quot;.txt&quot;)" office:value-type="string" office:string-value="rip -r C:\Users\admlocal\Documents\Lab4Registo\Software -p uninstall_tln &gt;uninstall_tln.txt &amp;&amp; type uninstall_tln.txt" calcext:value-type="string">
            <text:p>rip -r C:\Users\admlocal\Documents\Lab4Registo\Software -p uninstall_tln &gt;uninstall_tln.txt &amp;&amp; type uninstall_tln.txt</text:p>
          </table:table-cell>
          <table:table-cell office:value-type="string" calcext:value-type="string">
            <text:p>uninstall_tln</text:p>
          </table:table-cell>
          <table:table-cell office:value-type="float" office:value="20120523" calcext:value-type="float">
            <text:p>20120523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/>NTUSER.DAT</text:p>
          </table:table-cell>
          <table:table-cell office:value-type="string" calcext:value-type="string">
            <text:p>Gets contents of Uninstall keys from Software</text:p>
          </table:table-cell>
          <table:table-cell office:value-type="string" calcext:value-type="string">
            <text:p><text:s/>NTUSER.DAT hives(TLN format)</text:p>
          </table:table-cell>
          <table:table-cell table:number-columns-repeated="2"/>
        </table:table-row>
        <table:table-row table:style-name="ro1">
          <table:table-cell table:formula="of:=CONCATENATE([$PARAMETROS.$B$3];&quot; &quot;;[$PARAMETROS.$B$1];&quot;\&quot;;[.D284];&quot; &quot;;[$PARAMETROS.$B$4]; &quot; &quot; ;[.B284]; &quot; &gt;&quot;;[.B284];&quot;.txt &amp;&amp; type &quot;;[.B284];&quot;.txt&quot;)" office:value-type="string" office:string-value="rip -r C:\Users\admlocal\Documents\Lab4Registo\Software -p updates &gt;updates.txt &amp;&amp; type updates.txt" calcext:value-type="string">
            <text:p>rip -r C:\Users\admlocal\Documents\Lab4Registo\Software -p updates &gt;updates.txt &amp;&amp; type updates.txt</text:p>
          </table:table-cell>
          <table:table-cell office:value-type="string" calcext:value-type="string">
            <text:p>updates</text:p>
          </table:table-cell>
          <table:table-cell office:value-type="float" office:value="20170715" calcext:value-type="float">
            <text:p>2017071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updates/hotfixes from Software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85];&quot; &quot;;[$PARAMETROS.$B$4]; &quot; &quot; ;[.B285]; &quot; &gt;&quot;;[.B285];&quot;.txt &amp;&amp; type &quot;;[.B285];&quot;.txt&quot;)" office:value-type="string" office:string-value="rip -r C:\Users\admlocal\Documents\Lab4Registo\Software -p urlzone &gt;urlzone.txt &amp;&amp; type urlzone.txt" calcext:value-type="string">
            <text:p>rip -r C:\Users\admlocal\Documents\Lab4Registo\Software -p urlzone &gt;urlzone.txt &amp;&amp; type urlzone.txt</text:p>
          </table:table-cell>
          <table:table-cell office:value-type="string" calcext:value-type="string">
            <text:p>urlzone</text:p>
          </table:table-cell>
          <table:table-cell office:value-type="float" office:value="20090526" calcext:value-type="float">
            <text:p>2009052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URLZONE detection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86];&quot; &quot;;[$PARAMETROS.$B$4]; &quot; &quot; ;[.B286]; &quot; &gt;&quot;;[.B286];&quot;.txt &amp;&amp; type &quot;;[.B286];&quot;.txt&quot;)" office:value-type="string" office:string-value="rip -r C:\Users\admlocal\Documents\Lab4Registo\Software -p virut &gt;virut.txt &amp;&amp; type virut.txt" calcext:value-type="string">
            <text:p>rip -r C:\Users\admlocal\Documents\Lab4Registo\Software -p virut &gt;virut.txt &amp;&amp; type virut.txt</text:p>
          </table:table-cell>
          <table:table-cell office:value-type="string" calcext:value-type="string">
            <text:p>virut</text:p>
          </table:table-cell>
          <table:table-cell office:value-type="float" office:value="20130425" calcext:value-type="float">
            <text:p>201304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Detect Virut artifact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87];&quot; &quot;;[$PARAMETROS.$B$4]; &quot; &quot; ;[.B287]; &quot; &gt;&quot;;[.B287];&quot;.txt &amp;&amp; type &quot;;[.B287];&quot;.txt&quot;)" office:value-type="string" office:string-value="rip -r C:\Users\admlocal\Documents\Lab4Registo\Software -p volinfocache &gt;volinfocache.txt &amp;&amp; type volinfocache.txt" calcext:value-type="string">
            <text:p>rip -r C:\Users\admlocal\Documents\Lab4Registo\Software -p volinfocache &gt;volinfocache.txt &amp;&amp; type volinfocache.txt</text:p>
          </table:table-cell>
          <table:table-cell office:value-type="string" calcext:value-type="string">
            <text:p>volinfocache</text:p>
          </table:table-cell>
          <table:table-cell office:value-type="float" office:value="20120822" calcext:value-type="float">
            <text:p>2012082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VolumeInfoCache from Windows Search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88];&quot; &quot;;[$PARAMETROS.$B$4]; &quot; &quot; ;[.B288]; &quot; &gt;&quot;;[.B288];&quot;.txt &amp;&amp; type &quot;;[.B288];&quot;.txt&quot;)" office:value-type="string" office:string-value="rip -r C:\Users\admlocal\Documents\Lab4Registo\Software -p watp &gt;watp.txt &amp;&amp; type watp.txt" calcext:value-type="string">
            <text:p>rip -r C:\Users\admlocal\Documents\Lab4Registo\Software -p watp &gt;watp.txt &amp;&amp; type watp.txt</text:p>
          </table:table-cell>
          <table:table-cell office:value-type="string" calcext:value-type="string">
            <text:p>watp</text:p>
          </table:table-cell>
          <table:table-cell office:value-type="float" office:value="20190506" calcext:value-type="float">
            <text:p>2019050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s of Windows Advanced Threat Protection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89];&quot; &quot;;[$PARAMETROS.$B$4]; &quot; &quot; ;[.B289]; &quot; &gt;&quot;;[.B289];&quot;.txt &amp;&amp; type &quot;;[.B289];&quot;.txt&quot;)" office:value-type="string" office:string-value="rip -r C:\Users\admlocal\Documents\Lab4Registo\Software -p wbem &gt;wbem.txt &amp;&amp; type wbem.txt" calcext:value-type="string">
            <text:p>rip -r C:\Users\admlocal\Documents\Lab4Registo\Software -p wbem &gt;wbem.txt &amp;&amp; type wbem.txt</text:p>
          </table:table-cell>
          <table:table-cell office:value-type="string" calcext:value-type="string">
            <text:p>wbem</text:p>
          </table:table-cell>
          <table:table-cell office:value-type="float" office:value="20120306" calcext:value-type="float">
            <text:p>2012030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contents of WBEM\WDM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90];&quot; &quot;;[$PARAMETROS.$B$4]; &quot; &quot; ;[.B290]; &quot; &gt;&quot;;[.B290];&quot;.txt &amp;&amp; type &quot;;[.B290];&quot;.txt&quot;)" office:value-type="string" office:string-value="rip -r C:\Users\admlocal\Documents\Lab4Registo\SOFTWARE -p webroot &gt;webroot.txt &amp;&amp; type webroot.txt" calcext:value-type="string">
            <text:p>rip -r C:\Users\admlocal\Documents\Lab4Registo\SOFTWARE -p webroot &gt;webroot.txt &amp;&amp; type webroot.txt</text:p>
          </table:table-cell>
          <table:table-cell office:value-type="string" calcext:value-type="string">
            <text:p>webroot</text:p>
          </table:table-cell>
          <table:table-cell office:value-type="float" office:value="20191230" calcext:value-type="float">
            <text:p>20191230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rovides *some* of the webroot data in the registry</text:p>
          </table:table-cell>
          <table:table-cell office:value-type="string" calcext:value-type="string">
            <text:p><text:s/>manual review is still recommended. Particularly surrounding the root key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291];&quot; &quot;;[$PARAMETROS.$B$4]; &quot; &quot; ;[.B291]; &quot; &gt;&quot;;[.B291];&quot;.txt &amp;&amp; type &quot;;[.B291];&quot;.txt&quot;)" office:value-type="string" office:string-value="rip -r C:\Users\admlocal\Documents\Lab4Registo\Software -p winbackup &gt;winbackup.txt &amp;&amp; type winbackup.txt" calcext:value-type="string">
            <text:p>rip -r C:\Users\admlocal\Documents\Lab4Registo\Software -p winbackup &gt;winbackup.txt &amp;&amp; type winbackup.txt</text:p>
          </table:table-cell>
          <table:table-cell office:value-type="string" calcext:value-type="string">
            <text:p>winbackup</text:p>
          </table:table-cell>
          <table:table-cell office:value-type="float" office:value="20120812" calcext:value-type="float">
            <text:p>2012081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Windows Backup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92];&quot; &quot;;[$PARAMETROS.$B$4]; &quot; &quot; ;[.B292]; &quot; &gt;&quot;;[.B292];&quot;.txt &amp;&amp; type &quot;;[.B292];&quot;.txt&quot;)" office:value-type="string" office:string-value="rip -r C:\Users\admlocal\Documents\Lab4Registo\Software -p winevt &gt;winevt.txt &amp;&amp; type winevt.txt" calcext:value-type="string">
            <text:p>rip -r C:\Users\admlocal\Documents\Lab4Registo\Software -p winevt &gt;winevt.txt &amp;&amp; type winevt.txt</text:p>
          </table:table-cell>
          <table:table-cell office:value-type="string" calcext:value-type="string">
            <text:p>winevt</text:p>
          </table:table-cell>
          <table:table-cell office:value-type="float" office:value="20140402" calcext:value-type="float">
            <text:p>2014040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the Windows event log policy from the Winevt\Channel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93];&quot; &quot;;[$PARAMETROS.$B$4]; &quot; &quot; ;[.B293]; &quot; &gt;&quot;;[.B293];&quot;.txt &amp;&amp; type &quot;;[.B293];&quot;.txt&quot;)" office:value-type="string" office:string-value="rip -r C:\Users\admlocal\Documents\Lab4Registo\Software -p winlogon &gt;winlogon.txt &amp;&amp; type winlogon.txt" calcext:value-type="string">
            <text:p>rip -r C:\Users\admlocal\Documents\Lab4Registo\Software -p winlogon &gt;winlogon.txt &amp;&amp; type winlogon.txt</text:p>
          </table:table-cell>
          <table:table-cell office:value-type="string" calcext:value-type="string">
            <text:p>winlogon</text:p>
          </table:table-cell>
          <table:table-cell office:value-type="float" office:value="20130425" calcext:value-type="float">
            <text:p>201304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values from the WinLogon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94];&quot; &quot;;[$PARAMETROS.$B$4]; &quot; &quot; ;[.B294]; &quot; &gt;&quot;;[.B294];&quot;.txt &amp;&amp; type &quot;;[.B294];&quot;.txt&quot;)" office:value-type="string" office:string-value="rip -r C:\Users\admlocal\Documents\Lab4Registo\Software -p winlogon_tln &gt;winlogon_tln.txt &amp;&amp; type winlogon_tln.txt" calcext:value-type="string">
            <text:p>rip -r C:\Users\admlocal\Documents\Lab4Registo\Software -p winlogon_tln &gt;winlogon_tln.txt &amp;&amp; type winlogon_tln.txt</text:p>
          </table:table-cell>
          <table:table-cell office:value-type="string" calcext:value-type="string">
            <text:p>winlogon_tln</text:p>
          </table:table-cell>
          <table:table-cell office:value-type="float" office:value="20130429" calcext:value-type="float">
            <text:p>2013042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Alerts on values from the WinLogon key (TLN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95];&quot; &quot;;[$PARAMETROS.$B$4]; &quot; &quot; ;[.B295]; &quot; &gt;&quot;;[.B295];&quot;.txt &amp;&amp; type &quot;;[.B295];&quot;.txt&quot;)" office:value-type="string" office:string-value="rip -r C:\Users\admlocal\Documents\Lab4Registo\Software -p winnt_cv &gt;winnt_cv.txt &amp;&amp; type winnt_cv.txt" calcext:value-type="string">
            <text:p>rip -r C:\Users\admlocal\Documents\Lab4Registo\Software -p winnt_cv &gt;winnt_cv.txt &amp;&amp; type winnt_cv.txt</text:p>
          </table:table-cell>
          <table:table-cell office:value-type="string" calcext:value-type="string">
            <text:p>winnt_cv</text:p>
          </table:table-cell>
          <table:table-cell office:value-type="float" office:value="20161123" calcext:value-type="float">
            <text:p>20161123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&amp; display the contents of the Windows NT\CurrentVersion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96];&quot; &quot;;[$PARAMETROS.$B$4]; &quot; &quot; ;[.B296]; &quot; &gt;&quot;;[.B296];&quot;.txt &amp;&amp; type &quot;;[.B296];&quot;.txt&quot;)" office:value-type="string" office:string-value="rip -r C:\Users\admlocal\Documents\Lab4Registo\Software -p winver &gt;winver.txt &amp;&amp; type winver.txt" calcext:value-type="string">
            <text:p>rip -r C:\Users\admlocal\Documents\Lab4Registo\Software -p winver &gt;winver.txt &amp;&amp; type winver.txt</text:p>
          </table:table-cell>
          <table:table-cell office:value-type="string" calcext:value-type="string">
            <text:p>winver</text:p>
          </table:table-cell>
          <table:table-cell office:value-type="float" office:value="20081210" calcext:value-type="float">
            <text:p>20081210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Windows version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97];&quot; &quot;;[$PARAMETROS.$B$4]; &quot; &quot; ;[.B297]; &quot; &gt;&quot;;[.B297];&quot;.txt &amp;&amp; type &quot;;[.B297];&quot;.txt&quot;)" office:value-type="string" office:string-value="rip -r C:\Users\admlocal\Documents\Lab4Registo\Software -p win_cv &gt;win_cv.txt &amp;&amp; type win_cv.txt" calcext:value-type="string">
            <text:p>rip -r C:\Users\admlocal\Documents\Lab4Registo\Software -p win_cv &gt;win_cv.txt &amp;&amp; type win_cv.txt</text:p>
          </table:table-cell>
          <table:table-cell office:value-type="string" calcext:value-type="string">
            <text:p>win_cv</text:p>
          </table:table-cell>
          <table:table-cell office:value-type="float" office:value="20090312" calcext:value-type="float">
            <text:p>2009031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&amp; display the contents of the Windows\CurrentVersion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98];&quot; &quot;;[$PARAMETROS.$B$4]; &quot; &quot; ;[.B298]; &quot; &gt;&quot;;[.B298];&quot;.txt &amp;&amp; type &quot;;[.B298];&quot;.txt&quot;)" office:value-type="string" office:string-value="rip -r C:\Users\admlocal\Documents\Lab4Registo\Software -p wow64 &gt;wow64.txt &amp;&amp; type wow64.txt" calcext:value-type="string">
            <text:p>rip -r C:\Users\admlocal\Documents\Lab4Registo\Software -p wow64 &gt;wow64.txt &amp;&amp; type wow64.txt</text:p>
          </table:table-cell>
          <table:table-cell office:value-type="string" calcext:value-type="string">
            <text:p>wow64</text:p>
          </table:table-cell>
          <table:table-cell office:value-type="float" office:value="20190712" calcext:value-type="float">
            <text:p>2019071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s of WOW64\x86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299];&quot; &quot;;[$PARAMETROS.$B$4]; &quot; &quot; ;[.B299]; &quot; &gt;&quot;;[.B299];&quot;.txt &amp;&amp; type &quot;;[.B299];&quot;.txt&quot;)" office:value-type="string" office:string-value="rip -r C:\Users\admlocal\Documents\Lab4Registo\Software -p wsh_settings &gt;wsh_settings.txt &amp;&amp; type wsh_settings.txt" calcext:value-type="string">
            <text:p>rip -r C:\Users\admlocal\Documents\Lab4Registo\Software -p wsh_settings &gt;wsh_settings.txt &amp;&amp; type wsh_settings.txt</text:p>
          </table:table-cell>
          <table:table-cell office:value-type="string" calcext:value-type="string">
            <text:p>wsh_settings</text:p>
          </table:table-cell>
          <table:table-cell office:value-type="float" office:value="20180819" calcext:value-type="float">
            <text:p>2018081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WSH Setting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00];&quot; &quot;;[$PARAMETROS.$B$4]; &quot; &quot; ;[.B300]; &quot; &gt;&quot;;[.B300];&quot;.txt &amp;&amp; type &quot;;[.B300];&quot;.txt&quot;)" office:value-type="string" office:string-value="rip -r C:\Users\admlocal\Documents\Lab4Registo\SOFTWARE -p yahoo_lm &gt;yahoo_lm.txt &amp;&amp; type yahoo_lm.txt" calcext:value-type="string">
            <text:p>rip -r C:\Users\admlocal\Documents\Lab4Registo\SOFTWARE -p yahoo_lm &gt;yahoo_lm.txt &amp;&amp; type yahoo_lm.txt</text:p>
          </table:table-cell>
          <table:table-cell office:value-type="string" calcext:value-type="string">
            <text:p>yahoo_lm</text:p>
          </table:table-cell>
          <table:table-cell office:value-type="float" office:value="20101219" calcext:value-type="float">
            <text:p>2010121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ahoo Messenger parser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01];&quot; &quot;;[$PARAMETROS.$B$4]; &quot; &quot; ;[.B301]; &quot; &gt;&quot;;[.B301];&quot;.txt &amp;&amp; type &quot;;[.B301];&quot;.txt&quot;)" office:value-type="string" office:string-value="rip -r C:\Users\admlocal\Documents\Lab4Registo\syscache -p syscache &gt;syscache.txt &amp;&amp; type syscache.txt" calcext:value-type="string">
            <text:p>rip -r C:\Users\admlocal\Documents\Lab4Registo\syscache -p syscache &gt;syscache.txt &amp;&amp; type syscache.txt</text:p>
          </table:table-cell>
          <table:table-cell office:value-type="string" calcext:value-type="string">
            <text:p>syscache</text:p>
          </table:table-cell>
          <table:table-cell office:value-type="float" office:value="20181209" calcext:value-type="float">
            <text:p>20181209</text:p>
          </table:table-cell>
          <table:table-cell office:value-type="string" calcext:value-type="string">
            <text:p>syscache</text:p>
          </table:table-cell>
          <table:table-cell office:value-type="string" calcext:value-type="string">
            <text:p>Parse SysCache.hve fil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02];&quot; &quot;;[$PARAMETROS.$B$4]; &quot; &quot; ;[.B302]; &quot; &gt;&quot;;[.B302];&quot;.txt &amp;&amp; type &quot;;[.B302];&quot;.txt&quot;)" office:value-type="string" office:string-value="rip -r C:\Users\admlocal\Documents\Lab4Registo\syscache -p syscache_csv &gt;syscache_csv.txt &amp;&amp; type syscache_csv.txt" calcext:value-type="string">
            <text:p>rip -r C:\Users\admlocal\Documents\Lab4Registo\syscache -p syscache_csv &gt;syscache_csv.txt &amp;&amp; type syscache_csv.txt</text:p>
          </table:table-cell>
          <table:table-cell office:value-type="string" calcext:value-type="string">
            <text:p>syscache_csv</text:p>
          </table:table-cell>
          <table:table-cell office:value-type="float" office:value="20190425" calcext:value-type="float">
            <text:p>20190425</text:p>
          </table:table-cell>
          <table:table-cell office:value-type="string" calcext:value-type="string">
            <text:p>syscache</text:p>
          </table:table-cell>
          <table:table-cell table:number-columns-repeated="5"/>
        </table:table-row>
        <table:table-row table:style-name="ro1">
          <table:table-cell table:formula="of:=CONCATENATE([$PARAMETROS.$B$3];&quot; &quot;;[$PARAMETROS.$B$1];&quot;\&quot;;[.D303];&quot; &quot;;[$PARAMETROS.$B$4]; &quot; &quot; ;[.B303]; &quot; &gt;&quot;;[.B303];&quot;.txt &amp;&amp; type &quot;;[.B303];&quot;.txt&quot;)" office:value-type="string" office:string-value="rip -r C:\Users\admlocal\Documents\Lab4Registo\syscache -p syscache_tln &gt;syscache_tln.txt &amp;&amp; type syscache_tln.txt" calcext:value-type="string">
            <text:p>rip -r C:\Users\admlocal\Documents\Lab4Registo\syscache -p syscache_tln &gt;syscache_tln.txt &amp;&amp; type syscache_tln.txt</text:p>
          </table:table-cell>
          <table:table-cell office:value-type="string" calcext:value-type="string">
            <text:p>syscache_tln</text:p>
          </table:table-cell>
          <table:table-cell office:value-type="float" office:value="20190516" calcext:value-type="float">
            <text:p>20190516</text:p>
          </table:table-cell>
          <table:table-cell office:value-type="string" calcext:value-type="string">
            <text:p>syscache</text:p>
          </table:table-cell>
          <table:table-cell table:number-columns-repeated="5"/>
        </table:table-row>
        <table:table-row table:style-name="ro1">
          <table:table-cell table:formula="of:=CONCATENATE([$PARAMETROS.$B$3];&quot; &quot;;[$PARAMETROS.$B$1];&quot;\&quot;;[.D304];&quot; &quot;;[$PARAMETROS.$B$4]; &quot; &quot; ;[.B304]; &quot; &gt;&quot;;[.B304];&quot;.txt &amp;&amp; type &quot;;[.B304];&quot;.txt&quot;)" office:value-type="string" office:string-value="rip -r C:\Users\admlocal\Documents\Lab4Registo\System -p angelfire &gt;angelfire.txt &amp;&amp; type angelfire.txt" calcext:value-type="string">
            <text:p>rip -r C:\Users\admlocal\Documents\Lab4Registo\System -p angelfire &gt;angelfire.txt &amp;&amp; type angelfire.txt</text:p>
          </table:table-cell>
          <table:table-cell office:value-type="string" calcext:value-type="string">
            <text:p>angelfire</text:p>
          </table:table-cell>
          <table:table-cell office:value-type="float" office:value="20170831" calcext:value-type="float">
            <text:p>2017083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Detects AngelFir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05];&quot; &quot;;[$PARAMETROS.$B$4]; &quot; &quot; ;[.B305]; &quot; &gt;&quot;;[.B305];&quot;.txt &amp;&amp; type &quot;;[.B305];&quot;.txt&quot;)" office:value-type="string" office:string-value="rip -r C:\Users\admlocal\Documents\Lab4Registo\System -p appcertdlls &gt;appcertdlls.txt &amp;&amp; type appcertdlls.txt" calcext:value-type="string">
            <text:p>rip -r C:\Users\admlocal\Documents\Lab4Registo\System -p appcertdlls &gt;appcertdlls.txt &amp;&amp; type appcertdlls.txt</text:p>
          </table:table-cell>
          <table:table-cell office:value-type="string" calcext:value-type="string">
            <text:p>appcertdlls</text:p>
          </table:table-cell>
          <table:table-cell office:value-type="float" office:value="20120817" calcext:value-type="float">
            <text:p>2012081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entries from AppCertDll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06];&quot; &quot;;[$PARAMETROS.$B$4]; &quot; &quot; ;[.B306]; &quot; &gt;&quot;;[.B306];&quot;.txt &amp;&amp; type &quot;;[.B306];&quot;.txt&quot;)" office:value-type="string" office:string-value="rip -r C:\Users\admlocal\Documents\Lab4Registo\System -p appcompatcache &gt;appcompatcache.txt &amp;&amp; type appcompatcache.txt" calcext:value-type="string">
            <text:p>rip -r C:\Users\admlocal\Documents\Lab4Registo\System -p appcompatcache &gt;appcompatcache.txt &amp;&amp; type appcompatcache.txt</text:p>
          </table:table-cell>
          <table:table-cell office:value-type="string" calcext:value-type="string">
            <text:p>appcompatcache</text:p>
          </table:table-cell>
          <table:table-cell office:value-type="float" office:value="20190112" calcext:value-type="float">
            <text:p>2019011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files from System hive AppCompatCach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07];&quot; &quot;;[$PARAMETROS.$B$4]; &quot; &quot; ;[.B307]; &quot; &gt;&quot;;[.B307];&quot;.txt &amp;&amp; type &quot;;[.B307];&quot;.txt&quot;)" office:value-type="string" office:string-value="rip -r C:\Users\admlocal\Documents\Lab4Registo\System -p appcompatcache_tln &gt;appcompatcache_tln.txt &amp;&amp; type appcompatcache_tln.txt" calcext:value-type="string">
            <text:p>rip -r C:\Users\admlocal\Documents\Lab4Registo\System -p appcompatcache_tln &gt;appcompatcache_tln.txt &amp;&amp; type appcompatcache_tln.txt</text:p>
          </table:table-cell>
          <table:table-cell office:value-type="string" calcext:value-type="string">
            <text:p>appcompatcache_tln</text:p>
          </table:table-cell>
          <table:table-cell office:value-type="float" office:value="20190112" calcext:value-type="float">
            <text:p>2019011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files from System hive AppCompatCach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08];&quot; &quot;;[$PARAMETROS.$B$4]; &quot; &quot; ;[.B308]; &quot; &gt;&quot;;[.B308];&quot;.txt &amp;&amp; type &quot;;[.B308];&quot;.txt&quot;)" office:value-type="string" office:string-value="rip -r C:\Users\admlocal\Documents\Lab4Registo\System -p auditfail &gt;auditfail.txt &amp;&amp; type auditfail.txt" calcext:value-type="string">
            <text:p>rip -r C:\Users\admlocal\Documents\Lab4Registo\System -p auditfail &gt;auditfail.txt &amp;&amp; type auditfail.txt</text:p>
          </table:table-cell>
          <table:table-cell office:value-type="string" calcext:value-type="string">
            <text:p>auditfail</text:p>
          </table:table-cell>
          <table:table-cell office:value-type="float" office:value="20081212" calcext:value-type="float">
            <text:p>2008121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CrashOnAuditFail valu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09];&quot; &quot;;[$PARAMETROS.$B$4]; &quot; &quot; ;[.B309]; &quot; &gt;&quot;;[.B309];&quot;.txt &amp;&amp; type &quot;;[.B309];&quot;.txt&quot;)" office:value-type="string" office:string-value="rip -r C:\Users\admlocal\Documents\Lab4Registo\System -p backuprestore &gt;backuprestore.txt &amp;&amp; type backuprestore.txt" calcext:value-type="string">
            <text:p>rip -r C:\Users\admlocal\Documents\Lab4Registo\System -p backuprestore &gt;backuprestore.txt &amp;&amp; type backuprestore.txt</text:p>
          </table:table-cell>
          <table:table-cell office:value-type="string" calcext:value-type="string">
            <text:p>backuprestore</text:p>
          </table:table-cell>
          <table:table-cell office:value-type="float" office:value="20130904" calcext:value-type="float">
            <text:p>20130904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the contents of the FilesNotToSnapshot</text:p>
          </table:table-cell>
          <table:table-cell office:value-type="string" calcext:value-type="string">
            <text:p><text:s/>KeysNotToRestore</text:p>
          </table:table-cell>
          <table:table-cell office:value-type="string" calcext:value-type="string">
            <text:p><text:s/>and FilesNotToBackup keys</text:p>
          </table:table-cell>
          <table:table-cell table:number-columns-repeated="2"/>
        </table:table-row>
        <table:table-row table:style-name="ro1">
          <table:table-cell table:formula="of:=CONCATENATE([$PARAMETROS.$B$3];&quot; &quot;;[$PARAMETROS.$B$1];&quot;\&quot;;[.D310];&quot; &quot;;[$PARAMETROS.$B$4]; &quot; &quot; ;[.B310]; &quot; &gt;&quot;;[.B310];&quot;.txt &amp;&amp; type &quot;;[.B310];&quot;.txt&quot;)" office:value-type="string" office:string-value="rip -r C:\Users\admlocal\Documents\Lab4Registo\System -p bam &gt;bam.txt &amp;&amp; type bam.txt" calcext:value-type="string">
            <text:p>rip -r C:\Users\admlocal\Documents\Lab4Registo\System -p bam &gt;bam.txt &amp;&amp; type bam.txt</text:p>
          </table:table-cell>
          <table:table-cell office:value-type="string" calcext:value-type="string">
            <text:p>bam</text:p>
          </table:table-cell>
          <table:table-cell office:value-type="float" office:value="20180225" calcext:value-type="float">
            <text:p>2018022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files from System hive BAM Servic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11];&quot; &quot;;[$PARAMETROS.$B$4]; &quot; &quot; ;[.B311]; &quot; &gt;&quot;;[.B311];&quot;.txt &amp;&amp; type &quot;;[.B311];&quot;.txt&quot;)" office:value-type="string" office:string-value="rip -r C:\Users\admlocal\Documents\Lab4Registo\System -p bam_tln &gt;bam_tln.txt &amp;&amp; type bam_tln.txt" calcext:value-type="string">
            <text:p>rip -r C:\Users\admlocal\Documents\Lab4Registo\System -p bam_tln &gt;bam_tln.txt &amp;&amp; type bam_tln.txt</text:p>
          </table:table-cell>
          <table:table-cell office:value-type="string" calcext:value-type="string">
            <text:p>bam_tln</text:p>
          </table:table-cell>
          <table:table-cell office:value-type="float" office:value="20180225" calcext:value-type="float">
            <text:p>2018022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files from System hive BAM Servic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12];&quot; &quot;;[$PARAMETROS.$B$4]; &quot; &quot; ;[.B312]; &quot; &gt;&quot;;[.B312];&quot;.txt &amp;&amp; type &quot;;[.B312];&quot;.txt&quot;)" office:value-type="string" office:string-value="rip -r C:\Users\admlocal\Documents\Lab4Registo\System -p bthport &gt;bthport.txt &amp;&amp; type bthport.txt" calcext:value-type="string">
            <text:p>rip -r C:\Users\admlocal\Documents\Lab4Registo\System -p bthport &gt;bthport.txt &amp;&amp; type bthport.txt</text:p>
          </table:table-cell>
          <table:table-cell office:value-type="string" calcext:value-type="string">
            <text:p>bthport</text:p>
          </table:table-cell>
          <table:table-cell office:value-type="float" office:value="20180705" calcext:value-type="float">
            <text:p>2018070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Bluetooth-connected devices from System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13];&quot; &quot;;[$PARAMETROS.$B$4]; &quot; &quot; ;[.B313]; &quot; &gt;&quot;;[.B313];&quot;.txt &amp;&amp; type &quot;;[.B313];&quot;.txt&quot;)" office:value-type="string" office:string-value="rip -r C:\Users\admlocal\Documents\Lab4Registo\System -p bthport_tln &gt;bthport_tln.txt &amp;&amp; type bthport_tln.txt" calcext:value-type="string">
            <text:p>rip -r C:\Users\admlocal\Documents\Lab4Registo\System -p bthport_tln &gt;bthport_tln.txt &amp;&amp; type bthport_tln.txt</text:p>
          </table:table-cell>
          <table:table-cell office:value-type="string" calcext:value-type="string">
            <text:p>bthport_tln</text:p>
          </table:table-cell>
          <table:table-cell office:value-type="float" office:value="20180705" calcext:value-type="float">
            <text:p>2018070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Bluetooth-connected devices from System hive; TLN output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14];&quot; &quot;;[$PARAMETROS.$B$4]; &quot; &quot; ;[.B314]; &quot; &gt;&quot;;[.B314];&quot;.txt &amp;&amp; type &quot;;[.B314];&quot;.txt&quot;)" office:value-type="string" office:string-value="rip -r C:\Users\admlocal\Documents\Lab4Registo\System -p comfoo &gt;comfoo.txt &amp;&amp; type comfoo.txt" calcext:value-type="string">
            <text:p>rip -r C:\Users\admlocal\Documents\Lab4Registo\System -p comfoo &gt;comfoo.txt &amp;&amp; type comfoo.txt</text:p>
          </table:table-cell>
          <table:table-cell office:value-type="string" calcext:value-type="string">
            <text:p>comfoo</text:p>
          </table:table-cell>
          <table:table-cell office:value-type="float" office:value="20131007" calcext:value-type="float">
            <text:p>2013100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ecks known Comfoo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15];&quot; &quot;;[$PARAMETROS.$B$4]; &quot; &quot; ;[.B315]; &quot; &gt;&quot;;[.B315];&quot;.txt &amp;&amp; type &quot;;[.B315];&quot;.txt&quot;)" office:value-type="string" office:string-value="rip -r C:\Users\admlocal\Documents\Lab4Registo\System -p compname &gt;compname.txt &amp;&amp; type compname.txt" calcext:value-type="string">
            <text:p>rip -r C:\Users\admlocal\Documents\Lab4Registo\System -p compname &gt;compname.txt &amp;&amp; type compname.txt</text:p>
          </table:table-cell>
          <table:table-cell office:value-type="string" calcext:value-type="string">
            <text:p>compname</text:p>
          </table:table-cell>
          <table:table-cell office:value-type="float" office:value="20090727" calcext:value-type="float">
            <text:p>2009072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ComputerName and Hostname values from System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16];&quot; &quot;;[$PARAMETROS.$B$4]; &quot; &quot; ;[.B316]; &quot; &gt;&quot;;[.B316];&quot;.txt &amp;&amp; type &quot;;[.B316];&quot;.txt&quot;)" office:value-type="string" office:string-value="rip -r C:\Users\admlocal\Documents\Lab4Registo\System -p crashcontrol &gt;crashcontrol.txt &amp;&amp; type crashcontrol.txt" calcext:value-type="string">
            <text:p>rip -r C:\Users\admlocal\Documents\Lab4Registo\System -p crashcontrol &gt;crashcontrol.txt &amp;&amp; type crashcontrol.txt</text:p>
          </table:table-cell>
          <table:table-cell office:value-type="string" calcext:value-type="string">
            <text:p>crashcontrol</text:p>
          </table:table-cell>
          <table:table-cell office:value-type="float" office:value="20131210" calcext:value-type="float">
            <text:p>20131210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crash control information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17];&quot; &quot;;[$PARAMETROS.$B$4]; &quot; &quot; ;[.B317]; &quot; &gt;&quot;;[.B317];&quot;.txt &amp;&amp; type &quot;;[.B317];&quot;.txt&quot;)" office:value-type="string" office:string-value="rip -r C:\Users\admlocal\Documents\Lab4Registo\System -p dafupnp &gt;dafupnp.txt &amp;&amp; type dafupnp.txt" calcext:value-type="string">
            <text:p>rip -r C:\Users\admlocal\Documents\Lab4Registo\System -p dafupnp &gt;dafupnp.txt &amp;&amp; type dafupnp.txt</text:p>
          </table:table-cell>
          <table:table-cell office:value-type="string" calcext:value-type="string">
            <text:p>dafupnp</text:p>
          </table:table-cell>
          <table:table-cell office:value-type="float" office:value="20180705" calcext:value-type="float">
            <text:p>2018070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s data from networked media streaming devic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18];&quot; &quot;;[$PARAMETROS.$B$4]; &quot; &quot; ;[.B318]; &quot; &gt;&quot;;[.B318];&quot;.txt &amp;&amp; type &quot;;[.B318];&quot;.txt&quot;)" office:value-type="string" office:string-value="rip -r C:\Users\admlocal\Documents\Lab4Registo\System -p ddm &gt;ddm.txt &amp;&amp; type ddm.txt" calcext:value-type="string">
            <text:p>rip -r C:\Users\admlocal\Documents\Lab4Registo\System -p ddm &gt;ddm.txt &amp;&amp; type ddm.txt</text:p>
          </table:table-cell>
          <table:table-cell office:value-type="string" calcext:value-type="string">
            <text:p>ddm</text:p>
          </table:table-cell>
          <table:table-cell office:value-type="float" office:value="20081129" calcext:value-type="float">
            <text:p>20081129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DDM data from Control Sub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19];&quot; &quot;;[$PARAMETROS.$B$4]; &quot; &quot; ;[.B319]; &quot; &gt;&quot;;[.B319];&quot;.txt &amp;&amp; type &quot;;[.B319];&quot;.txt&quot;)" office:value-type="string" office:string-value="rip -r C:\Users\admlocal\Documents\Lab4Registo\System -p devclass &gt;devclass.txt &amp;&amp; type devclass.txt" calcext:value-type="string">
            <text:p>rip -r C:\Users\admlocal\Documents\Lab4Registo\System -p devclass &gt;devclass.txt &amp;&amp; type devclass.txt</text:p>
          </table:table-cell>
          <table:table-cell office:value-type="string" calcext:value-type="string">
            <text:p>devclass</text:p>
          </table:table-cell>
          <table:table-cell office:value-type="float" office:value="20130630" calcext:value-type="float">
            <text:p>20130630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USB device info from the DeviceClasses keys in the System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20];&quot; &quot;;[$PARAMETROS.$B$4]; &quot; &quot; ;[.B320]; &quot; &gt;&quot;;[.B320];&quot;.txt &amp;&amp; type &quot;;[.B320];&quot;.txt&quot;)" office:value-type="string" office:string-value="rip -r C:\Users\admlocal\Documents\Lab4Registo\System -p diag_sr &gt;diag_sr.txt &amp;&amp; type diag_sr.txt" calcext:value-type="string">
            <text:p>rip -r C:\Users\admlocal\Documents\Lab4Registo\System -p diag_sr &gt;diag_sr.txt &amp;&amp; type diag_sr.txt</text:p>
          </table:table-cell>
          <table:table-cell office:value-type="string" calcext:value-type="string">
            <text:p>diag_sr</text:p>
          </table:table-cell>
          <table:table-cell office:value-type="float" office:value="20120515" calcext:value-type="float">
            <text:p>2012051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Diag\SystemRestore values and data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21];&quot; &quot;;[$PARAMETROS.$B$4]; &quot; &quot; ;[.B321]; &quot; &gt;&quot;;[.B321];&quot;.txt &amp;&amp; type &quot;;[.B321];&quot;.txt&quot;)" office:value-type="string" office:string-value="rip -r C:\Users\admlocal\Documents\Lab4Registo\System -p disablelastaccess &gt;disablelastaccess.txt &amp;&amp; type disablelastaccess.txt" calcext:value-type="string">
            <text:p>rip -r C:\Users\admlocal\Documents\Lab4Registo\System -p disablelastaccess &gt;disablelastaccess.txt &amp;&amp; type disablelastaccess.txt</text:p>
          </table:table-cell>
          <table:table-cell office:value-type="string" calcext:value-type="string">
            <text:p>disablelastaccess</text:p>
          </table:table-cell>
          <table:table-cell office:value-type="float" office:value="20181207" calcext:value-type="float">
            <text:p>2018120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NTFSDisableLastAccessUpdate valu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22];&quot; &quot;;[$PARAMETROS.$B$4]; &quot; &quot; ;[.B322]; &quot; &gt;&quot;;[.B322];&quot;.txt &amp;&amp; type &quot;;[.B322];&quot;.txt&quot;)" office:value-type="string" office:string-value="rip -r C:\Users\admlocal\Documents\Lab4Registo\System -p dllsearch &gt;dllsearch.txt &amp;&amp; type dllsearch.txt" calcext:value-type="string">
            <text:p>rip -r C:\Users\admlocal\Documents\Lab4Registo\System -p dllsearch &gt;dllsearch.txt &amp;&amp; type dllsearch.txt</text:p>
          </table:table-cell>
          <table:table-cell office:value-type="string" calcext:value-type="string">
            <text:p>dllsearch</text:p>
          </table:table-cell>
          <table:table-cell office:value-type="float" office:value="20100824" calcext:value-type="float">
            <text:p>20100824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crash control information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23];&quot; &quot;;[$PARAMETROS.$B$4]; &quot; &quot; ;[.B323]; &quot; &gt;&quot;;[.B323];&quot;.txt &amp;&amp; type &quot;;[.B323];&quot;.txt&quot;)" office:value-type="string" office:string-value="rip -r C:\Users\admlocal\Documents\Lab4Registo\System -p dnschanger &gt;dnschanger.txt &amp;&amp; type dnschanger.txt" calcext:value-type="string">
            <text:p>rip -r C:\Users\admlocal\Documents\Lab4Registo\System -p dnschanger &gt;dnschanger.txt &amp;&amp; type dnschanger.txt</text:p>
          </table:table-cell>
          <table:table-cell office:value-type="string" calcext:value-type="string">
            <text:p>dnschanger</text:p>
          </table:table-cell>
          <table:table-cell office:value-type="float" office:value="20120203" calcext:value-type="float">
            <text:p>20120203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eck for indication of DNSChanger infection.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24];&quot; &quot;;[$PARAMETROS.$B$4]; &quot; &quot; ;[.B324]; &quot; &gt;&quot;;[.B324];&quot;.txt &amp;&amp; type &quot;;[.B324];&quot;.txt&quot;)" office:value-type="string" office:string-value="rip -r C:\Users\admlocal\Documents\Lab4Registo\System -p eventlog &gt;eventlog.txt &amp;&amp; type eventlog.txt" calcext:value-type="string">
            <text:p>rip -r C:\Users\admlocal\Documents\Lab4Registo\System -p eventlog &gt;eventlog.txt &amp;&amp; type eventlog.txt</text:p>
          </table:table-cell>
          <table:table-cell office:value-type="string" calcext:value-type="string">
            <text:p>eventlog</text:p>
          </table:table-cell>
          <table:table-cell office:value-type="float" office:value="20090112" calcext:value-type="float">
            <text:p>2009011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EventLog configuration info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25];&quot; &quot;;[$PARAMETROS.$B$4]; &quot; &quot; ;[.B325]; &quot; &gt;&quot;;[.B325];&quot;.txt &amp;&amp; type &quot;;[.B325];&quot;.txt&quot;)" office:value-type="string" office:string-value="rip -r C:\Users\admlocal\Documents\Lab4Registo\System -p eventlogs &gt;eventlogs.txt &amp;&amp; type eventlogs.txt" calcext:value-type="string">
            <text:p>rip -r C:\Users\admlocal\Documents\Lab4Registo\System -p eventlogs &gt;eventlogs.txt &amp;&amp; type eventlogs.txt</text:p>
          </table:table-cell>
          <table:table-cell office:value-type="string" calcext:value-type="string">
            <text:p>eventlogs</text:p>
          </table:table-cell>
          <table:table-cell office:value-type="float" office:value="20081219" calcext:value-type="float">
            <text:p>20081219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Event Log settings from System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26];&quot; &quot;;[$PARAMETROS.$B$4]; &quot; &quot; ;[.B326]; &quot; &gt;&quot;;[.B326];&quot;.txt &amp;&amp; type &quot;;[.B326];&quot;.txt&quot;)" office:value-type="string" office:string-value="rip -r C:\Users\admlocal\Documents\Lab4Registo\System -p fw_config &gt;fw_config.txt &amp;&amp; type fw_config.txt" calcext:value-type="string">
            <text:p>rip -r C:\Users\admlocal\Documents\Lab4Registo\System -p fw_config &gt;fw_config.txt &amp;&amp; type fw_config.txt</text:p>
          </table:table-cell>
          <table:table-cell office:value-type="string" calcext:value-type="string">
            <text:p>fw_config</text:p>
          </table:table-cell>
          <table:table-cell office:value-type="float" office:value="20080328" calcext:value-type="float">
            <text:p>20080328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the Windows Firewall config from the System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27];&quot; &quot;;[$PARAMETROS.$B$4]; &quot; &quot; ;[.B327]; &quot; &gt;&quot;;[.B327];&quot;.txt &amp;&amp; type &quot;;[.B327];&quot;.txt&quot;)" office:value-type="string" office:string-value="rip -r C:\Users\admlocal\Documents\Lab4Registo\System -p hibernate &gt;hibernate.txt &amp;&amp; type hibernate.txt" calcext:value-type="string">
            <text:p>rip -r C:\Users\admlocal\Documents\Lab4Registo\System -p hibernate &gt;hibernate.txt &amp;&amp; type hibernate.txt</text:p>
          </table:table-cell>
          <table:table-cell office:value-type="string" calcext:value-type="string">
            <text:p>hibernate</text:p>
          </table:table-cell>
          <table:table-cell office:value-type="float" office:value="20081216" calcext:value-type="float">
            <text:p>20081216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eck hibernation statu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28];&quot; &quot;;[$PARAMETROS.$B$4]; &quot; &quot; ;[.B328]; &quot; &gt;&quot;;[.B328];&quot;.txt &amp;&amp; type &quot;;[.B328];&quot;.txt&quot;)" office:value-type="string" office:string-value="rip -r C:\Users\admlocal\Documents\Lab4Registo\System -p ide &gt;ide.txt &amp;&amp; type ide.txt" calcext:value-type="string">
            <text:p>rip -r C:\Users\admlocal\Documents\Lab4Registo\System -p ide &gt;ide.txt &amp;&amp; type ide.txt</text:p>
          </table:table-cell>
          <table:table-cell office:value-type="string" calcext:value-type="string">
            <text:p>ide</text:p>
          </table:table-cell>
          <table:table-cell office:value-type="float" office:value="20080418" calcext:value-type="float">
            <text:p>20080418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IDE device info from the System hive fil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29];&quot; &quot;;[$PARAMETROS.$B$4]; &quot; &quot; ;[.B329]; &quot; &gt;&quot;;[.B329];&quot;.txt &amp;&amp; type &quot;;[.B329];&quot;.txt&quot;)" office:value-type="string" office:string-value="rip -r C:\Users\admlocal\Documents\Lab4Registo\System -p imagedev &gt;imagedev.txt &amp;&amp; type imagedev.txt" calcext:value-type="string">
            <text:p>rip -r C:\Users\admlocal\Documents\Lab4Registo\System -p imagedev &gt;imagedev.txt &amp;&amp; type imagedev.txt</text:p>
          </table:table-cell>
          <table:table-cell office:value-type="string" calcext:value-type="string">
            <text:p>imagedev</text:p>
          </table:table-cell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<text:s/>-- 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30];&quot; &quot;;[$PARAMETROS.$B$4]; &quot; &quot; ;[.B330]; &quot; &gt;&quot;;[.B330];&quot;.txt &amp;&amp; type &quot;;[.B330];&quot;.txt&quot;)" office:value-type="string" office:string-value="rip -r C:\Users\admlocal\Documents\Lab4Registo\System -p kbdcrash &gt;kbdcrash.txt &amp;&amp; type kbdcrash.txt" calcext:value-type="string">
            <text:p>rip -r C:\Users\admlocal\Documents\Lab4Registo\System -p kbdcrash &gt;kbdcrash.txt &amp;&amp; type kbdcrash.txt</text:p>
          </table:table-cell>
          <table:table-cell office:value-type="string" calcext:value-type="string">
            <text:p>kbdcrash</text:p>
          </table:table-cell>
          <table:table-cell office:value-type="float" office:value="20081212" calcext:value-type="float">
            <text:p>2008121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ecks to see if system is config to crash via keyboard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31];&quot; &quot;;[$PARAMETROS.$B$4]; &quot; &quot; ;[.B331]; &quot; &gt;&quot;;[.B331];&quot;.txt &amp;&amp; type &quot;;[.B331];&quot;.txt&quot;)" office:value-type="string" office:string-value="rip -r C:\Users\admlocal\Documents\Lab4Registo\System -p legacy &gt;legacy.txt &amp;&amp; type legacy.txt" calcext:value-type="string">
            <text:p>rip -r C:\Users\admlocal\Documents\Lab4Registo\System -p legacy &gt;legacy.txt &amp;&amp; type legacy.txt</text:p>
          </table:table-cell>
          <table:table-cell office:value-type="string" calcext:value-type="string">
            <text:p>legacy</text:p>
          </table:table-cell>
          <table:table-cell office:value-type="float" office:value="20120524" calcext:value-type="float">
            <text:p>20120524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ists LEGACY_* entries in Enum\Root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32];&quot; &quot;;[$PARAMETROS.$B$4]; &quot; &quot; ;[.B332]; &quot; &gt;&quot;;[.B332];&quot;.txt &amp;&amp; type &quot;;[.B332];&quot;.txt&quot;)" office:value-type="string" office:string-value="rip -r C:\Users\admlocal\Documents\Lab4Registo\System -p legacy_tln &gt;legacy_tln.txt &amp;&amp; type legacy_tln.txt" calcext:value-type="string">
            <text:p>rip -r C:\Users\admlocal\Documents\Lab4Registo\System -p legacy_tln &gt;legacy_tln.txt &amp;&amp; type legacy_tln.txt</text:p>
          </table:table-cell>
          <table:table-cell office:value-type="string" calcext:value-type="string">
            <text:p>legacy_tln</text:p>
          </table:table-cell>
          <table:table-cell office:value-type="float" office:value="20120620" calcext:value-type="float">
            <text:p>20120620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ists LEGACY_* entries in Enum\Root key in TLN format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33];&quot; &quot;;[$PARAMETROS.$B$4]; &quot; &quot; ;[.B333]; &quot; &gt;&quot;;[.B333];&quot;.txt &amp;&amp; type &quot;;[.B333];&quot;.txt&quot;)" office:value-type="string" office:string-value="rip -r C:\Users\admlocal\Documents\Lab4Registo\System -p lsa_packages &gt;lsa_packages.txt &amp;&amp; type lsa_packages.txt" calcext:value-type="string">
            <text:p>rip -r C:\Users\admlocal\Documents\Lab4Registo\System -p lsa_packages &gt;lsa_packages.txt &amp;&amp; type lsa_packages.txt</text:p>
          </table:table-cell>
          <table:table-cell office:value-type="string" calcext:value-type="string">
            <text:p>lsa_packages</text:p>
          </table:table-cell>
          <table:table-cell office:value-type="float" office:value="20140730" calcext:value-type="float">
            <text:p>20140730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ists various *Packages key contents beneath LSA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34];&quot; &quot;;[$PARAMETROS.$B$4]; &quot; &quot; ;[.B334]; &quot; &gt;&quot;;[.B334];&quot;.txt &amp;&amp; type &quot;;[.B334];&quot;.txt&quot;)" office:value-type="string" office:string-value="rip -r C:\Users\admlocal\Documents\Lab4Registo\System -p macaddr &gt;macaddr.txt &amp;&amp; type macaddr.txt" calcext:value-type="string">
            <text:p>rip -r C:\Users\admlocal\Documents\Lab4Registo\System -p macaddr &gt;macaddr.txt &amp;&amp; type macaddr.txt</text:p>
          </table:table-cell>
          <table:table-cell office:value-type="string" calcext:value-type="string">
            <text:p>macaddr</text:p>
          </table:table-cell>
          <table:table-cell office:value-type="float" office:value="20190506" calcext:value-type="float">
            <text:p>20190506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/>-- 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335];&quot; &quot;;[$PARAMETROS.$B$4]; &quot; &quot; ;[.B335]; &quot; &gt;&quot;;[.B335];&quot;.txt &amp;&amp; type &quot;;[.B335];&quot;.txt&quot;)" office:value-type="string" office:string-value="rip -r C:\Users\admlocal\Documents\Lab4Registo\System -p mountdev &gt;mountdev.txt &amp;&amp; type mountdev.txt" calcext:value-type="string">
            <text:p>rip -r C:\Users\admlocal\Documents\Lab4Registo\System -p mountdev &gt;mountdev.txt &amp;&amp; type mountdev.txt</text:p>
          </table:table-cell>
          <table:table-cell office:value-type="string" calcext:value-type="string">
            <text:p>mountdev</text:p>
          </table:table-cell>
          <table:table-cell office:value-type="float" office:value="20130530" calcext:value-type="float">
            <text:p>20130530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eturn contents of System hive MountedDevice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36];&quot; &quot;;[$PARAMETROS.$B$4]; &quot; &quot; ;[.B336]; &quot; &gt;&quot;;[.B336];&quot;.txt &amp;&amp; type &quot;;[.B336];&quot;.txt&quot;)" office:value-type="string" office:string-value="rip -r C:\Users\admlocal\Documents\Lab4Registo\System -p mountdev2 &gt;mountdev2.txt &amp;&amp; type mountdev2.txt" calcext:value-type="string">
            <text:p>rip -r C:\Users\admlocal\Documents\Lab4Registo\System -p mountdev2 &gt;mountdev2.txt &amp;&amp; type mountdev2.txt</text:p>
          </table:table-cell>
          <table:table-cell office:value-type="string" calcext:value-type="string">
            <text:p>mountdev2</text:p>
          </table:table-cell>
          <table:table-cell office:value-type="float" office:value="20140721" calcext:value-type="float">
            <text:p>2014072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eturn contents of System hive MountedDevices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37];&quot; &quot;;[$PARAMETROS.$B$4]; &quot; &quot; ;[.B337]; &quot; &gt;&quot;;[.B337];&quot;.txt &amp;&amp; type &quot;;[.B337];&quot;.txt&quot;)" office:value-type="string" office:string-value="rip -r C:\Users\admlocal\Documents\Lab4Registo\System -p netlogon &gt;netlogon.txt &amp;&amp; type netlogon.txt" calcext:value-type="string">
            <text:p>rip -r C:\Users\admlocal\Documents\Lab4Registo\System -p netlogon &gt;netlogon.txt &amp;&amp; type netlogon.txt</text:p>
          </table:table-cell>
          <table:table-cell office:value-type="string" calcext:value-type="string">
            <text:p>netlogon</text:p>
          </table:table-cell>
          <table:table-cell office:value-type="float" office:value="20190223" calcext:value-type="float">
            <text:p>20190223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values for machine account password chang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38];&quot; &quot;;[$PARAMETROS.$B$4]; &quot; &quot; ;[.B338]; &quot; &gt;&quot;;[.B338];&quot;.txt &amp;&amp; type &quot;;[.B338];&quot;.txt&quot;)" office:value-type="string" office:string-value="rip -r C:\Users\admlocal\Documents\Lab4Registo\System -p netsvcs &gt;netsvcs.txt &amp;&amp; type netsvcs.txt" calcext:value-type="string">
            <text:p>rip -r C:\Users\admlocal\Documents\Lab4Registo\System -p netsvcs &gt;netsvcs.txt &amp;&amp; type netsvcs.txt</text:p>
          </table:table-cell>
          <table:table-cell office:value-type="string" calcext:value-type="string">
            <text:p>netsvcs</text:p>
          </table:table-cell>
          <table:table-cell office:value-type="float" office:value="20130905" calcext:value-type="float">
            <text:p>2013090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ecks services for netsvcs entri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39];&quot; &quot;;[$PARAMETROS.$B$4]; &quot; &quot; ;[.B339]; &quot; &gt;&quot;;[.B339];&quot;.txt &amp;&amp; type &quot;;[.B339];&quot;.txt&quot;)" office:value-type="string" office:string-value="rip -r C:\Users\admlocal\Documents\Lab4Registo\System -p network &gt;network.txt &amp;&amp; type network.txt" calcext:value-type="string">
            <text:p>rip -r C:\Users\admlocal\Documents\Lab4Registo\System -p network &gt;network.txt &amp;&amp; type network.txt</text:p>
          </table:table-cell>
          <table:table-cell office:value-type="string" calcext:value-type="string">
            <text:p>network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info from System\Control\Network GUID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40];&quot; &quot;;[$PARAMETROS.$B$4]; &quot; &quot; ;[.B340]; &quot; &gt;&quot;;[.B340];&quot;.txt &amp;&amp; type &quot;;[.B340];&quot;.txt&quot;)" office:value-type="string" office:string-value="rip -r C:\Users\admlocal\Documents\Lab4Registo\System -p nic &gt;nic.txt &amp;&amp; type nic.txt" calcext:value-type="string">
            <text:p>rip -r C:\Users\admlocal\Documents\Lab4Registo\System -p nic &gt;nic.txt &amp;&amp; type nic.txt</text:p>
          </table:table-cell>
          <table:table-cell office:value-type="string" calcext:value-type="string">
            <text:p>nic</text:p>
          </table:table-cell>
          <table:table-cell office:value-type="float" office:value="20100401" calcext:value-type="float">
            <text:p>2010040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NIC info from System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41];&quot; &quot;;[$PARAMETROS.$B$4]; &quot; &quot; ;[.B341]; &quot; &gt;&quot;;[.B341];&quot;.txt &amp;&amp; type &quot;;[.B341];&quot;.txt&quot;)" office:value-type="string" office:string-value="rip -r C:\Users\admlocal\Documents\Lab4Registo\System -p nic2 &gt;nic2.txt &amp;&amp; type nic2.txt" calcext:value-type="string">
            <text:p>rip -r C:\Users\admlocal\Documents\Lab4Registo\System -p nic2 &gt;nic2.txt &amp;&amp; type nic2.txt</text:p>
          </table:table-cell>
          <table:table-cell office:value-type="string" calcext:value-type="string">
            <text:p>nic2</text:p>
          </table:table-cell>
          <table:table-cell office:value-type="float" office:value="20150812" calcext:value-type="float">
            <text:p>2015081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NIC info from System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42];&quot; &quot;;[$PARAMETROS.$B$4]; &quot; &quot; ;[.B342]; &quot; &gt;&quot;;[.B342];&quot;.txt &amp;&amp; type &quot;;[.B342];&quot;.txt&quot;)" office:value-type="string" office:string-value="rip -r C:\Users\admlocal\Documents\Lab4Registo\System -p nic_mst2 &gt;nic_mst2.txt &amp;&amp; type nic_mst2.txt" calcext:value-type="string">
            <text:p>rip -r C:\Users\admlocal\Documents\Lab4Registo\System -p nic_mst2 &gt;nic_mst2.txt &amp;&amp; type nic_mst2.txt</text:p>
          </table:table-cell>
          <table:table-cell office:value-type="string" calcext:value-type="string">
            <text:p>nic_mst2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NICs from System hive; looks for MediaType = 2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43];&quot; &quot;;[$PARAMETROS.$B$4]; &quot; &quot; ;[.B343]; &quot; &gt;&quot;;[.B343];&quot;.txt &amp;&amp; type &quot;;[.B343];&quot;.txt&quot;)" office:value-type="string" office:string-value="rip -r C:\Users\admlocal\Documents\Lab4Registo\System -p nolmhash &gt;nolmhash.txt &amp;&amp; type nolmhash.txt" calcext:value-type="string">
            <text:p>rip -r C:\Users\admlocal\Documents\Lab4Registo\System -p nolmhash &gt;nolmhash.txt &amp;&amp; type nolmhash.txt</text:p>
          </table:table-cell>
          <table:table-cell office:value-type="string" calcext:value-type="string">
            <text:p>nolmhash</text:p>
          </table:table-cell>
          <table:table-cell office:value-type="float" office:value="20100712" calcext:value-type="float">
            <text:p>2010071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NoLMHash valu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44];&quot; &quot;;[$PARAMETROS.$B$4]; &quot; &quot; ;[.B344]; &quot; &gt;&quot;;[.B344];&quot;.txt &amp;&amp; type &quot;;[.B344];&quot;.txt&quot;)" office:value-type="string" office:string-value="rip -r C:\Users\admlocal\Documents\Lab4Registo\System -p pagefile &gt;pagefile.txt &amp;&amp; type pagefile.txt" calcext:value-type="string">
            <text:p>rip -r C:\Users\admlocal\Documents\Lab4Registo\System -p pagefile &gt;pagefile.txt &amp;&amp; type pagefile.txt</text:p>
          </table:table-cell>
          <table:table-cell office:value-type="string" calcext:value-type="string">
            <text:p>pagefile</text:p>
          </table:table-cell>
          <table:table-cell office:value-type="float" office:value="20140505" calcext:value-type="float">
            <text:p>2014050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info on pagefile(s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45];&quot; &quot;;[$PARAMETROS.$B$4]; &quot; &quot; ;[.B345]; &quot; &gt;&quot;;[.B345];&quot;.txt &amp;&amp; type &quot;;[.B345];&quot;.txt&quot;)" office:value-type="string" office:string-value="rip -r C:\Users\admlocal\Documents\Lab4Registo\System -p pending &gt;pending.txt &amp;&amp; type pending.txt" calcext:value-type="string">
            <text:p>rip -r C:\Users\admlocal\Documents\Lab4Registo\System -p pending &gt;pending.txt &amp;&amp; type pending.txt</text:p>
          </table:table-cell>
          <table:table-cell office:value-type="string" calcext:value-type="string">
            <text:p>pending</text:p>
          </table:table-cell>
          <table:table-cell office:value-type="float" office:value="20130711" calcext:value-type="float">
            <text:p>2013071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contents of PendingFileRenameOperations valu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46];&quot; &quot;;[$PARAMETROS.$B$4]; &quot; &quot; ;[.B346]; &quot; &gt;&quot;;[.B346];&quot;.txt &amp;&amp; type &quot;;[.B346];&quot;.txt&quot;)" office:value-type="string" office:string-value="rip -r C:\Users\admlocal\Documents\Lab4Registo\System -p phdet &gt;phdet.txt &amp;&amp; type phdet.txt" calcext:value-type="string">
            <text:p>rip -r C:\Users\admlocal\Documents\Lab4Registo\System -p phdet &gt;phdet.txt &amp;&amp; type phdet.txt</text:p>
          </table:table-cell>
          <table:table-cell office:value-type="string" calcext:value-type="string">
            <text:p>phdet</text:p>
          </table:table-cell>
          <table:table-cell office:value-type="float" office:value="20120817" calcext:value-type="float">
            <text:p>2012081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eck for a Phdet infection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47];&quot; &quot;;[$PARAMETROS.$B$4]; &quot; &quot; ;[.B347]; &quot; &gt;&quot;;[.B347];&quot;.txt &amp;&amp; type &quot;;[.B347];&quot;.txt&quot;)" office:value-type="string" office:string-value="rip -r C:\Users\admlocal\Documents\Lab4Registo\SYSTEM -p prefetch &gt;prefetch.txt &amp;&amp; type prefetch.txt" calcext:value-type="string">
            <text:p>rip -r C:\Users\admlocal\Documents\Lab4Registo\SYSTEM -p prefetch &gt;prefetch.txt &amp;&amp; type prefetch.txt</text:p>
          </table:table-cell>
          <table:table-cell office:value-type="string" calcext:value-type="string">
            <text:p>prefetch</text:p>
          </table:table-cell>
          <table:table-cell office:value-type="float" office:value="20160506" calcext:value-type="float">
            <text:p>20160506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the the Prefetch Parameter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48];&quot; &quot;;[$PARAMETROS.$B$4]; &quot; &quot; ;[.B348]; &quot; &gt;&quot;;[.B348];&quot;.txt &amp;&amp; type &quot;;[.B348];&quot;.txt&quot;)" office:value-type="string" office:string-value="rip -r C:\Users\admlocal\Documents\Lab4Registo\System -p processor_architecture &gt;processor_architecture.txt &amp;&amp; type processor_architecture.txt" calcext:value-type="string">
            <text:p>rip -r C:\Users\admlocal\Documents\Lab4Registo\System -p processor_architecture &gt;processor_architecture.txt &amp;&amp; type processor_architecture.txt</text:p>
          </table:table-cell>
          <table:table-cell office:value-type="string" calcext:value-type="string">
            <text:p>processor_architecture</text:p>
          </table:table-cell>
          <table:table-cell office:value-type="float" office:value="20140505" calcext:value-type="float">
            <text:p>2014050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from the processor architecture from the System's environment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49];&quot; &quot;;[$PARAMETROS.$B$4]; &quot; &quot; ;[.B349]; &quot; &gt;&quot;;[.B349];&quot;.txt &amp;&amp; type &quot;;[.B349];&quot;.txt&quot;)" office:value-type="string" office:string-value="rip -r C:\Users\admlocal\Documents\Lab4Registo\System -p productpolicy &gt;productpolicy.txt &amp;&amp; type productpolicy.txt" calcext:value-type="string">
            <text:p>rip -r C:\Users\admlocal\Documents\Lab4Registo\System -p productpolicy &gt;productpolicy.txt &amp;&amp; type productpolicy.txt</text:p>
          </table:table-cell>
          <table:table-cell office:value-type="string" calcext:value-type="string">
            <text:p>productpolicy</text:p>
          </table:table-cell>
          <table:table-cell office:value-type="float" office:value="20091116" calcext:value-type="float">
            <text:p>20091116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ProductPolicy value (Vista &amp; Win2008 ONLY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50];&quot; &quot;;[$PARAMETROS.$B$4]; &quot; &quot; ;[.B350]; &quot; &gt;&quot;;[.B350];&quot;.txt &amp;&amp; type &quot;;[.B350];&quot;.txt&quot;)" office:value-type="string" office:string-value="rip -r C:\Users\admlocal\Documents\Lab4Registo\System -p producttype &gt;producttype.txt &amp;&amp; type producttype.txt" calcext:value-type="string">
            <text:p>rip -r C:\Users\admlocal\Documents\Lab4Registo\System -p producttype &gt;producttype.txt &amp;&amp; type producttype.txt</text:p>
          </table:table-cell>
          <table:table-cell office:value-type="string" calcext:value-type="string">
            <text:p>producttype</text:p>
          </table:table-cell>
          <table:table-cell office:value-type="float" office:value="20100325" calcext:value-type="float">
            <text:p>2010032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Queries System hive for Windows Product info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51];&quot; &quot;;[$PARAMETROS.$B$4]; &quot; &quot; ;[.B351]; &quot; &gt;&quot;;[.B351];&quot;.txt &amp;&amp; type &quot;;[.B351];&quot;.txt&quot;)" office:value-type="string" office:string-value="rip -r C:\Users\admlocal\Documents\Lab4Registo\System -p rdpnla &gt;rdpnla.txt &amp;&amp; type rdpnla.txt" calcext:value-type="string">
            <text:p>rip -r C:\Users\admlocal\Documents\Lab4Registo\System -p rdpnla &gt;rdpnla.txt &amp;&amp; type rdpnla.txt</text:p>
          </table:table-cell>
          <table:table-cell office:value-type="string" calcext:value-type="string">
            <text:p>rdpnla</text:p>
          </table:table-cell>
          <table:table-cell office:value-type="float" office:value="20151203" calcext:value-type="float">
            <text:p>20151203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Queries System hive for RDP NLA Checking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52];&quot; &quot;;[$PARAMETROS.$B$4]; &quot; &quot; ;[.B352]; &quot; &gt;&quot;;[.B352];&quot;.txt &amp;&amp; type &quot;;[.B352];&quot;.txt&quot;)" office:value-type="string" office:string-value="rip -r C:\Users\admlocal\Documents\Lab4Registo\System -p rdpport &gt;rdpport.txt &amp;&amp; type rdpport.txt" calcext:value-type="string">
            <text:p>rip -r C:\Users\admlocal\Documents\Lab4Registo\System -p rdpport &gt;rdpport.txt &amp;&amp; type rdpport.txt</text:p>
          </table:table-cell>
          <table:table-cell office:value-type="string" calcext:value-type="string">
            <text:p>rdpport</text:p>
          </table:table-cell>
          <table:table-cell office:value-type="float" office:value="20100713" calcext:value-type="float">
            <text:p>20100713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Queries System hive for RDP Port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53];&quot; &quot;;[$PARAMETROS.$B$4]; &quot; &quot; ;[.B353]; &quot; &gt;&quot;;[.B353];&quot;.txt &amp;&amp; type &quot;;[.B353];&quot;.txt&quot;)" office:value-type="string" office:string-value="rip -r C:\Users\admlocal\Documents\Lab4Registo\System -p regin &gt;regin.txt &amp;&amp; type regin.txt" calcext:value-type="string">
            <text:p>rip -r C:\Users\admlocal\Documents\Lab4Registo\System -p regin &gt;regin.txt &amp;&amp; type regin.txt</text:p>
          </table:table-cell>
          <table:table-cell office:value-type="string" calcext:value-type="string">
            <text:p>regin</text:p>
          </table:table-cell>
          <table:table-cell office:value-type="float" office:value="20141124" calcext:value-type="float">
            <text:p>20141124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Detect Regin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54];&quot; &quot;;[$PARAMETROS.$B$4]; &quot; &quot; ;[.B354]; &quot; &gt;&quot;;[.B354];&quot;.txt &amp;&amp; type &quot;;[.B354];&quot;.txt&quot;)" office:value-type="string" office:string-value="rip -r C:\Users\admlocal\Documents\Lab4Registo\System -p remoteaccess &gt;remoteaccess.txt &amp;&amp; type remoteaccess.txt" calcext:value-type="string">
            <text:p>rip -r C:\Users\admlocal\Documents\Lab4Registo\System -p remoteaccess &gt;remoteaccess.txt &amp;&amp; type remoteaccess.txt</text:p>
          </table:table-cell>
          <table:table-cell office:value-type="string" calcext:value-type="string">
            <text:p>remoteaccess</text:p>
          </table:table-cell>
          <table:table-cell office:value-type="float" office:value="20160906" calcext:value-type="float">
            <text:p>20160906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RemoteAccess AccountLockout setting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55];&quot; &quot;;[$PARAMETROS.$B$4]; &quot; &quot; ;[.B355]; &quot; &gt;&quot;;[.B355];&quot;.txt &amp;&amp; type &quot;;[.B355];&quot;.txt&quot;)" office:value-type="string" office:string-value="rip -r C:\Users\admlocal\Documents\Lab4Registo\System -p routes &gt;routes.txt &amp;&amp; type routes.txt" calcext:value-type="string">
            <text:p>rip -r C:\Users\admlocal\Documents\Lab4Registo\System -p routes &gt;routes.txt &amp;&amp; type routes.txt</text:p>
          </table:table-cell>
          <table:table-cell office:value-type="string" calcext:value-type="string">
            <text:p>routes</text:p>
          </table:table-cell>
          <table:table-cell office:value-type="float" office:value="20100817" calcext:value-type="float">
            <text:p>2010081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persistent rout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56];&quot; &quot;;[$PARAMETROS.$B$4]; &quot; &quot; ;[.B356]; &quot; &gt;&quot;;[.B356];&quot;.txt &amp;&amp; type &quot;;[.B356];&quot;.txt&quot;)" office:value-type="string" office:string-value="rip -r C:\Users\admlocal\Documents\Lab4Registo\System -p safeboot &gt;safeboot.txt &amp;&amp; type safeboot.txt" calcext:value-type="string">
            <text:p>rip -r C:\Users\admlocal\Documents\Lab4Registo\System -p safeboot &gt;safeboot.txt &amp;&amp; type safeboot.txt</text:p>
          </table:table-cell>
          <table:table-cell office:value-type="string" calcext:value-type="string">
            <text:p>safeboot</text:p>
          </table:table-cell>
          <table:table-cell office:value-type="float" office:value="20081216" calcext:value-type="float">
            <text:p>20081216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eck SafeBoot entri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57];&quot; &quot;;[$PARAMETROS.$B$4]; &quot; &quot; ;[.B357]; &quot; &gt;&quot;;[.B357];&quot;.txt &amp;&amp; type &quot;;[.B357];&quot;.txt&quot;)" office:value-type="string" office:string-value="rip -r C:\Users\admlocal\Documents\Lab4Registo\System -p securityproviders &gt;securityproviders.txt &amp;&amp; type securityproviders.txt" calcext:value-type="string">
            <text:p>rip -r C:\Users\admlocal\Documents\Lab4Registo\System -p securityproviders &gt;securityproviders.txt &amp;&amp; type securityproviders.txt</text:p>
          </table:table-cell>
          <table:table-cell office:value-type="string" calcext:value-type="string">
            <text:p>securityproviders</text:p>
          </table:table-cell>
          <table:table-cell office:value-type="float" office:value="20120312" calcext:value-type="float">
            <text:p>2012031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SecurityProvider value from System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58];&quot; &quot;;[$PARAMETROS.$B$4]; &quot; &quot; ;[.B358]; &quot; &gt;&quot;;[.B358];&quot;.txt &amp;&amp; type &quot;;[.B358];&quot;.txt&quot;)" office:value-type="string" office:string-value="rip -r C:\Users\admlocal\Documents\Lab4Registo\System -p services &gt;services.txt &amp;&amp; type services.txt" calcext:value-type="string">
            <text:p>rip -r C:\Users\admlocal\Documents\Lab4Registo\System -p services &gt;services.txt &amp;&amp; type services.txt</text:p>
          </table:table-cell>
          <table:table-cell office:value-type="string" calcext:value-type="string">
            <text:p>services</text:p>
          </table:table-cell>
          <table:table-cell office:value-type="float" office:value="20080507" calcext:value-type="float">
            <text:p>2008050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ists services/drivers in Services key by LastWrite tim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59];&quot; &quot;;[$PARAMETROS.$B$4]; &quot; &quot; ;[.B359]; &quot; &gt;&quot;;[.B359];&quot;.txt &amp;&amp; type &quot;;[.B359];&quot;.txt&quot;)" office:value-type="string" office:string-value="rip -r C:\Users\admlocal\Documents\Lab4Registo\System -p shares &gt;shares.txt &amp;&amp; type shares.txt" calcext:value-type="string">
            <text:p>rip -r C:\Users\admlocal\Documents\Lab4Registo\System -p shares &gt;shares.txt &amp;&amp; type shares.txt</text:p>
          </table:table-cell>
          <table:table-cell office:value-type="string" calcext:value-type="string">
            <text:p>shares</text:p>
          </table:table-cell>
          <table:table-cell office:value-type="float" office:value="20140730" calcext:value-type="float">
            <text:p>20140730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list of shares from System hive fil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60];&quot; &quot;;[$PARAMETROS.$B$4]; &quot; &quot; ;[.B360]; &quot; &gt;&quot;;[.B360];&quot;.txt &amp;&amp; type &quot;;[.B360];&quot;.txt&quot;)" office:value-type="string" office:string-value="rip -r C:\Users\admlocal\Documents\Lab4Registo\System -p shimcache &gt;shimcache.txt &amp;&amp; type shimcache.txt" calcext:value-type="string">
            <text:p>rip -r C:\Users\admlocal\Documents\Lab4Registo\System -p shimcache &gt;shimcache.txt &amp;&amp; type shimcache.txt</text:p>
          </table:table-cell>
          <table:table-cell office:value-type="string" calcext:value-type="string">
            <text:p>shimcache</text:p>
          </table:table-cell>
          <table:table-cell office:value-type="float" office:value="20190112" calcext:value-type="float">
            <text:p>2019011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file refs from System hive AppCompatCache data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61];&quot; &quot;;[$PARAMETROS.$B$4]; &quot; &quot; ;[.B361]; &quot; &gt;&quot;;[.B361];&quot;.txt &amp;&amp; type &quot;;[.B361];&quot;.txt&quot;)" office:value-type="string" office:string-value="rip -r C:\Users\admlocal\Documents\Lab4Registo\System -p shimcache_tln &gt;shimcache_tln.txt &amp;&amp; type shimcache_tln.txt" calcext:value-type="string">
            <text:p>rip -r C:\Users\admlocal\Documents\Lab4Registo\System -p shimcache_tln &gt;shimcache_tln.txt &amp;&amp; type shimcache_tln.txt</text:p>
          </table:table-cell>
          <table:table-cell office:value-type="string" calcext:value-type="string">
            <text:p>shimcache_tln</text:p>
          </table:table-cell>
          <table:table-cell office:value-type="float" office:value="20190112" calcext:value-type="float">
            <text:p>2019011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file refs from System hive AppCompatCache data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62];&quot; &quot;;[$PARAMETROS.$B$4]; &quot; &quot; ;[.B362]; &quot; &gt;&quot;;[.B362];&quot;.txt &amp;&amp; type &quot;;[.B362];&quot;.txt&quot;)" office:value-type="string" office:string-value="rip -r C:\Users\admlocal\Documents\Lab4Registo\System -p shutdown &gt;shutdown.txt &amp;&amp; type shutdown.txt" calcext:value-type="string">
            <text:p>rip -r C:\Users\admlocal\Documents\Lab4Registo\System -p shutdown &gt;shutdown.txt &amp;&amp; type shutdown.txt</text:p>
          </table:table-cell>
          <table:table-cell office:value-type="string" calcext:value-type="string">
            <text:p>shutdown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ShutdownTime value from System hiv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63];&quot; &quot;;[$PARAMETROS.$B$4]; &quot; &quot; ;[.B363]; &quot; &gt;&quot;;[.B363];&quot;.txt &amp;&amp; type &quot;;[.B363];&quot;.txt&quot;)" office:value-type="string" office:string-value="rip -r C:\Users\admlocal\Documents\Lab4Registo\System -p shutdowncount &gt;shutdowncount.txt &amp;&amp; type shutdowncount.txt" calcext:value-type="string">
            <text:p>rip -r C:\Users\admlocal\Documents\Lab4Registo\System -p shutdowncount &gt;shutdowncount.txt &amp;&amp; type shutdowncount.txt</text:p>
          </table:table-cell>
          <table:table-cell office:value-type="string" calcext:value-type="string">
            <text:p>shutdowncount</text:p>
          </table:table-cell>
          <table:table-cell office:value-type="float" office:value="20080709" calcext:value-type="float">
            <text:p>20080709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etrieves ShutDownCount valu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64];&quot; &quot;;[$PARAMETROS.$B$4]; &quot; &quot; ;[.B364]; &quot; &gt;&quot;;[.B364];&quot;.txt &amp;&amp; type &quot;;[.B364];&quot;.txt&quot;)" office:value-type="string" office:string-value="rip -r C:\Users\admlocal\Documents\Lab4Registo\System -p source_os &gt;source_os.txt &amp;&amp; type source_os.txt" calcext:value-type="string">
            <text:p>rip -r C:\Users\admlocal\Documents\Lab4Registo\System -p source_os &gt;source_os.txt &amp;&amp; type source_os.txt</text:p>
          </table:table-cell>
          <table:table-cell office:value-type="string" calcext:value-type="string">
            <text:p>source_os</text:p>
          </table:table-cell>
          <table:table-cell office:value-type="float" office:value="20180629" calcext:value-type="float">
            <text:p>20180629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Source OS subkey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65];&quot; &quot;;[$PARAMETROS.$B$4]; &quot; &quot; ;[.B365]; &quot; &gt;&quot;;[.B365];&quot;.txt &amp;&amp; type &quot;;[.B365];&quot;.txt&quot;)" office:value-type="string" office:string-value="rip -r C:\Users\admlocal\Documents\Lab4Registo\System -p stillimage &gt;stillimage.txt &amp;&amp; type stillimage.txt" calcext:value-type="string">
            <text:p>rip -r C:\Users\admlocal\Documents\Lab4Registo\System -p stillimage &gt;stillimage.txt &amp;&amp; type stillimage.txt</text:p>
          </table:table-cell>
          <table:table-cell office:value-type="string" calcext:value-type="string">
            <text:p>stillimage</text:p>
          </table:table-cell>
          <table:table-cell office:value-type="float" office:value="20100222" calcext:value-type="float">
            <text:p>2010022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info on StillImage devic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66];&quot; &quot;;[$PARAMETROS.$B$4]; &quot; &quot; ;[.B366]; &quot; &gt;&quot;;[.B366];&quot;.txt &amp;&amp; type &quot;;[.B366];&quot;.txt&quot;)" office:value-type="string" office:string-value="rip -r C:\Users\admlocal\Documents\Lab4Registo\System -p svc &gt;svc.txt &amp;&amp; type svc.txt" calcext:value-type="string">
            <text:p>rip -r C:\Users\admlocal\Documents\Lab4Registo\System -p svc &gt;svc.txt &amp;&amp; type svc.txt</text:p>
          </table:table-cell>
          <table:table-cell office:value-type="string" calcext:value-type="string">
            <text:p>svc</text:p>
          </table:table-cell>
          <table:table-cell office:value-type="float" office:value="20131010" calcext:value-type="float">
            <text:p>20131010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ists Services key contents by LastWrite time (CSV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67];&quot; &quot;;[$PARAMETROS.$B$4]; &quot; &quot; ;[.B367]; &quot; &gt;&quot;;[.B367];&quot;.txt &amp;&amp; type &quot;;[.B367];&quot;.txt&quot;)" office:value-type="string" office:string-value="rip -r C:\Users\admlocal\Documents\Lab4Registo\System -p svcdll &gt;svcdll.txt &amp;&amp; type svcdll.txt" calcext:value-type="string">
            <text:p>rip -r C:\Users\admlocal\Documents\Lab4Registo\System -p svcdll &gt;svcdll.txt &amp;&amp; type svcdll.txt</text:p>
          </table:table-cell>
          <table:table-cell office:value-type="string" calcext:value-type="string">
            <text:p>svcdll</text:p>
          </table:table-cell>
          <table:table-cell office:value-type="float" office:value="20130603" calcext:value-type="float">
            <text:p>20130603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ists Services keys with ServiceDll valu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68];&quot; &quot;;[$PARAMETROS.$B$4]; &quot; &quot; ;[.B368]; &quot; &gt;&quot;;[.B368];&quot;.txt &amp;&amp; type &quot;;[.B368];&quot;.txt&quot;)" office:value-type="string" office:string-value="rip -r C:\Users\admlocal\Documents\Lab4Registo\System -p svc_plus &gt;svc_plus.txt &amp;&amp; type svc_plus.txt" calcext:value-type="string">
            <text:p>rip -r C:\Users\admlocal\Documents\Lab4Registo\System -p svc_plus &gt;svc_plus.txt &amp;&amp; type svc_plus.txt</text:p>
          </table:table-cell>
          <table:table-cell office:value-type="string" calcext:value-type="string">
            <text:p>svc_plus</text:p>
          </table:table-cell>
          <table:table-cell office:value-type="float" office:value="20120625" calcext:value-type="float">
            <text:p>2012062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ists services/drivers in Services key by LastWrite times in a short format with warnings for type mismatches; ^^^^ Indicates non-standard Type</text:p>
          </table:table-cell>
          <table:table-cell office:value-type="string" calcext:value-type="string">
            <text:p><text:s/>&lt;&lt;&lt;&lt; Indicates Start mismatch for Driver</text:p>
          </table:table-cell>
          <table:table-cell office:value-type="string" calcext:value-type="string">
            <text:p><text:s/>**** Indicates ObjectName mismatch for Driver</text:p>
          </table:table-cell>
          <table:table-cell office:value-type="string" calcext:value-type="string">
            <text:p><text:s/>&gt;&gt;&gt;&gt; Indicates Start mismatch for Service</text:p>
          </table:table-cell>
          <table:table-cell office:value-type="string" calcext:value-type="string">
            <text:p><text:s/>++++ Indicates nonstandard ObjectName for Service.</text:p>
          </table:table-cell>
        </table:table-row>
        <table:table-row table:style-name="ro1">
          <table:table-cell table:formula="of:=CONCATENATE([$PARAMETROS.$B$3];&quot; &quot;;[$PARAMETROS.$B$1];&quot;\&quot;;[.D369];&quot; &quot;;[$PARAMETROS.$B$4]; &quot; &quot; ;[.B369]; &quot; &gt;&quot;;[.B369];&quot;.txt &amp;&amp; type &quot;;[.B369];&quot;.txt&quot;)" office:value-type="string" office:string-value="rip -r C:\Users\admlocal\Documents\Lab4Registo\System -p svc_tln &gt;svc_tln.txt &amp;&amp; type svc_tln.txt" calcext:value-type="string">
            <text:p>rip -r C:\Users\admlocal\Documents\Lab4Registo\System -p svc_tln &gt;svc_tln.txt &amp;&amp; type svc_tln.txt</text:p>
          </table:table-cell>
          <table:table-cell office:value-type="string" calcext:value-type="string">
            <text:p>svc_tln</text:p>
          </table:table-cell>
          <table:table-cell office:value-type="float" office:value="20130911" calcext:value-type="float">
            <text:p>2013091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ists Services key contents by LastWrite time (CSV)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70];&quot; &quot;;[$PARAMETROS.$B$4]; &quot; &quot; ;[.B370]; &quot; &gt;&quot;;[.B370];&quot;.txt &amp;&amp; type &quot;;[.B370];&quot;.txt&quot;)" office:value-type="string" office:string-value="rip -r C:\Users\admlocal\Documents\Lab4Registo\System -p termcert &gt;termcert.txt &amp;&amp; type termcert.txt" calcext:value-type="string">
            <text:p>rip -r C:\Users\admlocal\Documents\Lab4Registo\System -p termcert &gt;termcert.txt &amp;&amp; type termcert.txt</text:p>
          </table:table-cell>
          <table:table-cell office:value-type="string" calcext:value-type="string">
            <text:p>termcert</text:p>
          </table:table-cell>
          <table:table-cell office:value-type="float" office:value="20110316" calcext:value-type="float">
            <text:p>20110316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Terminal Server certificate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71];&quot; &quot;;[$PARAMETROS.$B$4]; &quot; &quot; ;[.B371]; &quot; &gt;&quot;;[.B371];&quot;.txt &amp;&amp; type &quot;;[.B371];&quot;.txt&quot;)" office:value-type="string" office:string-value="rip -r C:\Users\admlocal\Documents\Lab4Registo\System -p termserv &gt;termserv.txt &amp;&amp; type termserv.txt" calcext:value-type="string">
            <text:p>rip -r C:\Users\admlocal\Documents\Lab4Registo\System -p termserv &gt;termserv.txt &amp;&amp; type termserv.txt</text:p>
          </table:table-cell>
          <table:table-cell office:value-type="string" calcext:value-type="string">
            <text:p>termserv</text:p>
          </table:table-cell>
          <table:table-cell office:value-type="float" office:value="20190527" calcext:value-type="float">
            <text:p>2019052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Gets Terminal Server settings from System and Software hives</text:p>
          </table:table-cell>
          <table:table-cell table:number-columns-repeated="3"/>
        </table:table-row>
        <table:table-row table:style-name="ro1">
          <table:table-cell table:formula="of:=CONCATENATE([$PARAMETROS.$B$3];&quot; &quot;;[$PARAMETROS.$B$1];&quot;\&quot;;[.D372];&quot; &quot;;[$PARAMETROS.$B$4]; &quot; &quot; ;[.B372]; &quot; &gt;&quot;;[.B372];&quot;.txt &amp;&amp; type &quot;;[.B372];&quot;.txt&quot;)" office:value-type="string" office:string-value="rip -r C:\Users\admlocal\Documents\Lab4Registo\System -p timezone &gt;timezone.txt &amp;&amp; type timezone.txt" calcext:value-type="string">
            <text:p>rip -r C:\Users\admlocal\Documents\Lab4Registo\System -p timezone &gt;timezone.txt &amp;&amp; type timezone.txt</text:p>
          </table:table-cell>
          <table:table-cell office:value-type="string" calcext:value-type="string">
            <text:p>timezone</text:p>
          </table:table-cell>
          <table:table-cell office:value-type="float" office:value="20160318" calcext:value-type="float">
            <text:p>20160318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TimeZoneInformation key content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73];&quot; &quot;;[$PARAMETROS.$B$4]; &quot; &quot; ;[.B373]; &quot; &gt;&quot;;[.B373];&quot;.txt &amp;&amp; type &quot;;[.B373];&quot;.txt&quot;)" office:value-type="string" office:string-value="rip -r C:\Users\admlocal\Documents\Lab4Registo\System -p usb &gt;usb.txt &amp;&amp; type usb.txt" calcext:value-type="string">
            <text:p>rip -r C:\Users\admlocal\Documents\Lab4Registo\System -p usb &gt;usb.txt &amp;&amp; type usb.txt</text:p>
          </table:table-cell>
          <table:table-cell office:value-type="string" calcext:value-type="string">
            <text:p>usb</text:p>
          </table:table-cell>
          <table:table-cell office:value-type="float" office:value="20141111" calcext:value-type="float">
            <text:p>2014111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USB key info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74];&quot; &quot;;[$PARAMETROS.$B$4]; &quot; &quot; ;[.B374]; &quot; &gt;&quot;;[.B374];&quot;.txt &amp;&amp; type &quot;;[.B374];&quot;.txt&quot;)" office:value-type="string" office:string-value="rip -r C:\Users\admlocal\Documents\Lab4Registo\System -p usbdevices &gt;usbdevices.txt &amp;&amp; type usbdevices.txt" calcext:value-type="string">
            <text:p>rip -r C:\Users\admlocal\Documents\Lab4Registo\System -p usbdevices &gt;usbdevices.txt &amp;&amp; type usbdevices.txt</text:p>
          </table:table-cell>
          <table:table-cell office:value-type="string" calcext:value-type="string">
            <text:p>usbdevices</text:p>
          </table:table-cell>
          <table:table-cell office:value-type="float" office:value="20140416" calcext:value-type="float">
            <text:p>20140416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s Enum\USB key for USB &amp; WPD devic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75];&quot; &quot;;[$PARAMETROS.$B$4]; &quot; &quot; ;[.B375]; &quot; &gt;&quot;;[.B375];&quot;.txt &amp;&amp; type &quot;;[.B375];&quot;.txt&quot;)" office:value-type="string" office:string-value="rip -r C:\Users\admlocal\Documents\Lab4Registo\System -p usbstor &gt;usbstor.txt &amp;&amp; type usbstor.txt" calcext:value-type="string">
            <text:p>rip -r C:\Users\admlocal\Documents\Lab4Registo\System -p usbstor &gt;usbstor.txt &amp;&amp; type usbstor.txt</text:p>
          </table:table-cell>
          <table:table-cell office:value-type="string" calcext:value-type="string">
            <text:p>usbstor</text:p>
          </table:table-cell>
          <table:table-cell office:value-type="float" office:value="20141111" calcext:value-type="float">
            <text:p>2014111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USBStor key info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76];&quot; &quot;;[$PARAMETROS.$B$4]; &quot; &quot; ;[.B376]; &quot; &gt;&quot;;[.B376];&quot;.txt &amp;&amp; type &quot;;[.B376];&quot;.txt&quot;)" office:value-type="string" office:string-value="rip -r C:\Users\admlocal\Documents\Lab4Registo\System -p usbstor2 &gt;usbstor2.txt &amp;&amp; type usbstor2.txt" calcext:value-type="string">
            <text:p>rip -r C:\Users\admlocal\Documents\Lab4Registo\System -p usbstor2 &gt;usbstor2.txt &amp;&amp; type usbstor2.txt</text:p>
          </table:table-cell>
          <table:table-cell office:value-type="string" calcext:value-type="string">
            <text:p>usbstor2</text:p>
          </table:table-cell>
          <table:table-cell office:value-type="float" office:value="20080825" calcext:value-type="float">
            <text:p>2008082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USBStor key info; csv output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77];&quot; &quot;;[$PARAMETROS.$B$4]; &quot; &quot; ;[.B377]; &quot; &gt;&quot;;[.B377];&quot;.txt &amp;&amp; type &quot;;[.B377];&quot;.txt&quot;)" office:value-type="string" office:string-value="rip -r C:\Users\admlocal\Documents\Lab4Registo\System -p usbstor3 &gt;usbstor3.txt &amp;&amp; type usbstor3.txt" calcext:value-type="string">
            <text:p>rip -r C:\Users\admlocal\Documents\Lab4Registo\System -p usbstor3 &gt;usbstor3.txt &amp;&amp; type usbstor3.txt</text:p>
          </table:table-cell>
          <table:table-cell office:value-type="string" calcext:value-type="string">
            <text:p>usbstor3</text:p>
          </table:table-cell>
          <table:table-cell office:value-type="float" office:value="20100312" calcext:value-type="float">
            <text:p>2010031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USBStor key info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78];&quot; &quot;;[$PARAMETROS.$B$4]; &quot; &quot; ;[.B378]; &quot; &gt;&quot;;[.B378];&quot;.txt &amp;&amp; type &quot;;[.B378];&quot;.txt&quot;)" office:value-type="string" office:string-value="rip -r C:\Users\admlocal\Documents\Lab4Registo\System -p wpdbusenum &gt;wpdbusenum.txt &amp;&amp; type wpdbusenum.txt" calcext:value-type="string">
            <text:p>rip -r C:\Users\admlocal\Documents\Lab4Registo\System -p wpdbusenum &gt;wpdbusenum.txt &amp;&amp; type wpdbusenum.txt</text:p>
          </table:table-cell>
          <table:table-cell office:value-type="string" calcext:value-type="string">
            <text:p>wpdbusenum</text:p>
          </table:table-cell>
          <table:table-cell office:value-type="float" office:value="20141111" calcext:value-type="float">
            <text:p>2014111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WpdBusEnumRoot subkey info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79];&quot; &quot;;[$PARAMETROS.$B$4]; &quot; &quot; ;[.B379]; &quot; &gt;&quot;;[.B379];&quot;.txt &amp;&amp; type &quot;;[.B379];&quot;.txt&quot;)" office:value-type="string" office:string-value="rip -r C:\Users\admlocal\Documents\Lab4Registo\System -p xpedition &gt;xpedition.txt &amp;&amp; type xpedition.txt" calcext:value-type="string">
            <text:p>rip -r C:\Users\admlocal\Documents\Lab4Registo\System -p xpedition &gt;xpedition.txt &amp;&amp; type xpedition.txt</text:p>
          </table:table-cell>
          <table:table-cell office:value-type="string" calcext:value-type="string">
            <text:p>xpedition</text:p>
          </table:table-cell>
          <table:table-cell office:value-type="float" office:value="20120722" calcext:value-type="float">
            <text:p>2012072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Queries System hive for XP Edition info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80];&quot; &quot;;[$PARAMETROS.$B$4]; &quot; &quot; ;[.B380]; &quot; &gt;&quot;;[.B380];&quot;.txt &amp;&amp; type &quot;;[.B380];&quot;.txt&quot;)" office:value-type="string" office:string-value="rip -r C:\Users\admlocal\Documents\Lab4Registo\USRCLASS.DAT -p cmd_shell_u &gt;cmd_shell_u.txt &amp;&amp; type cmd_shell_u.txt" calcext:value-type="string">
            <text:p>rip -r C:\Users\admlocal\Documents\Lab4Registo\USRCLASS.DAT -p cmd_shell_u &gt;cmd_shell_u.txt &amp;&amp; type cmd_shell_u.txt</text:p>
          </table:table-cell>
          <table:table-cell office:value-type="string" calcext:value-type="string">
            <text:p>cmd_shell_u</text:p>
          </table:table-cell>
          <table:table-cell office:value-type="float" office:value="20130405" calcext:value-type="float">
            <text:p>20130405</text:p>
          </table:table-cell>
          <table:table-cell office:value-type="string" calcext:value-type="string">
            <text:p>USRCLASS.DAT</text:p>
          </table:table-cell>
          <table:table-cell office:value-type="string" calcext:value-type="string">
            <text:p>Gets shell open cmds for various file types from USRCLASS.DAT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81];&quot; &quot;;[$PARAMETROS.$B$4]; &quot; &quot; ;[.B381]; &quot; &gt;&quot;;[.B381];&quot;.txt &amp;&amp; type &quot;;[.B381];&quot;.txt&quot;)" office:value-type="string" office:string-value="rip -r C:\Users\admlocal\Documents\Lab4Registo\USRCLASS.DAT -p msedge_win10 &gt;msedge_win10.txt &amp;&amp; type msedge_win10.txt" calcext:value-type="string">
            <text:p>rip -r C:\Users\admlocal\Documents\Lab4Registo\USRCLASS.DAT -p msedge_win10 &gt;msedge_win10.txt &amp;&amp; type msedge_win10.txt</text:p>
          </table:table-cell>
          <table:table-cell office:value-type="string" calcext:value-type="string">
            <text:p>msedge_win10</text:p>
          </table:table-cell>
          <table:table-cell office:value-type="float" office:value="20180610" calcext:value-type="float">
            <text:p>20180610</text:p>
          </table:table-cell>
          <table:table-cell office:value-type="string" calcext:value-type="string">
            <text:p>USRCLASS.DAT</text:p>
          </table:table-cell>
          <table:table-cell office:value-type="string" calcext:value-type="string">
            <text:p>Get values from the user's Microsoft Edge Windows App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82];&quot; &quot;;[$PARAMETROS.$B$4]; &quot; &quot; ;[.B382]; &quot; &gt;&quot;;[.B382];&quot;.txt &amp;&amp; type &quot;;[.B382];&quot;.txt&quot;)" office:value-type="string" office:string-value="rip -r C:\Users\admlocal\Documents\Lab4Registo\USRCLASS.DAT -p photos &gt;photos.txt &amp;&amp; type photos.txt" calcext:value-type="string">
            <text:p>rip -r C:\Users\admlocal\Documents\Lab4Registo\USRCLASS.DAT -p photos &gt;photos.txt &amp;&amp; type photos.txt</text:p>
          </table:table-cell>
          <table:table-cell office:value-type="string" calcext:value-type="string">
            <text:p>photos</text:p>
          </table:table-cell>
          <table:table-cell office:value-type="float" office:value="20130102" calcext:value-type="float">
            <text:p>20130102</text:p>
          </table:table-cell>
          <table:table-cell office:value-type="string" calcext:value-type="string">
            <text:p>USRCLASS.DAT</text:p>
          </table:table-cell>
          <table:table-cell office:value-type="string" calcext:value-type="string">
            <text:p>Shell/BagMRU traversal in Win7 USRCLASS.DAT hiv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83];&quot; &quot;;[$PARAMETROS.$B$4]; &quot; &quot; ;[.B383]; &quot; &gt;&quot;;[.B383];&quot;.txt &amp;&amp; type &quot;;[.B383];&quot;.txt&quot;)" office:value-type="string" office:string-value="rip -r C:\Users\admlocal\Documents\Lab4Registo\USRCLASS.DAT -p photos_win10 &gt;photos_win10.txt &amp;&amp; type photos_win10.txt" calcext:value-type="string">
            <text:p>rip -r C:\Users\admlocal\Documents\Lab4Registo\USRCLASS.DAT -p photos_win10 &gt;photos_win10.txt &amp;&amp; type photos_win10.txt</text:p>
          </table:table-cell>
          <table:table-cell office:value-type="string" calcext:value-type="string">
            <text:p>photos_win10</text:p>
          </table:table-cell>
          <table:table-cell office:value-type="float" office:value="20180610" calcext:value-type="float">
            <text:p>20180610</text:p>
          </table:table-cell>
          <table:table-cell office:value-type="string" calcext:value-type="string">
            <text:p>USRCLASS.DAT</text:p>
          </table:table-cell>
          <table:table-cell office:value-type="string" calcext:value-type="string">
            <text:p>Get values from the user's Microsoft Photos Windows App key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84];&quot; &quot;;[$PARAMETROS.$B$4]; &quot; &quot; ;[.B384]; &quot; &gt;&quot;;[.B384];&quot;.txt &amp;&amp; type &quot;;[.B384];&quot;.txt&quot;)" office:value-type="string" office:string-value="rip -r C:\Users\admlocal\Documents\Lab4Registo\USRCLASS.DAT -p shellbags &gt;shellbags.txt &amp;&amp; type shellbags.txt" calcext:value-type="string">
            <text:p>rip -r C:\Users\admlocal\Documents\Lab4Registo\USRCLASS.DAT -p shellbags &gt;shellbags.txt &amp;&amp; type shellbags.txt</text:p>
          </table:table-cell>
          <table:table-cell office:value-type="string" calcext:value-type="string">
            <text:p>shellbags</text:p>
          </table:table-cell>
          <table:table-cell office:value-type="float" office:value="20190715" calcext:value-type="float">
            <text:p>20190715</text:p>
          </table:table-cell>
          <table:table-cell office:value-type="string" calcext:value-type="string">
            <text:p>USRCLASS.DAT</text:p>
          </table:table-cell>
          <table:table-cell office:value-type="string" calcext:value-type="string">
            <text:p>Shell/BagMRU traversal in Win7+ USRCLASS.DAT hiv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85];&quot; &quot;;[$PARAMETROS.$B$4]; &quot; &quot; ;[.B385]; &quot; &gt;&quot;;[.B385];&quot;.txt &amp;&amp; type &quot;;[.B385];&quot;.txt&quot;)" office:value-type="string" office:string-value="rip -r C:\Users\admlocal\Documents\Lab4Registo\USRCLASS.DAT -p shellbags_test &gt;shellbags_test.txt &amp;&amp; type shellbags_test.txt" calcext:value-type="string">
            <text:p>rip -r C:\Users\admlocal\Documents\Lab4Registo\USRCLASS.DAT -p shellbags_test &gt;shellbags_test.txt &amp;&amp; type shellbags_test.txt</text:p>
          </table:table-cell>
          <table:table-cell office:value-type="string" calcext:value-type="string">
            <text:p>shellbags_test</text:p>
          </table:table-cell>
          <table:table-cell office:value-type="float" office:value="20130528" calcext:value-type="float">
            <text:p>20130528</text:p>
          </table:table-cell>
          <table:table-cell office:value-type="string" calcext:value-type="string">
            <text:p>USRCLASS.DAT</text:p>
          </table:table-cell>
          <table:table-cell office:value-type="string" calcext:value-type="string">
            <text:p>Shell/BagMRU traversal in XP/Win7 user hiv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86];&quot; &quot;;[$PARAMETROS.$B$4]; &quot; &quot; ;[.B386]; &quot; &gt;&quot;;[.B386];&quot;.txt &amp;&amp; type &quot;;[.B386];&quot;.txt&quot;)" office:value-type="string" office:string-value="rip -r C:\Users\admlocal\Documents\Lab4Registo\USRCLASS.DAT -p shellbags_tln &gt;shellbags_tln.txt &amp;&amp; type shellbags_tln.txt" calcext:value-type="string">
            <text:p>rip -r C:\Users\admlocal\Documents\Lab4Registo\USRCLASS.DAT -p shellbags_tln &gt;shellbags_tln.txt &amp;&amp; type shellbags_tln.txt</text:p>
          </table:table-cell>
          <table:table-cell office:value-type="string" calcext:value-type="string">
            <text:p>shellbags_tln</text:p>
          </table:table-cell>
          <table:table-cell office:value-type="float" office:value="20180702" calcext:value-type="float">
            <text:p>20180702</text:p>
          </table:table-cell>
          <table:table-cell office:value-type="string" calcext:value-type="string">
            <text:p>USRCLASS.DAT</text:p>
          </table:table-cell>
          <table:table-cell office:value-type="string" calcext:value-type="string">
            <text:p>Shell/BagMRU traversal in Win7 USRCLASS.DAT hives</text:p>
          </table:table-cell>
          <table:table-cell table:number-columns-repeated="4"/>
        </table:table-row>
        <table:table-row table:style-name="ro1">
          <table:table-cell table:formula="of:=CONCATENATE([$PARAMETROS.$B$3];&quot; &quot;;[$PARAMETROS.$B$1];&quot;\&quot;;[.D387];&quot; &quot;;[$PARAMETROS.$B$4]; &quot; &quot; ;[.B387]; &quot; &gt;&quot;;[.B387];&quot;.txt &amp;&amp; type &quot;;[.B387];&quot;.txt&quot;)" office:value-type="string" office:string-value="rip -r C:\Users\admlocal\Documents\Lab4Registo\ -p Error: Can't locate object method &quot;getShortDescr&quot; via package &quot;imgburn1&quot; at C:\Users\admlocal\Desktop\RegRipper2.8-master\rip.exe line 99. &gt;Error: Can't locate object method &quot;getShortDescr&quot; via package &quot;imgburn1&quot; at C:\Users\admlocal\Desktop\RegRipper2.8-master\rip.exe line 99..txt &amp;&amp; type Error: Can't locate object method &quot;getShortDescr&quot; via package &quot;imgburn1&quot; at C:\Users\admlocal\Desktop\RegRipper2.8-master\rip.exe line 99..txt" calcext:value-type="string">
            <text:p>rip -r C:\Users\admlocal\Documents\Lab4Registo\ -p Error: Can't locate object method "getShortDescr" via package "imgburn1" at C:\Users\admlocal\Desktop\RegRipper2.8-master\rip.exe line 99. &gt;Error: Can't locate object method "getShortDescr" via package "imgburn1" at C:\Users\admlocal\Desktop\RegRipper2.8-master\rip.exe line 99..txt &amp;&amp; type Error: Can't locate object method "getShortDescr" via package "imgburn1" at C:\Users\admlocal\Desktop\RegRipper2.8-master\rip.exe line 99..txt</text:p>
          </table:table-cell>
          <table:table-cell office:value-type="string" calcext:value-type="string">
            <text:p>Error: Can't locate object method "getShortDescr" via package "imgburn1" at C:\Users\admlocal\Desktop\RegRipper2.8-master\rip.exe line 99.</text:p>
          </table:table-cell>
          <table:table-cell table:number-columns-repeated="7"/>
        </table:table-row>
        <table:table-row table:style-name="ro1">
          <table:table-cell table:formula="of:=CONCATENATE([$PARAMETROS.$B$3];&quot; &quot;;[$PARAMETROS.$B$1];&quot;\&quot;;[.D388];&quot; &quot;;[$PARAMETROS.$B$4]; &quot; &quot; ;[.B388]; &quot; &gt;&quot;;[.B388];&quot;.txt &amp;&amp; type &quot;;[.B388];&quot;.txt&quot;)" office:value-type="string" office:string-value="rip -r C:\Users\admlocal\Documents\Lab4Registo\ -p  &gt;.txt &amp;&amp; type .txt" calcext:value-type="string">
            <text:p>rip -r C:\Users\admlocal\Documents\Lab4Registo\ -p <text:s/>&gt;.txt &amp;&amp; type .txt</text:p>
          </table:table-cell>
          <table:table-cell table:number-columns-repeated="8"/>
        </table:table-row>
        <table:table-row table:style-name="ro1">
          <table:table-cell table:formula="of:=CONCATENATE([$PARAMETROS.$B$3];&quot; &quot;;[$PARAMETROS.$B$1];&quot;\&quot;;[.D389];&quot; &quot;;[$PARAMETROS.$B$4]; &quot; &quot; ;[.B389]; &quot; &gt;&quot;;[.B389];&quot;.txt &amp;&amp; type &quot;;[.B389];&quot;.txt&quot;)" office:value-type="string" office:string-value="rip -r C:\Users\admlocal\Documents\Lab4Registo\ -p Error: Can't locate object method &quot;getShortDescr&quot; via package &quot;utorrent&quot; at C:\Users\admlocal\Desktop\RegRipper2.8-master\rip.exe line 99. &gt;Error: Can't locate object method &quot;getShortDescr&quot; via package &quot;utorrent&quot; at C:\Users\admlocal\Desktop\RegRipper2.8-master\rip.exe line 99..txt &amp;&amp; type Error: Can't locate object method &quot;getShortDescr&quot; via package &quot;utorrent&quot; at C:\Users\admlocal\Desktop\RegRipper2.8-master\rip.exe line 99..txt" calcext:value-type="string">
            <text:p>rip -r C:\Users\admlocal\Documents\Lab4Registo\ -p Error: Can't locate object method "getShortDescr" via package "utorrent" at C:\Users\admlocal\Desktop\RegRipper2.8-master\rip.exe line 99. &gt;Error: Can't locate object method "getShortDescr" via package "utorrent" at C:\Users\admlocal\Desktop\RegRipper2.8-master\rip.exe line 99..txt &amp;&amp; type Error: Can't locate object method "getShortDescr" via package "utorrent" at C:\Users\admlocal\Desktop\RegRipper2.8-master\rip.exe line 99..txt</text:p>
          </table:table-cell>
          <table:table-cell office:value-type="string" calcext:value-type="string">
            <text:p>Error: Can't locate object method "getShortDescr" via package "utorrent" at C:\Users\admlocal\Desktop\RegRipper2.8-master\rip.exe line 99.</text:p>
          </table:table-cell>
          <table:table-cell table:number-columns-repeated="7"/>
        </table:table-row>
        <table:table-row table:style-name="ro1">
          <table:table-cell table:formula="of:=CONCATENATE([$PARAMETROS.$B$3];&quot; &quot;;[$PARAMETROS.$B$1];&quot;\&quot;;[.D390];&quot; &quot;;[$PARAMETROS.$B$4]; &quot; &quot; ;[.B390]; &quot; &gt;&quot;;[.B390];&quot;.txt &amp;&amp; type &quot;;[.B390];&quot;.txt&quot;)" office:value-type="string" office:string-value="rip -r C:\Users\admlocal\Documents\Lab4Registo\ -p  &gt;.txt &amp;&amp; type .txt" calcext:value-type="string">
            <text:p>rip -r C:\Users\admlocal\Documents\Lab4Registo\ -p <text:s/>&gt;.txt &amp;&amp; type .txt</text:p>
          </table:table-cell>
          <table:table-cell table:number-columns-repeated="8"/>
        </table:table-row>
      </table:table>
      <table:table table:name="PARAMETROS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AMINHO:</text:p>
          </table:table-cell>
          <table:table-cell office:value-type="string" calcext:value-type="string">
            <text:p>C:\Users\admlocal\Documents\Lab4Registo</text:p>
          </table:table-cell>
        </table:table-row>
        <table:table-row table:style-name="ro1">
          <table:table-cell office:value-type="string" calcext:value-type="string">
            <text:p>UsrClass.dat</text:p>
          </table:table-cell>
          <table:table-cell office:value-type="string" calcext:value-type="string">
            <text:p>C:\Users\admlocal\Documents\Lab4Registo</text:p>
          </table:table-cell>
        </table:table-row>
        <table:table-row table:style-name="ro1">
          <table:table-cell office:value-type="string" calcext:value-type="string">
            <text:p>comando</text:p>
          </table:table-cell>
          <table:table-cell office:value-type="string" calcext:value-type="string">
            <text:p>rip -r</text:p>
          </table:table-cell>
        </table:table-row>
        <table:table-row table:style-name="ro1">
          <table:table-cell office:value-type="string" calcext:value-type="string">
            <text:p>parâmetros adicionais de plugin</text:p>
          </table:table-cell>
          <table:table-cell office:value-type="string" calcext:value-type="string">
            <text:p>-p</text:p>
          </table:table-cell>
        </table:table-row>
        <table:table-row table:style-name="ro1">
          <table:table-cell office:value-type="string" calcext:value-type="string">
            <text:p>NTUSER.DAT</text:p>
          </table:table-cell>
          <table:table-cell office:value-type="string" calcext:value-type="string">
            <text:p>C:\Users\admlocal\Documents\Lab4Registo</text:p>
          </table:table-cell>
        </table:table-row>
        <table:table-row table:style-name="ro1">
          <table:table-cell office:value-type="string" calcext:value-type="string">
            <text:p>parâmetros finais</text:p>
          </table:table-cell>
          <table:table-cell/>
        </table:table-row>
      </table:table>
      <table:named-expressions/>
      <table:database-ranges>
        <table:database-range table:name="__Anonymous_Sheet_DB__0" table:target-range-address="regripper.A1:regripper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-00-0000</text:date>, <text:time style:data-style-name="N2" text:time-value="11:08:04.06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06T11:08:35.766000000</dc:date>
    <meta:editing-duration>P3DT8H53M55S</meta:editing-duration>
    <meta:editing-cycles>11</meta:editing-cycles>
    <meta:document-statistic meta:table-count="2" meta:cell-count="1979" meta:object-count="0"/>
  </office:meta>
</office:document-meta>
</file>